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Ubuntu" svg:font-family="Ubuntu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042cm" style:width="19.95cm" table:align="left"/>
    </style:style>
    <style:style style:family="table-column" style:name="Tableau1.A">
      <style:table-column-properties style:column-width="7.911cm"/>
    </style:style>
    <style:style style:family="table-column" style:name="Tableau1.B">
      <style:table-column-properties style:column-width="12.039cm"/>
    </style:style>
    <style:style style:family="table-cell" style:name="Tableau1.A1">
      <style:table-cell-properties fo:border-bottom="none" fo:border-left="0.3pt solid #000000" fo:border-right="0.3pt solid #000000" fo:border-top="0.3pt solid #000000" fo:padding="0.049cm"/>
    </style:style>
    <style:style style:family="table-cell" style:name="Tableau1.A2">
      <style:table-cell-properties fo:border-bottom="0.05pt solid #000000" fo:border-left="0.3pt solid #000000" fo:border-right="none" fo:border-top="none" fo:padding="0.049cm"/>
    </style:style>
    <style:style style:family="table-cell" style:name="Tableau1.B2">
      <style:table-cell-properties fo:border-bottom="0.05pt solid #000000" fo:border-left="none" fo:border-right="0.3pt solid #000000" fo:border-top="none" fo:padding="0.049cm"/>
    </style:style>
    <style:style style:family="table-cell" style:name="Tableau1.A3">
      <style:table-cell-properties fo:border-bottom="0.3pt solid #000000" fo:border-left="0.3pt solid #000000" fo:border-right="0.3pt solid #000000" fo:border-top="none" fo:padding="0.049cm"/>
    </style:style>
    <style:style style:family="table" style:name="Tableau2">
      <style:table-properties fo:margin-left="0.011cm" style:width="19.897cm" table:align="left"/>
    </style:style>
    <style:style style:family="table-column" style:name="Tableau2.A">
      <style:table-column-properties style:column-width="7.567cm"/>
    </style:style>
    <style:style style:family="table-column" style:name="Tableau2.B">
      <style:table-column-properties style:column-width="12.33cm"/>
    </style:style>
    <style:style style:family="table-cell" style:name="Tableau2.A1">
      <style:table-cell-properties fo:border-bottom="0.05pt solid #000000" fo:border-left="0.05pt solid #000000" fo:border-right="none" fo:border-top="0.05pt solid #000000" fo:padding="0.049cm"/>
    </style:style>
    <style:style style:family="table-cell" style:name="Tableau2.B1">
      <style:table-cell-properties fo:border-bottom="0.05pt solid #000000" fo:border-left="none" fo:border-right="0.05pt solid #000000" fo:border-top="0.05pt solid #000000" fo:padding="0.049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53cm"/>
    </style:style>
    <style:style style:family="table-column" style:name="Tableau3.B">
      <style:table-column-properties style:column-width="4.763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49cm"/>
    </style:style>
    <style:style style:family="table-cell" style:name="Tableau3.B1">
      <style:table-cell-properties fo:border="0.05pt solid #000000" fo:padding="0.049cm"/>
    </style:style>
    <style:style style:family="table-cell" style:name="Tableau3.A2">
      <style:table-cell-properties fo:border-bottom="0.05pt solid #000000" fo:border-left="0.05pt solid #000000" fo:border-right="none" fo:border-top="none" fo:padding="0.049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49cm"/>
    </style:style>
    <style:style style:family="table-cell" style:name="Tableau3.C5">
      <style:table-cell-properties fo:border-bottom="0.05pt solid #000000" fo:border-left="0.05pt solid #000000" fo:border-right="none" fo:border-top="none" fo:padding="0.049cm" style:vertical-align="middle"/>
    </style:style>
    <style:style style:family="table-cell" style:name="Tableau3.D5">
      <style:table-cell-properties fo:border-bottom="0.05pt solid #000000" fo:border-left="0.05pt solid #000000" fo:border-right="0.05pt solid #000000" fo:border-top="none" fo:padding="0.049cm" style:vertical-align="middle"/>
    </style:style>
    <style:style style:family="table-row" style:name="Tableau3.11">
      <style:table-row-properties style:min-row-height="2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" style:name="Tableau6">
      <style:table-properties style:width="14.136cm" table:align="margins"/>
    </style:style>
    <style:style style:family="table-column" style:name="Tableau6.A">
      <style:table-column-properties style:column-width="3.533cm" style:rel-column-width="16377*"/>
    </style:style>
    <style:style style:family="table-column" style:name="Tableau6.B">
      <style:table-column-properties style:column-width="3.082cm" style:rel-column-width="14283*"/>
    </style:style>
    <style:style style:family="table-column" style:name="Tableau6.C">
      <style:table-column-properties style:column-width="4.427cm" style:rel-column-width="20524*"/>
    </style:style>
    <style:style style:family="table-column" style:name="Tableau6.D">
      <style:table-column-properties style:column-width="3.096cm" style:rel-column-width="14351*"/>
    </style:style>
    <style:style style:family="table-cell" style:name="Tableau6.A1">
      <style:table-cell-properties fo:border="none" fo:padding="0cm"/>
    </style:style>
    <style:style style:family="table" style:name="Tableau7">
      <style:table-properties style:width="14.136cm" table:align="margins"/>
    </style:style>
    <style:style style:family="table-column" style:name="Tableau7.A">
      <style:table-column-properties style:column-width="3.808cm" style:rel-column-width="17659*"/>
    </style:style>
    <style:style style:family="table-column" style:name="Tableau7.B">
      <style:table-column-properties style:column-width="3.889cm" style:rel-column-width="18030*"/>
    </style:style>
    <style:style style:family="table-column" style:name="Tableau7.C">
      <style:table-column-properties style:column-width="6.438cm" style:rel-column-width="29846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36cm" table:align="margins"/>
    </style:style>
    <style:style style:family="table-column" style:name="Tableau8.A">
      <style:table-column-properties style:column-width="9.11cm" style:rel-column-width="42235*"/>
    </style:style>
    <style:style style:family="table-column" style:name="Tableau8.B">
      <style:table-column-properties style:column-width="2.051cm" style:rel-column-width="9509*"/>
    </style:style>
    <style:style style:family="table-column" style:name="Tableau8.C">
      <style:table-column-properties style:column-width="2.974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36cm" table:align="margins"/>
    </style:style>
    <style:style style:family="table-column" style:name="Tableau9.A">
      <style:table-column-properties style:column-width="4.528cm" style:rel-column-width="20994*"/>
    </style:style>
    <style:style style:family="table-column" style:name="Tableau9.B">
      <style:table-column-properties style:column-width="5.274cm" style:rel-column-width="24452*"/>
    </style:style>
    <style:style style:family="table-column" style:name="Tableau9.C">
      <style:table-column-properties style:column-width="4.334cm" style:rel-column-width="20089*"/>
    </style:style>
    <style:style style:family="table-cell" style:name="Tableau9.A1">
      <style:table-cell-properties fo:border="none" fo:padding="0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0.769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style:width="14.136cm" table:align="margins"/>
    </style:style>
    <style:style style:family="table-column" style:name="Tableau4.A">
      <style:table-column-properties style:column-width="3.348cm" style:rel-column-width="15518*"/>
    </style:style>
    <style:style style:family="table-column" style:name="Tableau4.B">
      <style:table-column-properties style:column-width="3.32cm" style:rel-column-width="15393*"/>
    </style:style>
    <style:style style:family="table-column" style:name="Tableau4.C">
      <style:table-column-properties style:column-width="3.455cm" style:rel-column-width="16018*"/>
    </style:style>
    <style:style style:family="table-column" style:name="Tableau4.D">
      <style:table-column-properties style:column-width="4.013cm" style:rel-column-width="18606*"/>
    </style:style>
    <style:style style:family="table-cell" style:name="Tableau4.A1">
      <style:table-cell-properties fo:border="none" fo:padding="0cm"/>
    </style:style>
    <style:style style:family="table" style:name="Tableau5">
      <style:table-properties style:width="14.136cm" table:align="margins"/>
    </style:style>
    <style:style style:family="table-column" style:name="Tableau5.A">
      <style:table-column-properties style:column-width="3.508cm" style:rel-column-width="16269*"/>
    </style:style>
    <style:style style:family="table-column" style:name="Tableau5.B">
      <style:table-column-properties style:column-width="1.944cm" style:rel-column-width="9010*"/>
    </style:style>
    <style:style style:family="table-column" style:name="Tableau5.C">
      <style:table-column-properties style:column-width="3.029cm" style:rel-column-width="14041*"/>
    </style:style>
    <style:style style:family="table-column" style:name="Tableau5.D">
      <style:table-column-properties style:column-width="1.884cm" style:rel-column-width="8735*"/>
    </style:style>
    <style:style style:family="table-column" style:name="Tableau5.E">
      <style:table-column-properties style:column-width="3.771cm" style:rel-column-width="17480*"/>
    </style:style>
    <style:style style:family="table-cell" style:name="Tableau5.A1">
      <style:table-cell-properties fo:border="none" fo:padding="0cm"/>
    </style:style>
    <style:style style:family="paragraph" style:name="P1" style:parent-style-name="UrbanBody_20_">
      <style:text-properties fo:font-size="11pt" style:font-size-asian="11pt" style:font-size-complex="11pt"/>
    </style:style>
    <style:style style:family="paragraph" style:name="P2" style:parent-style-name="UrbanBody_20_">
      <style:text-properties fo:font-size="11pt" fo:font-weight="bold" style:font-name="Times New Roman1" style:font-size-asian="11pt" style:font-size-complex="11pt" style:font-weight-asian="bold" style:font-weight-complex="bold"/>
    </style:style>
    <style:style style:family="paragraph" style:name="P3" style:parent-style-name="UrbanBody_20_">
      <style:text-properties fo:font-size="9pt" fo:font-weight="bold" style:font-name="Times New Roman1" style:font-size-asian="9pt" style:font-size-complex="9pt" style:font-weight-asian="bold" style:font-weight-complex="bold"/>
    </style:style>
    <style:style style:family="paragraph" style:name="P4" style:parent-style-name="UrbanBody_20_">
      <style:paragraph-properties fo:text-align="center" style:justify-single-word="false"/>
      <style:text-properties fo:font-size="12pt" fo:font-weight="bold" style:font-size-asian="12pt" style:font-size-complex="12pt" style:font-weight-asian="bold" style:font-weight-complex="bold"/>
    </style:style>
    <style:style style:family="paragraph" style:name="P5" style:parent-style-name="UrbanBody_20_">
      <style:text-properties fo:font-size="9pt" fo:font-weight="bold" style:font-size-asian="9pt" style:font-size-complex="9pt" style:font-weight-asian="bold" style:font-weight-complex="bold"/>
    </style:style>
    <style:style style:family="paragraph" style:name="P6" style:parent-style-name="UrbanBody_20_">
      <style:text-properties fo:font-size="9pt" fo:font-weight="normal" style:font-size-asian="9pt" style:font-size-complex="9pt" style:font-weight-asian="normal" style:font-weight-complex="normal"/>
    </style:style>
    <style:style style:family="paragraph" style:name="P7" style:parent-style-name="UrbanBody_20_">
      <style:text-properties fo:font-size="9pt" style:font-size-asian="9pt" style:font-size-complex="9pt"/>
    </style:style>
    <style:style style:family="paragraph" style:name="P8" style:parent-style-name="UrbanBody_20_">
      <style:paragraph-properties fo:text-align="end" style:justify-single-word="false"/>
      <style:text-properties fo:font-size="9pt" style:font-size-asian="9pt" style:font-size-complex="9pt"/>
    </style:style>
    <style:style style:family="paragraph" style:name="P9" style:parent-style-name="UrbanBody_20_">
      <style:text-properties fo:font-size="9pt" fo:font-weight="bold" style:font-size-asian="9pt" style:font-size-complex="9pt" style:font-weight-asian="bold" style:font-weight-complex="bold" style:text-underline-style="none"/>
    </style:style>
    <style:style style:family="paragraph" style:name="P10" style:parent-style-name="UrbanBody_20_">
      <style:paragraph-properties fo:text-align="start" style:justify-single-word="false"/>
      <style:text-properties fo:font-size="9pt" style:font-name="Times New Roman" style:font-size-asian="9pt" style:font-size-complex="9pt"/>
    </style:style>
    <style:style style:family="paragraph" style:name="P11" style:parent-style-name="UrbanTitle">
      <style:text-properties fo:font-size="12pt" fo:font-weight="normal" style:font-size-asian="12pt" style:font-size-complex="12pt" style:font-weight-asian="normal" style:font-weight-complex="normal" style:text-underline-style="none"/>
    </style:style>
    <style:style style:family="paragraph" style:name="P12" style:parent-style-name="UrbanTitle">
      <style:text-properties fo:font-size="11pt" fo:font-weight="normal" style:font-size-asian="11pt" style:font-size-complex="11pt" style:font-weight-asian="normal" style:font-weight-complex="normal" style:text-underline-style="none"/>
    </style:style>
    <style:style style:family="paragraph" style:name="P13" style:parent-style-name="UrbanTitle">
      <style:text-properties fo:font-size="10pt" fo:font-weight="normal" style:font-size-asian="10pt" style:font-size-complex="10pt" style:font-weight-asian="normal" style:font-weight-complex="normal" style:text-underline-style="none"/>
    </style:style>
    <style:style style:family="paragraph" style:name="P14" style:parent-style-name="Table_20_Contents">
      <style:paragraph-properties fo:text-align="start" style:justify-single-word="false"/>
      <style:text-properties fo:font-size="9pt" style:font-name="Times New Roman" style:font-size-asian="9pt" style:font-size-complex="9pt"/>
    </style:style>
    <style:style style:family="paragraph" style:name="P15" style:parent-style-name="UrbanBody_20_">
      <style:text-properties fo:font-size="9pt" fo:font-weight="normal" style:font-size-asian="9pt" style:font-size-complex="9pt" style:font-weight-asian="normal" style:font-weight-complex="normal"/>
    </style:style>
    <style:style style:family="paragraph" style:name="P16" style:parent-style-name="UrbanBody_20_">
      <style:text-properties fo:font-size="9pt" style:font-size-asian="9pt" style:font-size-complex="9pt"/>
    </style:style>
    <style:style style:family="paragraph" style:name="P17" style:parent-style-name="UrbanBody_20_">
      <style:paragraph-properties fo:text-align="start" style:justify-single-word="false"/>
      <style:text-properties fo:font-size="9pt" style:font-name="Times New Roman" style:font-size-asian="9pt" style:font-size-complex="9pt"/>
    </style:style>
    <style:style style:family="paragraph" style:name="P18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style="normal" fo:font-weight="normal" style:font-name="Times New Roman1" style:font-size-asian="12pt" style:font-size-complex="12pt" style:font-style-asian="normal" style:font-style-complex="normal" style:font-weight-asian="normal" style:font-weight-complex="norm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style:text-underline-color="font-color" style:text-underline-style="solid" style:text-underline-width="auto"/>
    </style:style>
    <style:style style:family="text" style:name="T7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style="normal" fo:letter-spacing="normal" fo:text-shadow="none" style:font-name-asian="DejaVu Sans" style:font-name-complex="DejaVu Sans" style:font-style-asian="normal" style:font-style-complex="normal" style:letter-kerning="true" style:text-emphasize="none" style:text-line-through-style="none" style:text-outline="false" style:text-overline-color="font-color" style:text-overline-style="none" style:text-underline-style="none" style:use-window-font-color="true"/>
    </style:style>
    <style:style style:family="text" style:name="T9">
      <style:text-properties fo:font-style="normal" fo:font-weight="normal" fo:letter-spacing="normal" fo:text-shadow="none" style:font-name-asian="DejaVu Sans" style:font-name-complex="DejaVu Sans" style:font-style-asian="normal" style:font-style-complex="normal" style:font-weight-asian="normal" style:font-weight-complex="normal" style:letter-kerning="true" style:text-emphasize="none" style:text-line-through-style="none" style:text-outline="false" style:text-overline-color="font-color" style:text-overline-style="none" style:text-underline-style="none" style:use-window-font-color="true"/>
    </style:style>
    <style:style style:family="text" style:name="T10">
      <style:text-properties fo:font-style="normal" fo:letter-spacing="normal" fo:text-shadow="none" style:font-name-asian="DejaVu Sans" style:font-name-complex="DejaVu Sans" style:font-style-asian="normal" style:font-style-complex="normal" style:letter-kerning="true" style:text-emphasize="none" style:text-line-through-styl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11">
      <style:text-properties fo:font-style="italic" style:font-style-asian="italic" style:font-style-complex="italic"/>
    </style:style>
    <style:style style:family="text" style:name="T12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13">
      <style:text-properties fo:font-size="10pt" style:font-size-asian="10pt" style:font-size-complex="10pt"/>
    </style:style>
    <style:style style:family="text" style:name="T14">
      <style:text-properties fo:font-size="10pt" fo:font-weight="normal" style:font-size-asian="10pt" style:font-size-complex="10pt" style:font-weight-asian="normal" style:font-weight-complex="normal"/>
    </style:style>
    <style:style style:family="text" style:name="T15">
      <style:text-properties fo:font-size="10pt" fo:font-weight="normal" style:font-size-asian="10pt" style:font-size-complex="10pt" style:font-weight-asian="normal" style:font-weight-complex="normal" style:text-underline-color="font-color" style:text-underline-style="solid" style:text-underline-width="auto"/>
    </style:style>
    <style:style style:family="text" style:name="T16">
      <style:text-properties fo:font-size="10pt" style:font-size-asian="10pt" style:font-size-complex="10pt" style:text-underline-color="font-color" style:text-underline-style="solid" style:text-underline-width="auto"/>
    </style:style>
    <style:style style:family="text" style:name="T17">
      <style:text-properties fo:font-size="9pt" fo:font-style="italic" fo:font-weight="normal" style:font-size-asian="9pt" style:font-size-complex="9pt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18">
      <style:text-properties fo:font-size="9pt" fo:font-weight="normal" style:font-size-asian="9pt" style:font-size-complex="9pt" style:font-weight-asian="normal" style:font-weight-complex="normal"/>
    </style:style>
    <style:style style:family="text" style:name="T19">
      <style:text-properties fo:font-size="9pt" fo:font-weight="normal" style:font-size-asian="9pt" style:font-size-complex="9pt" style:font-weight-asian="normal" style:font-weight-complex="normal" style:text-underline-color="font-color" style:text-underline-style="solid" style:text-underline-width="auto"/>
    </style:style>
    <style:style style:family="text" style:name="T20">
      <style:text-properties fo:font-size="11pt" style:font-size-asian="11pt" style:font-size-complex="11pt"/>
    </style:style>
    <style:style style:family="text" style:name="T21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3">
      <style:text-properties fo:color="#000000" fo:country="BE" fo:font-size="10pt" fo:font-style="normal" fo:font-weight="bold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name="Case à cocher 4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name="Case à cocher 6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name="Case à cocher 2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name="Case à cocher 3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name="Case à cocher 6" xml:id="control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name="Case à cocher 6" xml:id="control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name="Case à cocher 2" xml:id="control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name="Case à cocher 2" xml:id="control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name="Case à cocher 2" xml:id="control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name="Case à cocher 2" xml:id="control1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name="Case à cocher 2" xml:id="control1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name="Case à cocher 2" xml:id="control1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name="Case à cocher 2" xml:id="control1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name="Case à cocher 2" xml:id="control1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name="Case à cocher 2" xml:id="control1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name="Case à cocher 2" xml:id="control1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name="Case à cocher 2" xml:id="control1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name="Case à cocher 1" xml:id="control1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9" form:image-position="center" form:name="Case à cocher 2" xml:id="control1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name="Case à cocher 9" xml:id="control2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1" form:image-position="center" form:name="Case à cocher 9" xml:id="control2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name="Case à cocher 2" xml:id="control2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3" form:image-position="center" form:name="Case à cocher 2" xml:id="control2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name="Case à cocher 2" xml:id="control2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name="Case à cocher 2" xml:id="control2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name="Case à cocher 2" xml:id="control2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name="Case à cocher 2" xml:id="control2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name="Case à cocher 2" xml:id="control2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name="Case à cocher 2" xml:id="control2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name="Case à cocher 2" xml:id="control3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name="Case à cocher 2" xml:id="control3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2" form:image-position="center" form:name="Case à cocher 2" xml:id="control3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3" form:image-position="center" form:name="Case à cocher 2" xml:id="control3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4" form:image-position="center" form:name="Case à cocher 2" xml:id="control3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name="Case à cocher 1" xml:id="control3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name="Case à cocher 2" xml:id="control3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name="Case à cocher 9" xml:id="control3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name="Case à cocher 9" xml:id="control3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9" form:image-position="center" form:name="Case à cocher 3" xml:id="control3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name="Case à cocher 9" xml:id="control4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name="Case à cocher 9" xml:id="control4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2" form:image-position="center" form:name="Case à cocher 9" xml:id="control4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3" form:image-position="center" form:name="Case à cocher 9" xml:id="control4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4" form:image-position="center" form:name="Case à cocher 9" xml:id="control4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5" form:image-position="center" form:name="Case à cocher 9" xml:id="control4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name="Case à cocher 9" xml:id="control4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name="Case à cocher 9" xml:id="control4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name="Case à cocher 9" xml:id="control4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name="Case à cocher 5" xml:id="control4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name="Case à cocher 9" xml:id="control5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name="Case à cocher 9" xml:id="control5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name="Case à cocher 9" xml:id="control5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name="Case à cocher 5" xml:id="control5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4" form:image-position="center" form:name="Case à cocher 9" xml:id="control5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5" form:image-position="center" form:name="Case à cocher 9" xml:id="control5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6" form:image-position="center" form:name="Case à cocher 9" xml:id="control5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name="Case à cocher 9" xml:id="control5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name="Case à cocher 9" xml:id="control5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name="Case à cocher 9" xml:id="control5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name="Case à cocher 9" xml:id="control6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name="Case à cocher 9" xml:id="control6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name="Case à cocher 11" xml:id="control6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3" form:image-position="center" form:name="Case à cocher 11" xml:id="control6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4" form:image-position="center" form:name="Case à cocher 9" xml:id="control6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5" form:image-position="center" form:name="Case à cocher 9" xml:id="control6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6" form:image-position="center" form:name="Case à cocher 9" xml:id="control6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7" form:image-position="center" form:name="Case à cocher 9" xml:id="control6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name="Case à cocher 9" xml:id="control6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name="Case à cocher 9" xml:id="control6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name="Case à cocher 9" xml:id="control7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1" form:image-position="center" form:name="Case à cocher 9" xml:id="control7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2" form:image-position="center" form:name="Case à cocher 9" xml:id="control7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3" form:image-position="center" form:name="Case à cocher 9" xml:id="control7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name="Case à cocher 9" xml:id="control7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5" form:image-position="center" form:name="Case à cocher 9" xml:id="control7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name="Case à cocher 9" xml:id="control7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name="Case à cocher 9" xml:id="control7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8" form:image-position="center" form:name="Case à cocher 9" xml:id="control7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9" form:image-position="center" form:name="Case à cocher 12" xml:id="control7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0" form:image-position="center" form:name="Case à cocher 9" xml:id="control8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1" form:image-position="center" form:name="Case à cocher 9" xml:id="control8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2" form:image-position="center" form:name="Case à cocher 9" xml:id="control8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name="Case à cocher 9" xml:id="control8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name="Case à cocher 9" xml:id="control8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name="Case à cocher 9" xml:id="control8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6" form:image-position="center" form:name="Case à cocher 9" xml:id="control8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name="Case à cocher 9" xml:id="control8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8" form:image-position="center" form:name="Case à cocher 9" xml:id="control8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name="Case à cocher 9" xml:id="control8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name="Case à cocher 9" xml:id="control9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1" form:image-position="center" form:name="Case à cocher 9" xml:id="control9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name="Case à cocher 9" xml:id="control9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3" form:image-position="center" form:name="Case à cocher 9" xml:id="control9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4" form:image-position="center" form:name="Case à cocher 9" xml:id="control9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5" form:image-position="center" form:name="Case à cocher 9" xml:id="control9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name="Case à cocher 9" xml:id="control9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name="Case à cocher 9" xml:id="control9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8" form:image-position="center" form:name="Case à cocher 9" xml:id="control9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9" form:image-position="center" form:name="Case à cocher 9" xml:id="control9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name="Case à cocher 9" xml:id="control10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1" form:image-position="center" form:name="Case à cocher 9" xml:id="control10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2" form:image-position="center" form:name="Case à cocher 9" xml:id="control10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3" form:image-position="center" form:name="Case à cocher 7" xml:id="control10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4" form:image-position="center" form:name="Case à cocher 7" xml:id="control10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5" form:image-position="center" form:name="Case à cocher 8" xml:id="control10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name="Case à cocher 8" xml:id="control10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7" form:image-position="center" form:name="Case à cocher 10" xml:id="control10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name="Case à cocher 10" xml:id="control10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MENAGEMENT DU TERRITOIRE ET URBANISME</text:p>
      <text:p text:style-name="UrbanBody_20_"/>
      <text:p text:style-name="P13">FORMULAIRE D'ENVOI D'UN DOSSIER AU FONCTIONNAIRE DELEGUE <text:span text:style-name="T4">par le collège de LESSINES</text:span></text:p>
      <text:p text:style-name="P12">Références communales : <text:text-input text:description="">self.getReference()</text:text-input></text:p>
      <text:p text:style-name="P11"><text:span text:style-name="T20">Références DGO4 :</text:span> <text:text-input text:description="">self.getReferenceDGATLP()</text:text-input>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3"><text:s text:c="10"/><draw:control draw:control="control3" draw:style-name="gr1" draw:text-style-name="P20" draw:z-index="2" svg:height="0.399cm" svg:width="0.447cm" text:anchor-type="as-char"/>e<text:span text:style-name="T8">nvoi du </text:span><text:span text:style-name="T10">PRIMO DOSSIER</text:span><text:span text:style-name="T8"> (</text:span><text:span text:style-name="T9">sans demandes au fonctionnaire délégué et sans décision de collège</text:span><text:span text:style-name="T8">)</text:span></text:p>
          </table:table-cell>
          <table:covered-table-cell/>
        </table:table-row>
        <table:table-row>
          <table:table-cell office:value-type="string" table:style-name="Tableau1.A2">
            <text:p text:style-name="P3"><text:s text:c="10"/><draw:control draw:control="control1" draw:style-name="gr1" draw:text-style-name="P20" draw:z-index="0" svg:height="0.399cm" svg:width="0.447cm" text:anchor-type="as-char"/>envoi avec le <text:span text:style-name="T6">RAPPORT</text:span><text:span text:style-name="T1"> du</text:span> collège</text:p>
          </table:table-cell>
          <table:table-cell office:value-type="string" table:style-name="Tableau1.B2">
            <text:p text:style-name="P3"><draw:control draw:control="control2" draw:style-name="gr1" draw:text-style-name="P20" draw:z-index="1" svg:height="0.399cm" svg:width="0.447cm" text:anchor-type="as-char"/>Envoi avec la <text:span text:style-name="T1">DÉCISION du</text:span> collège </text:p>
          </table:table-cell>
        </table:table-row>
        <table:table-row>
          <table:table-cell office:value-type="string" table:number-columns-spanned="2" table:style-name="Tableau1.A3">
            <text:p text:style-name="P3"><text:s text:c="37"/>N,B, : un « primo dossier » avait déjà été envoyé : <draw:control draw:control="control5" draw:style-name="gr1" draw:text-style-name="P20" draw:z-index="4" svg:height="0.399cm" svg:width="0.447cm" text:anchor-type="as-char"/><text:span text:style-name="T5">oui <text:s text:c="3"/></text:span><draw:control draw:control="control6" draw:style-name="gr1" draw:text-style-name="P20" draw:z-index="5" svg:height="0.399cm" svg:width="0.447cm" text:anchor-type="as-char"/><text:span text:style-name="T5"> non</text:span></text:p>
          </table:table-cell>
          <table:covered-table-cell/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2"><text:s/><office:annotation><dc:creator>Ngaha </dc:creator><dc:date>2015-06-08T13:37:51</dc:date><text:p text:style-name="P19"><text:span text:style-name="T21">do text if not self.getValueForTemplate('folderCategory').startswith('DUP')</text:span></text:p></office:annotation><draw:control draw:control="control7" draw:style-name="gr1" draw:text-style-name="P20" draw:z-index="6" svg:height="0.399cm" svg:width="0.447cm" text:anchor-type="as-char"/><text:span text:style-name="T13">DUP :</text:span> <text:span text:style-name="T18">Déclaration Urbanistique </text:span></text:p>
            <text:p text:style-name="P2"><text:span text:style-name="T18"><text:s/></text:span><text:span text:style-name="T18"><office:annotation><dc:creator>Ngaha </dc:creator><dc:date>2015-06-08T13:43:27</dc:date><text:p text:style-name="P19"><text:span text:style-name="T22">do text if self.getValueForTemplate('folderCategory').startswith('DUP')</text:span></text:p></office:annotation></text:span><text:span text:style-name="T18"><draw:control draw:control="control22" draw:style-name="gr1" draw:text-style-name="P20" draw:z-index="21" svg:height="0.399cm" svg:width="0.447cm" text:anchor-type="as-char"/></text:span><text:span text:style-name="T13">DUP </text:span><text:span text:style-name="T14">:</text:span><text:span text:style-name="T18"> Déclaration Urbanistique</text:span></text:p>
            <text:p text:style-name="P2"><text:s/><office:annotation><dc:creator>Ngaha </dc:creator><dc:date>2015-06-08T14:03:02</dc:date><text:p text:style-name="P19"><text:span text:style-name="T22">do text if not self.getValueForTemplate('folderCategory').startswith('CU1')</text:span></text:p></office:annotation><draw:control draw:control="control8" draw:style-name="gr1" draw:text-style-name="P20" draw:z-index="7" svg:height="0.399cm" svg:width="0.447cm" text:anchor-type="as-char"/><text:span text:style-name="T13">CU1 :</text:span> <text:span text:style-name="T18">Certificat d'urbanisme n°1</text:span></text:p>
            <text:p text:style-name="P2"><text:span text:style-name="T18"><text:s/></text:span><text:span text:style-name="T18"><office:annotation><dc:creator>Ngaha </dc:creator><dc:date>2015-06-08T14:03:42</dc:date><text:p text:style-name="P19"><text:span text:style-name="T22">do text if self.getValueForTemplate('folderCategory').startswith('CU1')</text:span></text:p></office:annotation></text:span><text:span text:style-name="T18"><draw:control draw:control="control25" draw:style-name="gr1" draw:text-style-name="P20" draw:z-index="24" svg:height="0.399cm" svg:width="0.447cm" text:anchor-type="as-char"/></text:span><text:span text:style-name="T13">CU1 </text:span><text:span text:style-name="T14">:</text:span><text:span text:style-name="T18"> Certificat d'urbanisme n°1</text:span></text:p>
            <text:p text:style-name="P2"><text:s/><office:annotation><dc:creator>Ngaha </dc:creator><dc:date>2015-06-08T14:04:17</dc:date><text:p text:style-name="P19"><text:span text:style-name="T22">do text if not self.getValueForTemplate('folderCategory').startswith('CU2')</text:span></text:p></office:annotation><draw:control draw:control="control9" draw:style-name="gr1" draw:text-style-name="P20" draw:z-index="8" svg:height="0.399cm" svg:width="0.447cm" text:anchor-type="as-char"/><text:span text:style-name="T13">CU2 :</text:span> <text:span text:style-name="T18">Certificat d'urbanisme n°2</text:span></text:p>
            <text:p text:style-name="P2"><text:span text:style-name="T18"><text:s/></text:span><text:span text:style-name="T18"><office:annotation><dc:creator>Ngaha </dc:creator><dc:date>2015-06-08T14:04:46</dc:date><text:p text:style-name="P19"><text:span text:style-name="T22">do text if self.getValueForTemplate('folderCategory').startswith('CU2')</text:span></text:p></office:annotation></text:span><text:span text:style-name="T18"><draw:control draw:control="control26" draw:style-name="gr1" draw:text-style-name="P20" draw:z-index="25" svg:height="0.399cm" svg:width="0.447cm" text:anchor-type="as-char"/></text:span><text:span text:style-name="T13">CU2 </text:span><text:span text:style-name="T14">:</text:span><text:span text:style-name="T18"> Certificat d'urbanisme n°2</text:span></text:p>
            <text:p text:style-name="P2"><text:s/><office:annotation><dc:creator>Ngaha </dc:creator><dc:date>2015-06-08T14:05:06</dc:date><text:p text:style-name="P19"><text:span text:style-name="T22">do text if not self.getValueForTemplate('folderCategory').startswith('PU')</text:span></text:p></office:annotation><draw:control draw:control="control10" draw:style-name="gr1" draw:text-style-name="P20" draw:z-index="9" svg:height="0.399cm" svg:width="0.447cm" text:anchor-type="as-char"/><text:span text:style-name="T13">PU :</text:span> <text:span text:style-name="T18">demande de PERMIS Unique</text:span></text:p>
            <text:p text:style-name="P2"><text:span text:style-name="T18"><text:s/></text:span><text:span text:style-name="T18"><office:annotation><dc:creator>Ngaha </dc:creator><dc:date>2015-06-08T14:05:32</dc:date><text:p text:style-name="P19"><text:span text:style-name="T22">do text if self.getValueForTemplate('folderCategory').startswith('PU')</text:span></text:p></office:annotation></text:span><text:span text:style-name="T18"><draw:control draw:control="control27" draw:style-name="gr1" draw:text-style-name="P20" draw:z-index="26" svg:height="0.399cm" svg:width="0.447cm" text:anchor-type="as-char"/></text:span><text:span text:style-name="T13">PU </text:span><text:span text:style-name="T14">:</text:span><text:span text:style-name="T18"> demande de PERMIS Unique</text:span></text:p>
            <text:p text:style-name="P2"><text:s/><office:annotation><dc:creator>Ngaha </dc:creator><dc:date>2015-06-08T14:05:50</dc:date><text:p text:style-name="P19"><text:span text:style-name="T22">do text if not self.getValueForTemplate('folderCategory').startswith('DIV')</text:span></text:p></office:annotation><draw:control draw:control="control11" draw:style-name="gr1" draw:text-style-name="P20" draw:z-index="10" svg:height="0.399cm" svg:width="0.447cm" text:anchor-type="as-char"/><text:span text:style-name="T13">DIV :</text:span> <text:span text:style-name="T18">Autre demande</text:span></text:p>
            <text:p text:style-name="P2"><text:span text:style-name="T18"><text:s/></text:span><text:span text:style-name="T18"><office:annotation><dc:creator>Ngaha </dc:creator><dc:date>2015-06-08T14:06:20</dc:date><text:p text:style-name="P19"><text:span text:style-name="T22">do text if self.getValueForTemplate('folderCategory').startswith('DIV')</text:span></text:p></office:annotation></text:span><text:span text:style-name="T18"><draw:control draw:control="control28" draw:style-name="gr1" draw:text-style-name="P20" draw:z-index="27" svg:height="0.399cm" svg:width="0.447cm" text:anchor-type="as-char"/></text:span><text:span text:style-name="T13">DIV </text:span><text:span text:style-name="T14">:</text:span><text:span text:style-name="T18"> Autre demande</text:span></text:p>
            <text:p text:style-name="P2"><text:s/><office:annotation><dc:creator>Ngaha </dc:creator><dc:date>2015-06-08T14:06:37</dc:date><text:p text:style-name="P19"><text:span text:style-name="T22">do text if not self.getValueForTemplate('folderCategory').startswith('UCP')</text:span></text:p></office:annotation><draw:control draw:control="control12" draw:style-name="gr1" draw:text-style-name="P20" draw:z-index="11" svg:height="0.399cm" svg:width="0.447cm" text:anchor-type="as-char"/><text:span text:style-name="T13">UCP :</text:span> <text:span text:style-name="T18">permis d'urbanisme à caractère public</text:span></text:p>
            <text:p text:style-name="P2"><text:span text:style-name="T18"><text:s/></text:span><text:span text:style-name="T18"><office:annotation><dc:creator>Ngaha </dc:creator><dc:date>2015-06-08T14:07:42</dc:date><text:p text:style-name="P19"><text:span text:style-name="T22">do text if self.getValueForTemplate('folderCategory').startswith('UCP')</text:span></text:p></office:annotation></text:span><text:span text:style-name="T18"><draw:control draw:control="control29" draw:style-name="gr1" draw:text-style-name="P20" draw:z-index="28" svg:height="0.399cm" svg:width="0.447cm" text:anchor-type="as-char"/></text:span><text:span text:style-name="T13">UCP </text:span><text:span text:style-name="T14">:</text:span><text:span text:style-name="T18"> permis d'urbanisme à caractère public</text:span></text:p>
            <text:p text:style-name="P2"><text:s/><office:annotation><dc:creator>Ngaha </dc:creator><dc:date>2015-06-08T14:08:42</dc:date><text:p text:style-name="P19"><text:span text:style-name="T22">do text if not self.getValueForTemplate('folderCategory').startswith('LCP')</text:span></text:p></office:annotation><draw:control draw:control="control13" draw:style-name="gr1" draw:text-style-name="P20" draw:z-index="12" svg:height="0.399cm" svg:width="0.447cm" text:anchor-type="as-char"/><text:span text:style-name="T13">LCP : </text:span><text:span text:style-name="T18">permis d'urbanisation caractère public</text:span></text:p>
            <text:p text:style-name="P2"><text:span text:style-name="T18"><text:s/></text:span><text:span text:style-name="T18"><office:annotation><dc:creator>Ngaha </dc:creator><dc:date>2015-06-08T14:08:15</dc:date><text:p text:style-name="P19"><text:span text:style-name="T22">do text if self.getValueForTemplate('folderCategory').startswith('LCP')</text:span></text:p></office:annotation></text:span><text:span text:style-name="T18"><draw:control draw:control="control30" draw:style-name="gr1" draw:text-style-name="P20" draw:z-index="29" svg:height="0.399cm" svg:width="0.447cm" text:anchor-type="as-char"/></text:span><text:span text:style-name="T13">LCP </text:span><text:span text:style-name="T14">: </text:span><text:span text:style-name="T18">permis d'urbanisation caractère public</text:span></text:p>
          </table:table-cell>
          <table:table-cell office:value-type="string" table:style-name="Tableau2.B1">
            <text:p text:style-name="P2"><text:span text:style-name="T18"><office:annotation><dc:creator>Ngaha </dc:creator><dc:date>2015-06-08T13:56:55</dc:date><text:p text:style-name="P19"><text:span text:style-name="T22">do text if not self.getValueForTemplate('folderCategory').startswith('UAP')</text:span></text:p></office:annotation></text:span><text:span text:style-name="T18"><draw:control draw:control="control23" draw:style-name="gr1" draw:text-style-name="P20" draw:z-index="22" svg:height="0.399cm" svg:width="0.447cm" text:anchor-type="as-char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text:span text:style-name="T18"><office:annotation><dc:creator>Ngaha </dc:creator><dc:date>2015-06-08T13:57:17</dc:date><text:p text:style-name="P19"><text:span text:style-name="T22">do text if self.getValueForTemplate('folderCategory').startswith('UAP')</text:span></text:p></office:annotation></text:span><text:span text:style-name="T18"><draw:control draw:control="control24" draw:style-name="gr1" draw:text-style-name="P20" draw:z-index="23" svg:height="0.399cm" svg:width="0.447cm" text:anchor-type="as-char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office:annotation><dc:creator>Ngaha </dc:creator><dc:date>2015-06-08T14:10:16</dc:date><text:p text:style-name="P19"><text:span text:style-name="T22">do text if not self.getValueForTemplate('folderCategory').startswith('UDC')</text:span></text:p></office:annotation><draw:control draw:control="control14" draw:style-name="gr1" draw:text-style-name="P20" draw:z-index="13" svg:height="0.399cm" svg:width="0.447cm" text:anchor-type="as-char"/><text:span text:style-name="T13">UDC :</text:span><text:span text:style-name="T5"> </text:span><text:span text:style-name="T18">permis direct du Collège (vu art 107 ou dans RCU, PCA, Lotissement)</text:span></text:p>
            <text:p text:style-name="P2"><text:span text:style-name="T18"><office:annotation><dc:creator>Ngaha </dc:creator><dc:date>2015-06-08T14:09:27</dc:date><text:p text:style-name="P19"><text:span text:style-name="T22">do text if self.getValueForTemplate('folderCategory').startswith('UDC')</text:span></text:p></office:annotation></text:span><text:span text:style-name="T18"><draw:control draw:control="control31" draw:style-name="gr1" draw:text-style-name="P20" draw:z-index="30" svg:height="0.399cm" svg:width="0.447cm" text:anchor-type="as-char"/></text:span><text:span text:style-name="T13">UDC </text:span><text:span text:style-name="T14">:</text:span><text:span text:style-name="T18"> permis direct du Collège (vu art 107 ou dans RCU, PCA, Lotissement)</text:span></text:p>
            <text:p text:style-name="P2"><office:annotation><dc:creator>Ngaha </dc:creator><dc:date>2015-06-08T14:11:43</dc:date><text:p text:style-name="P19"><text:span text:style-name="T22">do text if not self.getValueForTemplate('folderCategory').startswith('UDC/D')</text:span></text:p></office:annotation><draw:control draw:control="control15" draw:style-name="gr1" draw:text-style-name="P20" draw:z-index="14" svg:height="0.399cm" svg:width="0.447cm" text:anchor-type="as-char"/><text:span text:style-name="T13">UDC/D :</text:span> <text:span text:style-name="T18">permis dans RCU, PCA, Lotissement, </text:span><text:span text:style-name="T19">avec dérogation</text:span></text:p>
            <text:p text:style-name="P2"><text:span text:style-name="T19"><office:annotation><dc:creator>Ngaha </dc:creator><dc:date>2015-06-08T14:11:26</dc:date><text:p text:style-name="P19"><text:span text:style-name="T22">do text if self.getValueForTemplate('folderCategory').startswith('UDC/D')</text:span></text:p></office:annotation></text:span><text:span text:style-name="T19"><draw:control draw:control="control32" draw:style-name="gr1" draw:text-style-name="P20" draw:z-index="31" svg:height="0.399cm" svg:width="0.447cm" text:anchor-type="as-char"/></text:span><text:span text:style-name="T16">UDC/D</text:span><text:span text:style-name="T15"> :</text:span><text:span text:style-name="T19"> permis dans RCU, PCA, Lotissement, avec dérogation</text:span></text:p>
            <text:p text:style-name="P2"><office:annotation><dc:creator>Ngaha </dc:creator><dc:date>2015-06-08T14:12:50</dc:date><text:p text:style-name="P19"><text:span text:style-name="T22">do text if not self.getValueForTemplate('folderCategory').startswith('LAP')</text:span></text:p></office:annotation><draw:control draw:control="control16" draw:style-name="gr1" draw:text-style-name="P20" draw:z-index="15" svg:height="0.399cm" svg:width="0.447cm" text:anchor-type="as-char"/><text:span text:style-name="T13">LAP :</text:span> <text:span text:style-name="T18">Permis d'urbanisation avec avis préalable du FD</text:span></text:p>
            <text:p text:style-name="P2"><text:span text:style-name="T18"><office:annotation><dc:creator>Ngaha </dc:creator><dc:date>2015-06-08T14:12:19</dc:date><text:p text:style-name="P19"><text:span text:style-name="T22">do text if self.getValueForTemplate('folderCategory').startswith('LAP')</text:span></text:p></office:annotation></text:span><text:span text:style-name="T18"><draw:control draw:control="control33" draw:style-name="gr1" draw:text-style-name="P20" draw:z-index="32" svg:height="0.399cm" svg:width="0.447cm" text:anchor-type="as-char"/></text:span><text:span text:style-name="T13">LAP </text:span><text:span text:style-name="T14">:</text:span><text:span text:style-name="T18"> Permis d'urbanisation avec avis préalable du FD</text:span></text:p>
            <text:p text:style-name="P2"><office:annotation><dc:creator>Ngaha </dc:creator><dc:date>2015-06-08T14:13:36</dc:date><text:p text:style-name="P19"><text:span text:style-name="T22">do text if not self.getValueForTemplate('folderCategory').startswith('LAP/M')</text:span></text:p></office:annotation><draw:control draw:control="control17" draw:style-name="gr1" draw:text-style-name="P20" draw:z-index="16" svg:height="0.399cm" svg:width="0.447cm" text:anchor-type="as-char"/><text:span text:style-name="T13">LAP /M :</text:span><text:span text:style-name="T5"> </text:span><text:span text:style-name="T18">Modification du permis de lotir (= d'urbanisation) avec avis du FD</text:span></text:p>
            <text:p text:style-name="P2"><text:span text:style-name="T18"><office:annotation><dc:creator>Ngaha </dc:creator><dc:date>2015-06-08T14:13:11</dc:date><text:p text:style-name="P19"><text:span text:style-name="T22">do text if self.getValueForTemplate('folderCategory').startswith('LAP/M')</text:span></text:p></office:annotation></text:span><text:span text:style-name="T18"><draw:control draw:control="control34" draw:style-name="gr1" draw:text-style-name="P20" draw:z-index="33" svg:height="0.399cm" svg:width="0.447cm" text:anchor-type="as-char"/></text:span><text:span text:style-name="T13">LAP /M</text:span><text:span text:style-name="T14"> :</text:span><text:span text:style-name="T18"> Modification du permis de lotir (= d'urbanisation) avec avis du FD</text:span></text:p>
            <text:p text:style-name="P2"><office:annotation><dc:creator>Ngaha </dc:creator><dc:date>2015-06-08T14:14:29</dc:date><text:p text:style-name="P19"><text:span text:style-name="T22">do text if not self.getValueForTemplate('folderCategory').startswith('LLDC')</text:span></text:p></office:annotation><draw:control draw:control="control18" draw:style-name="gr1" draw:text-style-name="P20" draw:z-index="17" svg:height="0.399cm" svg:width="0.447cm" text:anchor-type="as-char"/><text:span text:style-name="T13">LDC :</text:span> <text:span text:style-name="T18">permis d'urbanisation dans un RUC, PCA</text:span></text:p>
            <text:p text:style-name="P2"><text:span text:style-name="T18"><office:annotation><dc:creator>Ngaha </dc:creator><dc:date>2015-06-08T14:14:02</dc:date><text:p><text:span text:style-name="T22">do text if self.getValueForTemplate('folderCategory').startswith('LLDC')</text:span></text:p></office:annotation></text:span><text:span text:style-name="T18"><draw:control draw:control="control35" draw:style-name="gr1" draw:text-style-name="P20" draw:z-index="34" svg:height="0.399cm" svg:width="0.447cm" text:anchor-type="as-char"/></text:span><text:span text:style-name="T13">LDC </text:span><text:span text:style-name="T14">:</text:span><text:span text:style-name="T18"> permis d'urbanisation dans un RUC, PCA</text:span></text:p>
            <text:p text:style-name="P2"><office:annotation><dc:creator>Ngaha </dc:creator><dc:date>2015-06-08T14:15:10</dc:date><text:p text:style-name="P19"><text:span text:style-name="T22">do text if not self.getValueForTemplate('folderCategory').startswith('LLDC/M')</text:span></text:p></office:annotation><draw:control draw:control="control19" draw:style-name="gr1" draw:text-style-name="P20" draw:z-index="18" svg:height="0.399cm" svg:width="0.447cm" text:anchor-type="as-char"/><text:span text:style-name="T13">LDC/M :</text:span> <text:span text:style-name="T18">Modification de permis de lotir ( =d'urbanisme) dans un RCU, PCA</text:span></text:p>
            <text:p text:style-name="P2"><text:span text:style-name="T18"><office:annotation><dc:creator>Ngaha </dc:creator><dc:date>2015-06-08T14:14:49</dc:date><text:p text:style-name="P19"><text:span text:style-name="T22">do text if self.getValueForTemplate('folderCategory').startswith('LLDC/M')</text:span></text:p></office:annotation></text:span><text:span text:style-name="T18"><draw:control draw:control="control36" draw:style-name="gr1" draw:text-style-name="P20" draw:z-index="35" svg:height="0.399cm" svg:width="0.447cm" text:anchor-type="as-char"/></text:span><text:span text:style-name="T13">LDC/M</text:span><text:span text:style-name="T14"> :</text:span><text:span text:style-name="T18"> Modification de permis de lotir ( =d'urbanisme) dans un RCU, PCA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5"><text:span text:style-name="T1">DEMANDEUR : </text:span><text:span text:style-name="T3">n</text:span><text:span text:style-name="T5">om, prénom</text:span></text:p>
            <text:p text:style-name="P6"><text:s text:c="30"/>Adresse</text:p>
            <text:p text:style-name="P6"><text:s text:c="30"/>Tél.</text:p>
          </table:table-cell>
          <table:table-cell office:value-type="string" table:number-columns-spanned="3" table:style-name="Tableau3.B1">
            <text:p text:style-name="P7"><text:text-input text:description="Situation des travaux">self.getApplicantsSignaletic()</text:text-input></text:p>
            <text:p text:style-name="P7"><text:text-input text:description="">self.getApplicants()[0].getAddress()</text:text-input></text:p>
            <text:p text:style-name="P7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5"><text:span text:style-name="T1">BIEN </text:span><text:span text:style-name="T3">concerné</text:span><text:span text:style-name="T1"> </text:span><text:span text:style-name="T3">: </text:span><text:span text:style-name="T5">Adresse</text:span></text:p>
            <text:p text:style-name="P5"><text:s text:c="24"/><text:span text:style-name="T5">Référence cadastrale</text:span></text:p>
          </table:table-cell>
          <table:table-cell office:value-type="string" table:number-columns-spanned="3" table:style-name="Tableau3.B2">
            <text:p text:style-name="P7"><text:text-input text:description="Situation des travaux">self.getWorkLocationSignaletic()</text:text-input></text:p>
            <text:p text:style-name="P7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7"><text:text-input text:description="Objet des travaux">self.getLicenceSubject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AUTEUR DE PROJET : nom</text:p>
            <text:p text:style-name="P5"><text:s text:c="41"/>a<text:span text:style-name="T5">dresse</text:span></text:p>
          </table:table-cell>
          <table:table-cell office:value-type="string" table:number-columns-spanned="3" table:style-name="Tableau3.B2">
            <text:p text:style-name="P7"/>
            <text:p text:style-name="P7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9">Date de dépôt dossier <text:span text:style-name="T6">complet</text:span></text:p>
          </table:table-cell>
          <table:table-cell office:value-type="string" table:style-name="Tableau3.A2">
            <text:p text:style-name="P7"><office:annotation><dc:creator>sde </dc:creator><dc:date>2011-08-08T13:35:49</dc:date><text:p text:style-name="P19"><text:span text:style-name="T25">do text if self.getLastDeposit() is not None</text:span></text:p></office:annotation><text:text-input text:description="Objet des travaux">tool.formatDate(self.getLastDeposit().getEventDate())</text:text-input></text:p>
          </table:table-cell>
          <table:table-cell office:value-type="string" table:style-name="Tableau3.C5">
            <text:p text:style-name="P7"><text:span text:style-name="T4">Délai de réponse annoncé :</text:span> <text:s text:c="3"/></text:p>
          </table:table-cell>
          <table:table-cell office:value-type="string" table:style-name="Tableau3.D5">
            <text:p text:style-name="P7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6">Autres dossiers connus sur le bien</text:p>
          </table:table-cell>
          <table:table-cell office:value-type="string" table:number-columns-spanned="3" table:style-name="Tableau3.B2">
            <text:p text:style-name="P7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La parcelle est dans:</text:p>
          </table:table-cell>
          <table:table-cell office:value-type="string" table:number-columns-spanned="3" table:style-name="Tableau3.D5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10"><office:annotation><dc:creator>Ngaha </dc:creator><dc:date>2015-06-09T15:11:52</dc:date><text:p text:style-name="P19"><text:span text:style-name="T22">do text if not self.isInPCA</text:span></text:p></office:annotation><draw:control draw:control="control54" draw:style-name="gr1" draw:text-style-name="P20" draw:z-index="53" svg:height="0.399cm" svg:width="0.447cm" text:anchor-type="as-char"/>Un PCA de réf. : </text:p>
                  <text:p text:style-name="P10"><office:annotation><dc:creator>Ngaha </dc:creator><dc:date>2015-06-09T15:13:02</dc:date><text:p text:style-name="P19"><text:span text:style-name="T22">do text if self.isInPCA</text:span></text:p></office:annotation><draw:control draw:control="control55" draw:style-name="gr1" draw:text-style-name="P20" draw:z-index="54" svg:height="0.399cm" svg:width="0.447cm" text:anchor-type="as-char"/>Un PCA de réf. : </text:p>
                </table:table-cell>
                <table:table-cell office:value-type="string" table:style-name="Tableau6.A1">
                  <text:p text:style-name="P14"><office:annotation><dc:creator>Ngaha </dc:creator><dc:date>2015-06-09T16:08:21</dc:date><text:p text:style-name="P19"><text:span text:style-name="T22">do text</text:span></text:p><text:p text:style-name="P19"><text:span text:style-name="T22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10"><office:annotation><dc:creator>Ngaha </dc:creator><dc:date>2015-06-09T15:14:32</dc:date><text:p text:style-name="P19"><text:span text:style-name="T22">do text if not self.isInSubdivision</text:span></text:p></office:annotation> <draw:control draw:control="control56" draw:style-name="gr1" draw:text-style-name="P20" draw:z-index="55" svg:height="0.399cm" svg:width="0.447cm" text:anchor-type="as-char"/>un lotissement de réf. :</text:p>
                  <text:p text:style-name="P10"><office:annotation><dc:creator>Ngaha </dc:creator><dc:date>2015-06-09T15:15:29</dc:date><text:p text:style-name="P19"><text:span text:style-name="T22">do text if self.isInSubdivision</text:span></text:p></office:annotation> <draw:control draw:control="control57" draw:style-name="gr1" draw:text-style-name="P20" draw:z-index="56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14"><office:annotation><dc:creator>Ngaha </dc:creator><dc:date>2015-06-09T16:12:51</dc:date><text:p text:style-name="P19"><text:span text:style-name="T22">do text</text:span></text:p><text:p text:style-name="P19"><text:span text:style-name="T22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Demande de DEROGATION :</text:p>
          </table:table-cell>
          <table:table-cell office:value-type="string" table:number-columns-spanned="3" table:style-name="Tableau3.B2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10"><office:annotation><dc:creator>Ngaha </dc:creator><dc:date>2015-06-16T10:23:07</dc:date><text:p text:style-name="P19"><text:span text:style-name="T22">do text if not self.getDerogation().count('dero-ps')</text:span></text:p></office:annotation><draw:control draw:control="control99" draw:style-name="gr1" draw:text-style-name="P20" draw:z-index="98" svg:height="0.399cm" svg:width="0.447cm" text:anchor-type="as-char"/>au Plan de Secteur</text:p>
                  <text:p text:style-name="P10"><office:annotation><dc:creator>Ngaha </dc:creator><dc:date>2015-06-16T10:25:27</dc:date><text:p text:style-name="P19"><text:span text:style-name="T22">do text if self.getDerogation().count('dero-ps')</text:span></text:p></office:annotation><draw:control draw:control="control100" draw:style-name="gr1" draw:text-style-name="P20" draw:z-index="99" svg:height="0.399cm" svg:width="0.447cm" text:anchor-type="as-char"/>au Plan de Secteur</text:p>
                </table:table-cell>
                <table:table-cell office:value-type="string" table:style-name="Tableau5.A1">
                  <text:p text:style-name="P10"><office:annotation><dc:creator>Ngaha </dc:creator><dc:date>2015-06-16T10:26:21</dc:date><text:p text:style-name="P19"><text:span text:style-name="T22">do text if not self.getDerogation().count('dero-pca')</text:span></text:p></office:annotation><draw:control draw:control="control101" draw:style-name="gr1" draw:text-style-name="P20" draw:z-index="100" svg:height="0.399cm" svg:width="0.447cm" text:anchor-type="as-char"/>au PCA.</text:p>
                  <text:p text:style-name="P10"><office:annotation><dc:creator>Ngaha </dc:creator><dc:date>2015-06-16T10:30:51</dc:date><text:p text:style-name="P19"><text:span text:style-name="T22">do text if self.getDerogation().count('dero-pca')</text:span></text:p></office:annotation><draw:control draw:control="control102" draw:style-name="gr1" draw:text-style-name="P20" draw:z-index="101" svg:height="0.399cm" svg:width="0.447cm" text:anchor-type="as-char"/>au PCA.</text:p>
                </table:table-cell>
                <table:table-cell office:value-type="string" table:style-name="Tableau5.A1">
                  <text:p text:style-name="P10"><office:annotation><dc:creator>Ngaha </dc:creator><dc:date>2015-06-16T10:34:32</dc:date><text:p text:style-name="P19"><text:span text:style-name="T22">do text if not self.getDerogation().count('dero-lot')</text:span></text:p></office:annotation><draw:control draw:control="control103" draw:style-name="gr1" draw:text-style-name="P20" draw:z-index="102" svg:height="0.399cm" svg:width="0.447cm" text:anchor-type="as-char"/>au Lotissement</text:p>
                  <text:p text:style-name="P10"><office:annotation><dc:creator>Ngaha </dc:creator><dc:date>2015-06-16T10:35:59</dc:date><text:p text:style-name="P19"><text:span text:style-name="T22">do text if self.getDerogation().count('dero-lot')</text:span></text:p></office:annotation><draw:control draw:control="control104" draw:style-name="gr1" draw:text-style-name="P20" draw:z-index="103" svg:height="0.399cm" svg:width="0.447cm" text:anchor-type="as-char"/>au Lotissement</text:p>
                </table:table-cell>
                <table:table-cell office:value-type="string" table:style-name="Tableau5.A1">
                  <text:p text:style-name="P10"><office:annotation><dc:creator>Ngaha </dc:creator><dc:date>2015-06-16T10:37:04</dc:date><text:p text:style-name="P19"><text:span text:style-name="T22">do text if not self.getDerogation().count('dero-rcu')</text:span></text:p></office:annotation><draw:control draw:control="control105" draw:style-name="gr1" draw:text-style-name="P20" draw:z-index="104" svg:height="0.399cm" svg:width="0.447cm" text:anchor-type="as-char"/>au RCU</text:p>
                  <text:p text:style-name="P10"><office:annotation><dc:creator>Ngaha </dc:creator><dc:date>2015-06-16T10:37:48</dc:date><text:p text:style-name="P19"><text:span text:style-name="T22">do text if self.getDerogation().count('dero-rcu')</text:span></text:p></office:annotation><draw:control draw:control="control106" draw:style-name="gr1" draw:text-style-name="P20" draw:z-index="105" svg:height="0.399cm" svg:width="0.447cm" text:anchor-type="as-char"/>au RCU </text:p>
                </table:table-cell>
                <table:table-cell office:value-type="string" table:style-name="Tableau5.A1">
                  <text:p text:style-name="P10"><office:annotation><dc:creator>Ngaha </dc:creator><dc:date>2015-06-16T10:33:04</dc:date><text:p text:style-name="P19"><text:span text:style-name="T22">do text if not self.getDerogation().count('dero-rru')</text:span></text:p></office:annotation> <draw:control draw:control="control107" draw:style-name="gr1" draw:text-style-name="P20" draw:z-index="106" svg:height="0.399cm" svg:width="0.447cm" text:anchor-type="as-char"/>au Règl. Rég. d'Urb</text:p>
                  <text:p text:style-name="P10"><office:annotation><dc:creator>Ngaha </dc:creator><dc:date>2015-06-16T10:33:44</dc:date><text:p text:style-name="P19"><text:span text:style-name="T22">do text if self.getDerogation().count('dero-rru')</text:span></text:p></office:annotation> <draw:control draw:control="control108" draw:style-name="gr1" draw:text-style-name="P20" draw:z-index="107" svg:height="0.399cm" svg:width="0.447cm" text:anchor-type="as-char"/>au Règl. Rég. d'Urb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Publicité - enquête</text:p>
          </table:table-cell>
          <table:table-cell office:value-type="string" table:number-columns-spanned="3" table:style-name="Tableau3.B2">
            <text:p text:style-name="P7"><office:annotation><dc:creator>Ngaha </dc:creator><dc:date>2015-06-08T15:34:10</dc:date><text:p text:style-name="P19"><text:span text:style-name="T22">do text if 'inquiry' not in context.getProcedureChoice()</text:span></text:p></office:annotation> <draw:control draw:control="control37" draw:style-name="gr1" draw:text-style-name="P20" draw:z-index="36" svg:height="0.399cm" svg:width="0.447cm" text:anchor-type="as-char"/>oui <text:s/><draw:control draw:control="control38" draw:style-name="gr1" draw:text-style-name="P20" draw:z-index="37" svg:height="0.399cm" svg:width="0.447cm" text:anchor-type="as-char"/>du <text:s text:c="14"/>au <text:s text:c="14"/>Réclamation ? <text:s/><draw:control draw:control="control39" draw:style-name="gr1" draw:text-style-name="P20" draw:z-index="38" svg:height="0.399cm" svg:width="0.447cm" text:anchor-type="as-char"/></text:p>
            <text:p text:style-name="P7"><office:annotation><dc:creator>Ngaha </dc:creator><dc:date>2015-06-08T15:32:55</dc:date><text:p text:style-name="P19"><text:span text:style-name="T22">do text if 'inquiry' in context.getProcedureChoice() and ((self.investigationOralReclamationNumber &lt;= 0) and (self.investigationWriteReclamationNumber &lt;= 0))</text:span></text:p></office:annotation> <draw:control draw:control="control40" draw:style-name="gr1" draw:text-style-name="P20" draw:z-index="39" svg:height="0.399cm" svg:width="0.447cm" text:anchor-type="as-char"/>oui <text:s/><draw:control draw:control="control41" draw:style-name="gr1" draw:text-style-name="P20" draw:z-index="40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2" draw:style-name="gr1" draw:text-style-name="P20" draw:z-index="41" svg:height="0.399cm" svg:width="0.447cm" text:anchor-type="as-char"/></text:p>
            <text:p text:style-name="P7"><office:annotation><dc:creator>Ngaha </dc:creator><dc:date>2015-06-08T15:17:29</dc:date><text:p text:style-name="P19"><text:span text:style-name="T22">do text if 'inquiry' in context.getProcedureChoice() and ((self.investigationOralReclamationNumber &gt; 0) or (self.investigationWriteReclamationNumber &gt; 0))</text:span></text:p></office:annotation> <draw:control draw:control="control43" draw:style-name="gr1" draw:text-style-name="P20" draw:z-index="42" svg:height="0.399cm" svg:width="0.447cm" text:anchor-type="as-char"/>oui <text:s/><draw:control draw:control="control44" draw:style-name="gr1" draw:text-style-name="P20" draw:z-index="43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5" draw:style-name="gr1" draw:text-style-name="P20" draw:z-index="44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Ouverture ou modification de voirie</text:p>
          </table:table-cell>
          <table:table-cell office:value-type="string" table:number-columns-spanned="3" table:style-name="Tableau3.D5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office:value-type="string" table:style-name="Tableau7.A1">
                  <text:p text:style-name="P10"><office:annotation><dc:creator>Ngaha </dc:creator><dc:date>2015-06-16T11:25:37</dc:date><text:p text:style-name="P19"><text:span text:style-name="T22">do text if self.getValueForTemplate('roadAdaptation').count(u"Non")</text:span></text:p></office:annotation><draw:control draw:control="control62" draw:style-name="gr1" draw:text-style-name="P20" draw:z-index="61" svg:height="0.399cm" svg:width="0.447cm" text:anchor-type="as-char"/>oui <text:s/><text:span text:style-name="T4">Type de voirie </text:span>:</text:p>
                  <text:p text:style-name="P10"><office:annotation><dc:creator>Ngaha </dc:creator><dc:date>2015-06-16T11:28:48</dc:date><text:p text:style-name="P19"><text:span text:style-name="T22">do text if self.getValueForTemplate('roadAdaptation').count(u"Oui")</text:span></text:p></office:annotation><draw:control draw:control="control63" draw:style-name="gr1" draw:text-style-name="P20" draw:z-index="62" svg:height="0.399cm" svg:width="0.447cm" text:anchor-type="as-char"/>oui <text:s/><text:span text:style-name="T4">Type de voirie </text:span>:</text:p>
                </table:table-cell>
                <table:table-cell office:value-type="string" table:style-name="Tableau7.A1">
                  <text:p text:style-name="P10"><office:annotation><dc:creator>Ngaha </dc:creator><dc:date>2015-06-16T11:29:30</dc:date><text:p text:style-name="P19"><text:span text:style-name="T22">do text if not self.getValueForTemplate('roadType').count(u"R\xe9gionale")</text:span></text:p></office:annotation><draw:control draw:control="control60" draw:style-name="gr1" draw:text-style-name="P20" draw:z-index="59" svg:height="0.399cm" svg:width="0.447cm" text:anchor-type="as-char"/>Régionale </text:p>
                  <text:p text:style-name="P10"><office:annotation><dc:creator>Ngaha </dc:creator><dc:date>2015-06-16T11:30:52</dc:date><text:p text:style-name="P19"><text:span text:style-name="T22">do text if self.getValueForTemplate('roadType').count(u"R\xe9gionale")</text:span></text:p></office:annotation><draw:control draw:control="control64" draw:style-name="gr1" draw:text-style-name="P20" draw:z-index="63" svg:height="0.399cm" svg:width="0.447cm" text:anchor-type="as-char"/>Régionale</text:p>
                  <text:p text:style-name="P10"><office:annotation><dc:creator>Ngaha </dc:creator><dc:date>2015-12-09T12:06:09</dc:date><text:p text:style-name="P19"><text:span text:style-name="T22">do text if not ( self.getValueForTemplate('roadType').count(u"Communale vicinale"))</text:span></text:p></office:annotation><draw:control draw:control="control61" draw:style-name="gr1" draw:text-style-name="P20" draw:z-index="60" svg:height="0.399cm" svg:width="0.447cm" text:anchor-type="as-char"/> Communale vicinale </text:p>
                  <text:p text:style-name="P10"><office:annotation><dc:creator>Ngaha </dc:creator><dc:date>2015-06-16T11:36:33</dc:date><text:p text:style-name="P19"><text:span text:style-name="T22">do text if self.getValueForTemplate('roadType').count(u"Communale vicinale")</text:span></text:p></office:annotation><draw:control draw:control="control65" draw:style-name="gr1" draw:text-style-name="P20" draw:z-index="64" svg:height="0.399cm" svg:width="0.447cm" text:anchor-type="as-char"/> Communale vicinale</text:p>
                </table:table-cell>
                <table:table-cell office:value-type="string" table:style-name="Tableau7.A1">
                  <text:p text:style-name="P10"><office:annotation><dc:creator>Ngaha </dc:creator><dc:date>2015-06-16T11:43:17</dc:date><text:p text:style-name="P19"><text:span text:style-name="T22">do text if not self.getValueForTemplate('roadType').count(u"Provinciale")</text:span></text:p></office:annotation><draw:control draw:control="control58" draw:style-name="gr1" draw:text-style-name="P20" draw:z-index="57" svg:height="0.399cm" svg:width="0.447cm" text:anchor-type="as-char"/>Provinciale</text:p>
                  <text:p text:style-name="P10"><office:annotation><dc:creator>Ngaha </dc:creator><dc:date>2015-06-16T11:44:26</dc:date><text:p text:style-name="P19"><text:span text:style-name="T22">do text if self.getValueForTemplate('roadType').count(u"Provinciale")</text:span></text:p></office:annotation><draw:control draw:control="control66" draw:style-name="gr1" draw:text-style-name="P20" draw:z-index="65" svg:height="0.399cm" svg:width="0.447cm" text:anchor-type="as-char"/>Provinciale</text:p>
                  <text:p text:style-name="P10"><office:annotation><dc:creator>Ngaha </dc:creator><dc:date>2015-06-16T11:39:35</dc:date><text:p text:style-name="P19"><text:span text:style-name="T22">do text if not ( self.getValueForTemplate('roadType').count(u"Communale non vicinale"))</text:span></text:p></office:annotation><draw:control draw:control="control59" draw:style-name="gr1" draw:text-style-name="P20" draw:z-index="58" svg:height="0.399cm" svg:width="0.447cm" text:anchor-type="as-char"/> Communale non vicinale (=innomée)</text:p>
                  <text:p text:style-name="P10"><office:annotation><dc:creator>Ngaha </dc:creator><dc:date>2015-06-16T11:38:33</dc:date><text:p text:style-name="P19"><text:span text:style-name="T22">do text if self.getValueForTemplate('roadType').count(u"Communale non vicinale")</text:span></text:p></office:annotation><draw:control draw:control="control67" draw:style-name="gr1" draw:text-style-name="P20" draw:z-index="66" svg:height="0.399cm" svg:width="0.447cm" text:anchor-type="as-char"/> Communale non vicinale (=innomée)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9">Équipement de la voirie</text:p>
            <text:p text:style-name="P9"><text:s text:c="39"/>I<text:span text:style-name="T12">mportant </text:span><text:span text:style-name="T11">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10"><office:annotation><dc:creator>Ngaha </dc:creator><dc:date>2015-06-16T14:05:28</dc:date><text:p text:style-name="P19"><text:span text:style-name="T22">do text if not self.getRoadCoating()</text:span></text:p></office:annotation><draw:control draw:control="control70" draw:style-name="gr1" draw:text-style-name="P20" draw:z-index="69" svg:height="0.399cm" svg:width="0.447cm" text:anchor-type="as-char"/>revêtement en <text:text-input text:description="">self.getRoadCoating()</text:text-input></text:p>
                  <text:p text:style-name="P10"><office:annotation><dc:creator>Ngaha </dc:creator><dc:date>2015-06-16T14:04:23</dc:date><text:p text:style-name="P19"><text:span text:style-name="T22">do text if self.getRoadCoating()</text:span></text:p></office:annotation><draw:control draw:control="control73" draw:style-name="gr1" draw:text-style-name="P20" draw:z-index="72" svg:height="0.399cm" svg:width="0.447cm" text:anchor-type="as-char"/>revêtement en <text:text-input text:description="">self.getRoadCoating()</text:text-input></text:p>
                </table:table-cell>
                <table:table-cell office:value-type="string" table:style-name="Tableau8.A1">
                  <text:p text:style-name="P10"><office:annotation><dc:creator>Ngaha </dc:creator><dc:date>2015-06-16T13:40:43</dc:date><text:p text:style-name="P19"><text:span text:style-name="T22">do text if not self.water</text:span></text:p></office:annotation><draw:control draw:control="control69" draw:style-name="gr1" draw:text-style-name="P20" draw:z-index="68" svg:height="0.399cm" svg:width="0.447cm" text:anchor-type="as-char"/>eau</text:p>
                  <text:p text:style-name="P10"><office:annotation><dc:creator>Ngaha </dc:creator><dc:date>2015-06-16T13:41:59</dc:date><text:p text:style-name="P19"><text:span text:style-name="T22">do text if self.water</text:span></text:p></office:annotation><draw:control draw:control="control72" draw:style-name="gr1" draw:text-style-name="P20" draw:z-index="71" svg:height="0.399cm" svg:width="0.447cm" text:anchor-type="as-char"/>eau</text:p>
                </table:table-cell>
                <table:table-cell office:value-type="string" table:style-name="Tableau8.A1">
                  <text:p text:style-name="P10"><office:annotation><dc:creator>Ngaha </dc:creator><dc:date>2015-06-16T14:04:05</dc:date><text:p text:style-name="P19"><text:span text:style-name="T22">do text if not self.electricity</text:span></text:p></office:annotation><draw:control draw:control="control68" draw:style-name="gr1" draw:text-style-name="P20" draw:z-index="67" svg:height="0.399cm" svg:width="0.447cm" text:anchor-type="as-char"/>électricité</text:p>
                  <text:p text:style-name="P10"><office:annotation><dc:creator>Ngaha </dc:creator><dc:date>2015-06-16T13:42:53</dc:date><text:p text:style-name="P19"><text:span text:style-name="T22">do text if self.electricity</text:span></text:p></office:annotation><draw:control draw:control="control71" draw:style-name="gr1" draw:text-style-name="P20" draw:z-index="70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8.A1">
                  <text:p text:style-name="P10"><office:annotation><dc:creator>Ngaha </dc:creator><dc:date>2015-06-16T14:07:58</dc:date><text:p text:style-name="P19"><text:span text:style-name="T22">do text if not self.roadEquipments.__str__().count(u"'epuration'")</text:span></text:p></office:annotation><draw:control draw:control="control76" draw:style-name="gr1" draw:text-style-name="P20" draw:z-index="75" svg:height="0.399cm" svg:width="0.447cm" text:anchor-type="as-char"/><text:span text:style-name="T4">égout</text:span> existant relié en aval <text:s/>à une <text:span text:style-name="T4">station d'épuration</text:span> publique</text:p>
                  <text:p text:style-name="P10"><office:annotation><dc:creator>Ngaha </dc:creator><dc:date>2015-06-16T14:06:11</dc:date><text:p text:style-name="P19"><text:span text:style-name="T22">do text if self.roadEquipments.__str__().count(u"'epuration'")</text:span></text:p></office:annotation><draw:control draw:control="control78" draw:style-name="gr1" draw:text-style-name="P20" draw:z-index="77" svg:height="0.399cm" svg:width="0.447cm" text:anchor-type="as-char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office:value-type="string" table:style-name="Tableau8.A1">
                  <text:p text:style-name="P10"><office:annotation><dc:creator>Ngaha </dc:creator><dc:date>2015-06-16T14:14:11</dc:date><text:p text:style-name="P19"><text:span text:style-name="T22">do text if not self.roadEquipments.__str__().count(u"'pascollecteeaux'")</text:span></text:p></office:annotation><draw:control draw:control="control74" draw:style-name="gr1" draw:text-style-name="P20" draw:z-index="73" svg:height="0.399cm" svg:width="0.447cm" text:anchor-type="as-char"/>pas d'égout</text:p>
                  <text:p text:style-name="P10"><office:annotation><dc:creator>Ngaha </dc:creator><dc:date>2015-06-16T14:13:36</dc:date><text:p text:style-name="P19"><text:span text:style-name="T22">do text if self.roadEquipments.__str__().count(u"'pascollecteeaux'")</text:span></text:p></office:annotation><draw:control draw:control="control75" draw:style-name="gr1" draw:text-style-name="P20" draw:z-index="74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2" table:style-name="Tableau8.A1">
                  <text:p text:style-name="P10"><draw:control draw:control="control79" draw:style-name="gr1" draw:text-style-name="P20" draw:z-index="78" svg:height="0.399cm" svg:width="0.447cm" text:anchor-type="as-char"/>autres égouttage existant : zone d'assainissement collectif au PASH</text:p>
                </table:table-cell>
                <table:covered-table-cell/>
                <table:table-cell office:value-type="string" table:style-name="Tableau8.A1">
                  <text:p text:style-name="P14"/>
                </table:table-cell>
              </table:table-row>
              <table:table-row>
                <table:table-cell office:value-type="string" table:number-columns-spanned="2" table:style-name="Tableau8.A1">
                  <text:p text:style-name="P10"><office:annotation><dc:creator>Ngaha </dc:creator><dc:date>2015-06-16T14:21:18</dc:date><text:p text:style-name="P19"><text:span text:style-name="T22">do text if not self.roadEquipments.__str__().count(u"'egoutsep'")</text:span></text:p></office:annotation><draw:control draw:control="control77" draw:style-name="gr1" draw:text-style-name="P20" draw:z-index="76" svg:height="0.399cm" svg:width="0.447cm" text:anchor-type="as-char"/>zone d'épuration individuelle au plan Communal Général d'égouttage</text:p>
                  <text:p text:style-name="P10"><office:annotation><dc:creator>Ngaha </dc:creator><dc:date>2015-06-16T14:20:25</dc:date><text:p text:style-name="P19"><text:span text:style-name="T22">do text if self.roadEquipments.__str__().count(u"'egoutsep'")</text:span></text:p></office:annotation><draw:control draw:control="control80" draw:style-name="gr1" draw:text-style-name="P20" draw:z-index="79" svg:height="0.399cm" svg:width="0.447cm" text:anchor-type="as-char"/>zone d'épuration individuelle au plan Communal Général d'égouttage</text:p>
                </table:table-cell>
                <table:covered-table-cell/>
                <table:table-cell office:value-type="string" table:style-name="Tableau8.A1">
                  <text:p text:style-name="P14"/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office:value-type="string" table:style-name="Tableau9.A1">
                  <text:p text:style-name="P10"><office:annotation><dc:creator>Ngaha </dc:creator><dc:date>2015-06-16T16:07:11</dc:date><text:p text:style-name="P19"><text:span text:style-name="T22">do text if not self.getValueForTemplate('solicitOpinionsTo').count('DGO1') &gt; 0</text:span></text:p></office:annotation><draw:control draw:control="control85" draw:style-name="gr1" draw:text-style-name="P20" draw:z-index="84" svg:height="0.399cm" svg:width="0.447cm" text:anchor-type="as-char"/>DGO1 (voirie régionale)</text:p>
                  <text:p text:style-name="P10"><office:annotation><dc:creator>Ngaha </dc:creator><dc:date>2015-06-16T16:07:35</dc:date><text:p text:style-name="P19"><text:span text:style-name="T22">do text if self.getValueForTemplate('solicitOpinionsTo').count('DGO1') &gt; 0</text:span></text:p></office:annotation><draw:control draw:control="control86" draw:style-name="gr1" draw:text-style-name="P20" draw:z-index="85" svg:height="0.399cm" svg:width="0.447cm" text:anchor-type="as-char"/>DGO1 (voirie régionale)</text:p>
                </table:table-cell>
                <table:table-cell office:value-type="string" table:style-name="Tableau9.A1">
                  <text:p text:style-name="P10"><office:annotation><dc:creator>Ngaha </dc:creator><dc:date>2015-06-16T16:09:01</dc:date><text:p text:style-name="P19"><text:span text:style-name="T22">do text if not self.getValueForTemplate('solicitOpinionsTo').count(u"Hainaut Ing\xe9nierie Technique") &gt; 0</text:span></text:p></office:annotation><draw:control draw:control="control83" draw:style-name="gr1" draw:text-style-name="P20" draw:z-index="82" svg:height="0.399cm" svg:width="0.447cm" text:anchor-type="as-char"/>Hainaut Ingénierie Technique </text:p>
                  <text:p text:style-name="P10"><office:annotation><dc:creator>Ngaha </dc:creator><dc:date>2015-06-16T16:09:51</dc:date><text:p text:style-name="P19"><text:span text:style-name="T22"><text:tab/></text:span><text:span text:style-name="T22">do text if self.getValueForTemplate('solicitOpinionsTo').count(u"Hainaut Ing\xe9nierie Technique") &gt; 0</text:span></text:p></office:annotation><draw:control draw:control="control84" draw:style-name="gr1" draw:text-style-name="P20" draw:z-index="83" svg:height="0.399cm" svg:width="0.447cm" text:anchor-type="as-char"/>Hainaut Ingénierie Technique </text:p>
                </table:table-cell>
                <table:table-cell office:value-type="string" table:style-name="Tableau9.A1">
                  <text:p text:style-name="P10"><office:annotation><dc:creator>Ngaha </dc:creator><dc:date>2015-06-16T15:30:58</dc:date><text:p text:style-name="P19"><text:span text:style-name="T22">do text if not self.getValueForTemplate('solicitOpinionsTo').count(u"Agriculture") &gt; 0</text:span></text:p></office:annotation><draw:control draw:control="control81" draw:style-name="gr1" draw:text-style-name="P20" draw:z-index="80" svg:height="0.399cm" svg:width="0.447cm" text:anchor-type="as-char"/> Agriculture</text:p>
                  <text:p text:style-name="P10"><office:annotation><dc:creator>Ngaha </dc:creator><dc:date>2015-06-16T15:32:18</dc:date><text:p text:style-name="P19"><text:span text:style-name="T22">do text if self.getValueForTemplate('solicitOpinionsTo').count(u"Agriculture") &gt; 0</text:span></text:p></office:annotation><draw:control draw:control="control82" draw:style-name="gr1" draw:text-style-name="P20" draw:z-index="81" svg:height="0.399cm" svg:width="0.447cm" text:anchor-type="as-char"/> Agriculture</text:p>
                </table:table-cell>
              </table:table-row>
              <table:table-row>
                <table:table-cell office:value-type="string" table:style-name="Tableau9.A1">
                  <text:p text:style-name="P10"><office:annotation><dc:creator>Ngaha </dc:creator><dc:date>2015-06-16T16:11:42</dc:date><text:p><text:span text:style-name="T22">do text if not self.getValueForTemplate('solicitOpinionsTo').count(u"Intercommunale") &gt; 0</text:span></text:p></office:annotation><draw:control draw:control="control91" draw:style-name="gr1" draw:text-style-name="P20" draw:z-index="90" svg:height="0.399cm" svg:width="0.447cm" text:anchor-type="as-char"/>Intercommunale</text:p>
                  <text:p text:style-name="P10"><office:annotation><dc:creator>Ngaha </dc:creator><dc:date>2015-06-16T16:11:54</dc:date><text:p><text:span text:style-name="T22">do text if self.getValueForTemplate('solicitOpinionsTo').count(u"Intercommunale") &gt; 0</text:span></text:p></office:annotation><draw:control draw:control="control92" draw:style-name="gr1" draw:text-style-name="P20" draw:z-index="91" svg:height="0.399cm" svg:width="0.447cm" text:anchor-type="as-char"/>Intercommunale</text:p>
                </table:table-cell>
                <table:table-cell office:value-type="string" table:style-name="Tableau9.A1">
                  <text:p text:style-name="P10"><office:annotation><dc:creator>Ngaha </dc:creator><dc:date>2015-06-16T16:12:31</dc:date><text:p><text:span text:style-name="T22">do text if not self.getValueForTemplate('solicitOpinionsTo').count(u"CRMSF") &gt; 0</text:span></text:p></office:annotation><draw:control draw:control="control89" draw:style-name="gr1" draw:text-style-name="P20" draw:z-index="88" svg:height="0.399cm" svg:width="0.447cm" text:anchor-type="as-char"/> CRMSF</text:p>
                  <text:p text:style-name="P10"><office:annotation><dc:creator>Ngaha </dc:creator><dc:date>2015-06-16T16:12:41</dc:date><text:p><text:span text:style-name="T22">do text if self.getValueForTemplate('solicitOpinionsTo').count(u"CRMSF") &gt; 0</text:span></text:p></office:annotation><draw:control draw:control="control90" draw:style-name="gr1" draw:text-style-name="P20" draw:z-index="89" svg:height="0.399cm" svg:width="0.447cm" text:anchor-type="as-char"/> CRMSF</text:p>
                </table:table-cell>
                <table:table-cell office:value-type="string" table:style-name="Tableau9.A1">
                  <text:p text:style-name="P10"><office:annotation><dc:creator>Ngaha </dc:creator><dc:date>2015-06-16T16:13:12</dc:date><text:p><text:span text:style-name="T22">do text if not self.getValueForTemplate('solicitOpinionsTo').count(u"Parc Naturel") &gt; 0</text:span></text:p></office:annotation><draw:control draw:control="control87" draw:style-name="gr1" draw:text-style-name="P20" draw:z-index="86" svg:height="0.399cm" svg:width="0.447cm" text:anchor-type="as-char"/>Parc naturel</text:p>
                  <text:p text:style-name="P10"><office:annotation><dc:creator>Ngaha </dc:creator><dc:date>2015-06-16T16:13:22</dc:date><text:p><text:span text:style-name="T22">do text if self.getValueForTemplate('solicitOpinionsTo').count(u"Parc Naturel") &gt; 0</text:span></text:p></office:annotation><draw:control draw:control="control88" draw:style-name="gr1" draw:text-style-name="P20" draw:z-index="87" svg:height="0.399cm" svg:width="0.447cm" text:anchor-type="as-char"/>Parc naturel</text:p>
                </table:table-cell>
              </table:table-row>
              <table:table-row>
                <table:table-cell office:value-type="string" table:style-name="Tableau9.A1">
                  <text:p text:style-name="P10"><office:annotation><dc:creator>Ngaha </dc:creator><dc:date>2015-06-16T15:45:18</dc:date><text:p><text:span text:style-name="T22">do text if not self.getValueForTemplate('solicitOpinionsTo').count(u"Service Incendie") &gt; 0</text:span></text:p></office:annotation><draw:control draw:control="control95" draw:style-name="gr1" draw:text-style-name="P20" draw:z-index="94" svg:height="0.399cm" svg:width="0.447cm" text:anchor-type="as-char"/>Service Incendie</text:p>
                  <text:p text:style-name="P10"><office:annotation><dc:creator>Ngaha </dc:creator><dc:date>2015-06-16T15:54:34</dc:date><text:p><text:span text:style-name="T22">do text if self.getValueForTemplate('solicitOpinionsTo').count(u"Service Incendie") &gt; 0</text:span></text:p></office:annotation><draw:control draw:control="control96" draw:style-name="gr1" draw:text-style-name="P20" draw:z-index="95" svg:height="0.399cm" svg:width="0.447cm" text:anchor-type="as-char"/>Service Incendie</text:p>
                </table:table-cell>
                <table:table-cell office:value-type="string" table:style-name="Tableau9.A1">
                  <text:p text:style-name="P10"><draw:control draw:control="control94" draw:style-name="gr1" draw:text-style-name="P20" draw:z-index="93" svg:height="0.399cm" svg:width="0.447cm" text:anchor-type="as-char"/></text:p>
                </table:table-cell>
                <table:table-cell office:value-type="string" table:style-name="Tableau9.A1">
                  <text:p text:style-name="P10"><draw:control draw:control="control93" draw:style-name="gr1" draw:text-style-name="P20" draw:z-index="92" svg:height="0.399cm" svg:width="0.447cm" text:anchor-type="as-char"/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9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7"><office:annotation><dc:creator>sde </dc:creator><dc:date>2011-08-04T13:57:24</dc:date><text:p text:style-name="P19"><text:span text:style-name="T24">do row for folderZoneValue in self.getValuesForTemplate('folderZone')</text:span></text:p></office:annotation><draw:control draw:control="control4" draw:style-name="gr1" draw:text-style-name="P20" draw:z-index="3" svg:height="0.399cm" svg:width="0.447cm" text:anchor-type="as-char"/></text:p>
                </table:table-cell>
                <table:table-cell office:value-type="string" table:style-name="Tableau12.A1">
                  <text:p text:style-name="P7"><text:text-input text:description="Bien-Parcelles">folderZoneValue</text:text-input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Bien classé ou assimilé</text:p>
          </table:table-cell>
          <table:table-cell office:value-type="string" table:number-columns-spanned="3" table:style-name="Tableau3.B2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10"><office:annotation><dc:creator>Ngaha </dc:creator><dc:date>2015-06-09T11:30:15</dc:date><text:p text:style-name="P19"><text:span text:style-name="T22">do text if not self.getValueForTemplate('protectedBuilding').count(u'class\xe9 ou assimil\xe9')</text:span></text:p></office:annotation><draw:control draw:control="control46" draw:style-name="gr1" draw:text-style-name="P20" draw:z-index="45" svg:height="0.399cm" svg:width="0.447cm" text:anchor-type="as-char"/>classé ou assimilé</text:p>
                  <text:p text:style-name="P10"><office:annotation><dc:creator>Ngaha </dc:creator><dc:date>2015-06-09T11:30:31</dc:date><text:p text:style-name="P19"><text:span text:style-name="T22">do text if self.getValueForTemplate('protectedBuilding').count(u'class\xe9 ou assimil\xe9')</text:span></text:p></office:annotation><draw:control draw:control="control50" draw:style-name="gr1" draw:text-style-name="P20" draw:z-index="49" svg:height="0.399cm" svg:width="0.447cm" text:anchor-type="as-char"/>classé ou assimilé</text:p>
                </table:table-cell>
                <table:table-cell office:value-type="string" table:style-name="Tableau4.A1">
                  <text:p text:style-name="P14"><office:annotation><dc:creator>Ngaha </dc:creator><dc:date>2015-06-09T11:31:08</dc:date><text:p text:style-name="P19"><text:span text:style-name="T22">do text if not self.getValueForTemplate('protectedBuilding').count(u'zone de protection')</text:span></text:p></office:annotation><draw:control draw:control="control47" draw:style-name="gr1" draw:text-style-name="P20" draw:z-index="46" svg:height="0.399cm" svg:width="0.447cm" text:anchor-type="as-char"/>zone de protection</text:p>
                  <text:p text:style-name="P14"><office:annotation><dc:creator>Ngaha </dc:creator><dc:date>2015-06-09T11:32:40</dc:date><text:p text:style-name="P19"><text:span text:style-name="T22">do text if self.getValueForTemplate('protectedBuilding').count(u'zone de protection')</text:span></text:p></office:annotation><draw:control draw:control="control51" draw:style-name="gr1" draw:text-style-name="P20" draw:z-index="50" svg:height="0.399cm" svg:width="0.447cm" text:anchor-type="as-char"/>zone de protection</text:p>
                </table:table-cell>
                <table:table-cell office:value-type="string" table:style-name="Tableau4.A1">
                  <text:p text:style-name="P14"><office:annotation><dc:creator>Ngaha </dc:creator><dc:date>2015-06-09T11:33:01</dc:date><text:p text:style-name="P19"><text:span text:style-name="T22">do text if not self.getValueForTemplate('protectedBuilding').count(u"repris \xe0 l'inventaire"</text:span><text:span text:style-name="T23">)</text:span></text:p></office:annotation><draw:control draw:control="control48" draw:style-name="gr1" draw:text-style-name="P20" draw:z-index="47" svg:height="0.399cm" svg:width="0.447cm" text:anchor-type="as-char"/>repris à l'inventaire</text:p>
                  <text:p text:style-name="P14"><office:annotation><dc:creator>Ngaha </dc:creator><dc:date>2015-06-09T11:34:20</dc:date><text:p text:style-name="P19"><text:span text:style-name="T22">do text if self.getValueForTemplate('protectedBuilding').count(u"repris \xe0 l'inventaire"</text:span><text:span text:style-name="T23">)</text:span></text:p></office:annotation><draw:control draw:control="control52" draw:style-name="gr1" draw:text-style-name="P20" draw:z-index="51" svg:height="0.399cm" svg:width="0.447cm" text:anchor-type="as-char"/>repris à l'inventaire</text:p>
                </table:table-cell>
                <table:table-cell office:value-type="string" table:style-name="Tableau4.A1">
                  <text:p text:style-name="P14"><office:annotation><dc:creator>Ngaha </dc:creator><dc:date>2015-06-09T11:34:36</dc:date><text:p text:style-name="P19"><text:span text:style-name="T22">do text if not self.getValueForTemplate('protectedBuilding').count(u"\xe0 l'Atlas arch\xe9ologique"</text:span><text:span text:style-name="T23">)</text:span></text:p></office:annotation><draw:control draw:control="control49" draw:style-name="gr1" draw:text-style-name="P20" draw:z-index="48" svg:height="0.399cm" svg:width="0.447cm" text:anchor-type="as-char"/>à l'Atlas archéologique</text:p>
                  <text:p text:style-name="P14"><office:annotation><dc:creator>Ngaha </dc:creator><dc:date>2015-06-09T11:35:34</dc:date><text:p text:style-name="P19"><text:span text:style-name="T22">do text if self.getValueForTemplate('protectedBuilding').count(u"\xe0 l'Atlas arch\xe9ologique"</text:span><text:span text:style-name="T23">)</text:span></text:p></office:annotation><draw:control draw:control="control53" draw:style-name="gr1" draw:text-style-name="P20" draw:z-index="52" svg:height="0.399cm" svg:width="0.447cm" text:anchor-type="as-char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ext:soft-page-break/>
        <table:table-row table:style-name="Tableau3.15">
          <table:table-cell office:value-type="string" table:style-name="Tableau3.A2">
            <text:p text:style-name="P6">Etude d'incidence ?</text:p>
          </table:table-cell>
          <table:table-cell office:value-type="string" table:number-columns-spanned="3" table:style-name="Tableau3.B2">
            <text:p text:style-name="P7"><office:annotation><dc:creator>Ngaha </dc:creator><dc:date>2015-06-16T16:27:23</dc:date><text:p text:style-name="P19"><text:span text:style-name="T21">do text if not self.impactStudy</text:span></text:p></office:annotation><draw:control draw:control="control20" draw:style-name="gr1" draw:text-style-name="P20" draw:z-index="19" svg:height="0.399cm" svg:width="0.447cm" text:anchor-type="as-char"/>oui (ne concerne PAS la notice dévaluation préalable des incidences, toujours nécessaire)</text:p>
            <text:p text:style-name="P7"><office:annotation><dc:creator>Ngaha </dc:creator><dc:date>2015-06-16T16:30:24</dc:date><text:p text:style-name="P19"><text:span text:style-name="T22">do text if self.impactStudy</text:span></text:p></office:annotation><draw:control draw:control="control97" draw:style-name="gr1" draw:text-style-name="P20" draw:z-index="9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2">
            <text:p text:style-name="P5">Rapport du collège</text:p>
          </table:table-cell>
          <table:table-cell office:value-type="string" table:number-columns-spanned="3" table:style-name="Tableau3.B2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>(suite au verso : <text:s/><draw:control draw:control="control98" draw:style-name="gr1" draw:text-style-name="P20" draw:z-index="97" svg:height="0.399cm" svg:width="0.447cm" text:anchor-type="as-char"/>oui)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5">Décision finale du collège</text:p>
          </table:table-cell>
          <table:table-cell office:value-type="string" table:number-columns-spanned="3" table:style-name="Tableau3.B2">
            <text:p text:style-name="P7"><text:s/><draw:control draw:control="control21" draw:style-name="gr1" draw:text-style-name="P20" draw:z-index="20" svg:height="0.399cm" svg:width="0.447cm" text:anchor-type="as-char"/>s'écartant de <text:span text:style-name="T5">l'</text:span><text:span text:style-name="T7">avis</text:span> du fonctionnaire délégué (!ne pas confondre avec une dérogation accordée par lui!)</text:p>
          </table:table-cell>
          <table:covered-table-cell/>
          <table:covered-table-cell/>
        </table:table-row>
      </table:table>
      <text:p text:style-name="UrbanBody_20_"><text:span text:style-name="T4">Envoyé le</text:span> <text:s text:c="31"/>(date réelle d’envoi, s-v-p)</text:p>
      <text:p text:style-name="UrbanBody_20_"/>
      <text:p text:style-name="P18">Le Directeur Général,<text:tab/><text:tab/><text:tab/><text:tab/><text:tab/><text:tab/>Le Bourgmestre et les membres du Collège,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Ubuntu" svg:font-family="Ubuntu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042cm" style:width="19.95cm" table:align="left"/>
    </style:style>
    <style:style style:family="table-column" style:name="Tableau1.A">
      <style:table-column-properties style:column-width="7.911cm"/>
    </style:style>
    <style:style style:family="table-column" style:name="Tableau1.B">
      <style:table-column-properties style:column-width="12.039cm"/>
    </style:style>
    <style:style style:family="table-cell" style:name="Tableau1.A1">
      <style:table-cell-properties fo:border-bottom="none" fo:border-left="0.3pt solid #000000" fo:border-right="0.3pt solid #000000" fo:border-top="0.3pt solid #000000" fo:padding="0.049cm"/>
    </style:style>
    <style:style style:family="table-cell" style:name="Tableau1.A2">
      <style:table-cell-properties fo:border-bottom="0.05pt solid #000000" fo:border-left="0.3pt solid #000000" fo:border-right="none" fo:border-top="none" fo:padding="0.049cm"/>
    </style:style>
    <style:style style:family="table-cell" style:name="Tableau1.B2">
      <style:table-cell-properties fo:border-bottom="0.05pt solid #000000" fo:border-left="none" fo:border-right="0.3pt solid #000000" fo:border-top="none" fo:padding="0.049cm"/>
    </style:style>
    <style:style style:family="table-cell" style:name="Tableau1.A3">
      <style:table-cell-properties fo:border-bottom="0.3pt solid #000000" fo:border-left="0.3pt solid #000000" fo:border-right="0.3pt solid #000000" fo:border-top="none" fo:padding="0.049cm"/>
    </style:style>
    <style:style style:family="table" style:name="Tableau2">
      <style:table-properties fo:margin-left="0.011cm" style:width="19.897cm" table:align="left"/>
    </style:style>
    <style:style style:family="table-column" style:name="Tableau2.A">
      <style:table-column-properties style:column-width="7.567cm"/>
    </style:style>
    <style:style style:family="table-column" style:name="Tableau2.B">
      <style:table-column-properties style:column-width="12.33cm"/>
    </style:style>
    <style:style style:family="table-cell" style:name="Tableau2.A1">
      <style:table-cell-properties fo:border-bottom="0.05pt solid #000000" fo:border-left="0.05pt solid #000000" fo:border-right="none" fo:border-top="0.05pt solid #000000" fo:padding="0.049cm"/>
    </style:style>
    <style:style style:family="table-cell" style:name="Tableau2.B1">
      <style:table-cell-properties fo:border-bottom="0.05pt solid #000000" fo:border-left="none" fo:border-right="0.05pt solid #000000" fo:border-top="0.05pt solid #000000" fo:padding="0.049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53cm"/>
    </style:style>
    <style:style style:family="table-column" style:name="Tableau3.B">
      <style:table-column-properties style:column-width="4.763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49cm"/>
    </style:style>
    <style:style style:family="table-cell" style:name="Tableau3.B1">
      <style:table-cell-properties fo:border="0.05pt solid #000000" fo:padding="0.049cm"/>
    </style:style>
    <style:style style:family="table-cell" style:name="Tableau3.A2">
      <style:table-cell-properties fo:border-bottom="0.05pt solid #000000" fo:border-left="0.05pt solid #000000" fo:border-right="none" fo:border-top="none" fo:padding="0.049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49cm"/>
    </style:style>
    <style:style style:family="table-cell" style:name="Tableau3.C5">
      <style:table-cell-properties fo:border-bottom="0.05pt solid #000000" fo:border-left="0.05pt solid #000000" fo:border-right="none" fo:border-top="none" fo:padding="0.049cm" style:vertical-align="middle"/>
    </style:style>
    <style:style style:family="table-cell" style:name="Tableau3.D5">
      <style:table-cell-properties fo:border-bottom="0.05pt solid #000000" fo:border-left="0.05pt solid #000000" fo:border-right="0.05pt solid #000000" fo:border-top="none" fo:padding="0.049cm" style:vertical-align="middle"/>
    </style:style>
    <style:style style:family="table-row" style:name="Tableau3.11">
      <style:table-row-properties style:min-row-height="2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" style:name="Tableau6">
      <style:table-properties style:width="14.136cm" table:align="margins"/>
    </style:style>
    <style:style style:family="table-column" style:name="Tableau6.A">
      <style:table-column-properties style:column-width="3.533cm" style:rel-column-width="16377*"/>
    </style:style>
    <style:style style:family="table-column" style:name="Tableau6.B">
      <style:table-column-properties style:column-width="3.082cm" style:rel-column-width="14283*"/>
    </style:style>
    <style:style style:family="table-column" style:name="Tableau6.C">
      <style:table-column-properties style:column-width="4.427cm" style:rel-column-width="20524*"/>
    </style:style>
    <style:style style:family="table-column" style:name="Tableau6.D">
      <style:table-column-properties style:column-width="3.096cm" style:rel-column-width="14351*"/>
    </style:style>
    <style:style style:family="table-cell" style:name="Tableau6.A1">
      <style:table-cell-properties fo:border="none" fo:padding="0cm"/>
    </style:style>
    <style:style style:family="table" style:name="Tableau7">
      <style:table-properties style:width="14.136cm" table:align="margins"/>
    </style:style>
    <style:style style:family="table-column" style:name="Tableau7.A">
      <style:table-column-properties style:column-width="3.808cm" style:rel-column-width="17659*"/>
    </style:style>
    <style:style style:family="table-column" style:name="Tableau7.B">
      <style:table-column-properties style:column-width="3.889cm" style:rel-column-width="18030*"/>
    </style:style>
    <style:style style:family="table-column" style:name="Tableau7.C">
      <style:table-column-properties style:column-width="6.438cm" style:rel-column-width="29846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36cm" table:align="margins"/>
    </style:style>
    <style:style style:family="table-column" style:name="Tableau8.A">
      <style:table-column-properties style:column-width="9.11cm" style:rel-column-width="42235*"/>
    </style:style>
    <style:style style:family="table-column" style:name="Tableau8.B">
      <style:table-column-properties style:column-width="2.051cm" style:rel-column-width="9509*"/>
    </style:style>
    <style:style style:family="table-column" style:name="Tableau8.C">
      <style:table-column-properties style:column-width="2.974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36cm" table:align="margins"/>
    </style:style>
    <style:style style:family="table-column" style:name="Tableau9.A">
      <style:table-column-properties style:column-width="4.528cm" style:rel-column-width="20994*"/>
    </style:style>
    <style:style style:family="table-column" style:name="Tableau9.B">
      <style:table-column-properties style:column-width="5.274cm" style:rel-column-width="24452*"/>
    </style:style>
    <style:style style:family="table-column" style:name="Tableau9.C">
      <style:table-column-properties style:column-width="4.334cm" style:rel-column-width="20089*"/>
    </style:style>
    <style:style style:family="table-cell" style:name="Tableau9.A1">
      <style:table-cell-properties fo:border="none" fo:padding="0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0.769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style:width="14.136cm" table:align="margins"/>
    </style:style>
    <style:style style:family="table-column" style:name="Tableau4.A">
      <style:table-column-properties style:column-width="3.348cm" style:rel-column-width="15518*"/>
    </style:style>
    <style:style style:family="table-column" style:name="Tableau4.B">
      <style:table-column-properties style:column-width="3.32cm" style:rel-column-width="15393*"/>
    </style:style>
    <style:style style:family="table-column" style:name="Tableau4.C">
      <style:table-column-properties style:column-width="3.455cm" style:rel-column-width="16018*"/>
    </style:style>
    <style:style style:family="table-column" style:name="Tableau4.D">
      <style:table-column-properties style:column-width="4.013cm" style:rel-column-width="18606*"/>
    </style:style>
    <style:style style:family="table-cell" style:name="Tableau4.A1">
      <style:table-cell-properties fo:border="none" fo:padding="0cm"/>
    </style:style>
    <style:style style:family="table" style:name="Tableau5">
      <style:table-properties style:width="14.136cm" table:align="margins"/>
    </style:style>
    <style:style style:family="table-column" style:name="Tableau5.A">
      <style:table-column-properties style:column-width="3.508cm" style:rel-column-width="16269*"/>
    </style:style>
    <style:style style:family="table-column" style:name="Tableau5.B">
      <style:table-column-properties style:column-width="1.944cm" style:rel-column-width="9010*"/>
    </style:style>
    <style:style style:family="table-column" style:name="Tableau5.C">
      <style:table-column-properties style:column-width="3.029cm" style:rel-column-width="14041*"/>
    </style:style>
    <style:style style:family="table-column" style:name="Tableau5.D">
      <style:table-column-properties style:column-width="1.884cm" style:rel-column-width="8735*"/>
    </style:style>
    <style:style style:family="table-column" style:name="Tableau5.E">
      <style:table-column-properties style:column-width="3.771cm" style:rel-column-width="17480*"/>
    </style:style>
    <style:style style:family="table-cell" style:name="Tableau5.A1">
      <style:table-cell-properties fo:border="none" fo:padding="0cm"/>
    </style:style>
    <style:style style:family="paragraph" style:name="P1" style:parent-style-name="UrbanBody_20_">
      <style:text-properties fo:font-size="11pt" style:font-size-asian="11pt" style:font-size-complex="11pt"/>
    </style:style>
    <style:style style:family="paragraph" style:name="P2" style:parent-style-name="UrbanBody_20_">
      <style:text-properties fo:font-size="11pt" fo:font-weight="bold" style:font-name="Times New Roman1" style:font-size-asian="11pt" style:font-size-complex="11pt" style:font-weight-asian="bold" style:font-weight-complex="bold"/>
    </style:style>
    <style:style style:family="paragraph" style:name="P3" style:parent-style-name="UrbanBody_20_">
      <style:text-properties fo:font-size="9pt" fo:font-weight="bold" style:font-name="Times New Roman1" style:font-size-asian="9pt" style:font-size-complex="9pt" style:font-weight-asian="bold" style:font-weight-complex="bold"/>
    </style:style>
    <style:style style:family="paragraph" style:name="P4" style:parent-style-name="UrbanBody_20_">
      <style:paragraph-properties fo:text-align="center" style:justify-single-word="false"/>
      <style:text-properties fo:font-size="12pt" fo:font-weight="bold" style:font-size-asian="12pt" style:font-size-complex="12pt" style:font-weight-asian="bold" style:font-weight-complex="bold"/>
    </style:style>
    <style:style style:family="paragraph" style:name="P5" style:parent-style-name="UrbanBody_20_">
      <style:text-properties fo:font-size="9pt" fo:font-weight="bold" style:font-size-asian="9pt" style:font-size-complex="9pt" style:font-weight-asian="bold" style:font-weight-complex="bold"/>
    </style:style>
    <style:style style:family="paragraph" style:name="P6" style:parent-style-name="UrbanBody_20_">
      <style:text-properties fo:font-size="9pt" fo:font-weight="normal" style:font-size-asian="9pt" style:font-size-complex="9pt" style:font-weight-asian="normal" style:font-weight-complex="normal"/>
    </style:style>
    <style:style style:family="paragraph" style:name="P7" style:parent-style-name="UrbanBody_20_">
      <style:text-properties fo:font-size="9pt" style:font-size-asian="9pt" style:font-size-complex="9pt"/>
    </style:style>
    <style:style style:family="paragraph" style:name="P8" style:parent-style-name="UrbanBody_20_">
      <style:paragraph-properties fo:text-align="end" style:justify-single-word="false"/>
      <style:text-properties fo:font-size="9pt" style:font-size-asian="9pt" style:font-size-complex="9pt"/>
    </style:style>
    <style:style style:family="paragraph" style:name="P9" style:parent-style-name="UrbanBody_20_">
      <style:text-properties fo:font-size="9pt" fo:font-weight="bold" style:font-size-asian="9pt" style:font-size-complex="9pt" style:font-weight-asian="bold" style:font-weight-complex="bold" style:text-underline-style="none"/>
    </style:style>
    <style:style style:family="paragraph" style:name="P10" style:parent-style-name="UrbanBody_20_">
      <style:paragraph-properties fo:text-align="start" style:justify-single-word="false"/>
      <style:text-properties fo:font-size="9pt" style:font-name="Times New Roman" style:font-size-asian="9pt" style:font-size-complex="9pt"/>
    </style:style>
    <style:style style:family="paragraph" style:name="P11" style:parent-style-name="UrbanTitle">
      <style:text-properties fo:font-size="12pt" fo:font-weight="normal" style:font-size-asian="12pt" style:font-size-complex="12pt" style:font-weight-asian="normal" style:font-weight-complex="normal" style:text-underline-style="none"/>
    </style:style>
    <style:style style:family="paragraph" style:name="P12" style:parent-style-name="UrbanTitle">
      <style:text-properties fo:font-size="11pt" fo:font-weight="normal" style:font-size-asian="11pt" style:font-size-complex="11pt" style:font-weight-asian="normal" style:font-weight-complex="normal" style:text-underline-style="none"/>
    </style:style>
    <style:style style:family="paragraph" style:name="P13" style:parent-style-name="UrbanTitle">
      <style:text-properties fo:font-size="10pt" fo:font-weight="normal" style:font-size-asian="10pt" style:font-size-complex="10pt" style:font-weight-asian="normal" style:font-weight-complex="normal" style:text-underline-style="none"/>
    </style:style>
    <style:style style:family="paragraph" style:name="P14" style:parent-style-name="Table_20_Contents">
      <style:paragraph-properties fo:text-align="start" style:justify-single-word="false"/>
      <style:text-properties fo:font-size="9pt" style:font-name="Times New Roman" style:font-size-asian="9pt" style:font-size-complex="9pt"/>
    </style:style>
    <style:style style:family="paragraph" style:name="P15" style:parent-style-name="UrbanBody_20_">
      <style:text-properties fo:font-size="9pt" fo:font-weight="normal" style:font-size-asian="9pt" style:font-size-complex="9pt" style:font-weight-asian="normal" style:font-weight-complex="normal"/>
    </style:style>
    <style:style style:family="paragraph" style:name="P16" style:parent-style-name="UrbanBody_20_">
      <style:text-properties fo:font-size="9pt" style:font-size-asian="9pt" style:font-size-complex="9pt"/>
    </style:style>
    <style:style style:family="paragraph" style:name="P17" style:parent-style-name="UrbanBody_20_">
      <style:paragraph-properties fo:text-align="start" style:justify-single-word="false"/>
      <style:text-properties fo:font-size="9pt" style:font-name="Times New Roman" style:font-size-asian="9pt" style:font-size-complex="9pt"/>
    </style:style>
    <style:style style:family="paragraph" style:name="P18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style="normal" fo:font-weight="normal" style:font-name="Times New Roman1" style:font-size-asian="12pt" style:font-size-complex="12pt" style:font-style-asian="normal" style:font-style-complex="normal" style:font-weight-asian="normal" style:font-weight-complex="norm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style:text-underline-color="font-color" style:text-underline-style="solid" style:text-underline-width="auto"/>
    </style:style>
    <style:style style:family="text" style:name="T7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style="normal" fo:letter-spacing="normal" fo:text-shadow="none" style:font-name-asian="DejaVu Sans" style:font-name-complex="DejaVu Sans" style:font-style-asian="normal" style:font-style-complex="normal" style:letter-kerning="true" style:text-emphasize="none" style:text-line-through-style="none" style:text-outline="false" style:text-overline-color="font-color" style:text-overline-style="none" style:text-underline-style="none" style:use-window-font-color="true"/>
    </style:style>
    <style:style style:family="text" style:name="T9">
      <style:text-properties fo:font-style="normal" fo:font-weight="normal" fo:letter-spacing="normal" fo:text-shadow="none" style:font-name-asian="DejaVu Sans" style:font-name-complex="DejaVu Sans" style:font-style-asian="normal" style:font-style-complex="normal" style:font-weight-asian="normal" style:font-weight-complex="normal" style:letter-kerning="true" style:text-emphasize="none" style:text-line-through-style="none" style:text-outline="false" style:text-overline-color="font-color" style:text-overline-style="none" style:text-underline-style="none" style:use-window-font-color="true"/>
    </style:style>
    <style:style style:family="text" style:name="T10">
      <style:text-properties fo:font-style="normal" fo:letter-spacing="normal" fo:text-shadow="none" style:font-name-asian="DejaVu Sans" style:font-name-complex="DejaVu Sans" style:font-style-asian="normal" style:font-style-complex="normal" style:letter-kerning="true" style:text-emphasize="none" style:text-line-through-styl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11">
      <style:text-properties fo:font-style="italic" style:font-style-asian="italic" style:font-style-complex="italic"/>
    </style:style>
    <style:style style:family="text" style:name="T12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13">
      <style:text-properties fo:font-size="10pt" style:font-size-asian="10pt" style:font-size-complex="10pt"/>
    </style:style>
    <style:style style:family="text" style:name="T14">
      <style:text-properties fo:font-size="10pt" fo:font-weight="normal" style:font-size-asian="10pt" style:font-size-complex="10pt" style:font-weight-asian="normal" style:font-weight-complex="normal"/>
    </style:style>
    <style:style style:family="text" style:name="T15">
      <style:text-properties fo:font-size="10pt" fo:font-weight="normal" style:font-size-asian="10pt" style:font-size-complex="10pt" style:font-weight-asian="normal" style:font-weight-complex="normal" style:text-underline-color="font-color" style:text-underline-style="solid" style:text-underline-width="auto"/>
    </style:style>
    <style:style style:family="text" style:name="T16">
      <style:text-properties fo:font-size="10pt" style:font-size-asian="10pt" style:font-size-complex="10pt" style:text-underline-color="font-color" style:text-underline-style="solid" style:text-underline-width="auto"/>
    </style:style>
    <style:style style:family="text" style:name="T17">
      <style:text-properties fo:font-size="9pt" fo:font-style="italic" fo:font-weight="normal" style:font-size-asian="9pt" style:font-size-complex="9pt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18">
      <style:text-properties fo:font-size="9pt" fo:font-weight="normal" style:font-size-asian="9pt" style:font-size-complex="9pt" style:font-weight-asian="normal" style:font-weight-complex="normal"/>
    </style:style>
    <style:style style:family="text" style:name="T19">
      <style:text-properties fo:font-size="9pt" fo:font-weight="normal" style:font-size-asian="9pt" style:font-size-complex="9pt" style:font-weight-asian="normal" style:font-weight-complex="normal" style:text-underline-color="font-color" style:text-underline-style="solid" style:text-underline-width="auto"/>
    </style:style>
    <style:style style:family="text" style:name="T20">
      <style:text-properties fo:font-size="11pt" style:font-size-asian="11pt" style:font-size-complex="11pt"/>
    </style:style>
    <style:style style:family="text" style:name="T21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3">
      <style:text-properties fo:color="#000000" fo:country="BE" fo:font-size="10pt" fo:font-style="normal" fo:font-weight="bold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name="Case à cocher 4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name="Case à cocher 6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name="Case à cocher 2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name="Case à cocher 3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name="Case à cocher 6" xml:id="control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name="Case à cocher 6" xml:id="control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name="Case à cocher 2" xml:id="control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name="Case à cocher 2" xml:id="control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name="Case à cocher 2" xml:id="control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name="Case à cocher 2" xml:id="control1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name="Case à cocher 2" xml:id="control1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name="Case à cocher 2" xml:id="control1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name="Case à cocher 2" xml:id="control1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name="Case à cocher 2" xml:id="control1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name="Case à cocher 2" xml:id="control1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name="Case à cocher 2" xml:id="control1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name="Case à cocher 2" xml:id="control1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name="Case à cocher 1" xml:id="control1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9" form:image-position="center" form:name="Case à cocher 2" xml:id="control1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name="Case à cocher 9" xml:id="control2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1" form:image-position="center" form:name="Case à cocher 9" xml:id="control2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name="Case à cocher 2" xml:id="control2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3" form:image-position="center" form:name="Case à cocher 2" xml:id="control2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name="Case à cocher 2" xml:id="control2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name="Case à cocher 2" xml:id="control2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name="Case à cocher 2" xml:id="control2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name="Case à cocher 2" xml:id="control2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name="Case à cocher 2" xml:id="control2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name="Case à cocher 2" xml:id="control2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name="Case à cocher 2" xml:id="control3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name="Case à cocher 2" xml:id="control3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2" form:image-position="center" form:name="Case à cocher 2" xml:id="control3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3" form:image-position="center" form:name="Case à cocher 2" xml:id="control3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4" form:image-position="center" form:name="Case à cocher 2" xml:id="control3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name="Case à cocher 1" xml:id="control3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name="Case à cocher 2" xml:id="control3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name="Case à cocher 9" xml:id="control3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name="Case à cocher 9" xml:id="control3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9" form:image-position="center" form:name="Case à cocher 3" xml:id="control3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name="Case à cocher 9" xml:id="control4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name="Case à cocher 9" xml:id="control4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2" form:image-position="center" form:name="Case à cocher 9" xml:id="control4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3" form:image-position="center" form:name="Case à cocher 9" xml:id="control4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4" form:image-position="center" form:name="Case à cocher 9" xml:id="control4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5" form:image-position="center" form:name="Case à cocher 9" xml:id="control4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name="Case à cocher 9" xml:id="control4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name="Case à cocher 9" xml:id="control4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name="Case à cocher 9" xml:id="control4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name="Case à cocher 5" xml:id="control4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name="Case à cocher 9" xml:id="control5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name="Case à cocher 9" xml:id="control5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name="Case à cocher 9" xml:id="control5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name="Case à cocher 5" xml:id="control5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4" form:image-position="center" form:name="Case à cocher 9" xml:id="control5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5" form:image-position="center" form:name="Case à cocher 9" xml:id="control5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6" form:image-position="center" form:name="Case à cocher 9" xml:id="control5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name="Case à cocher 9" xml:id="control5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name="Case à cocher 9" xml:id="control5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name="Case à cocher 9" xml:id="control5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name="Case à cocher 9" xml:id="control6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name="Case à cocher 9" xml:id="control6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name="Case à cocher 11" xml:id="control6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3" form:image-position="center" form:name="Case à cocher 11" xml:id="control6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4" form:image-position="center" form:name="Case à cocher 9" xml:id="control6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5" form:image-position="center" form:name="Case à cocher 9" xml:id="control6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6" form:image-position="center" form:name="Case à cocher 9" xml:id="control6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7" form:image-position="center" form:name="Case à cocher 9" xml:id="control6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name="Case à cocher 9" xml:id="control6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name="Case à cocher 9" xml:id="control6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name="Case à cocher 9" xml:id="control7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1" form:image-position="center" form:name="Case à cocher 9" xml:id="control7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2" form:image-position="center" form:name="Case à cocher 9" xml:id="control7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3" form:image-position="center" form:name="Case à cocher 9" xml:id="control7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name="Case à cocher 9" xml:id="control7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5" form:image-position="center" form:name="Case à cocher 9" xml:id="control7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name="Case à cocher 9" xml:id="control7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name="Case à cocher 9" xml:id="control7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8" form:image-position="center" form:name="Case à cocher 9" xml:id="control7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9" form:image-position="center" form:name="Case à cocher 12" xml:id="control7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0" form:image-position="center" form:name="Case à cocher 9" xml:id="control8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1" form:image-position="center" form:name="Case à cocher 9" xml:id="control8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2" form:image-position="center" form:name="Case à cocher 9" xml:id="control8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name="Case à cocher 9" xml:id="control8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name="Case à cocher 9" xml:id="control8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name="Case à cocher 9" xml:id="control8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6" form:image-position="center" form:name="Case à cocher 9" xml:id="control8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name="Case à cocher 9" xml:id="control8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8" form:image-position="center" form:name="Case à cocher 9" xml:id="control8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name="Case à cocher 9" xml:id="control8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name="Case à cocher 9" xml:id="control9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1" form:image-position="center" form:name="Case à cocher 9" xml:id="control9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name="Case à cocher 9" xml:id="control9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3" form:image-position="center" form:name="Case à cocher 9" xml:id="control9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4" form:image-position="center" form:name="Case à cocher 9" xml:id="control9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5" form:image-position="center" form:name="Case à cocher 9" xml:id="control9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name="Case à cocher 9" xml:id="control9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name="Case à cocher 9" xml:id="control9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8" form:image-position="center" form:name="Case à cocher 9" xml:id="control9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9" form:image-position="center" form:name="Case à cocher 9" xml:id="control9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name="Case à cocher 9" xml:id="control10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1" form:image-position="center" form:name="Case à cocher 9" xml:id="control10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2" form:image-position="center" form:name="Case à cocher 9" xml:id="control10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3" form:image-position="center" form:name="Case à cocher 7" xml:id="control10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4" form:image-position="center" form:name="Case à cocher 7" xml:id="control10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5" form:image-position="center" form:name="Case à cocher 8" xml:id="control10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name="Case à cocher 8" xml:id="control10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7" form:image-position="center" form:name="Case à cocher 10" xml:id="control10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name="Case à cocher 10" xml:id="control10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MENAGEMENT DU TERRITOIRE ET URBANISME</text:p>
      <text:p text:style-name="UrbanBody_20_"/>
      <text:p text:style-name="P13">FORMULAIRE D'ENVOI D'UN DOSSIER AU FONCTIONNAIRE DELEGUE <text:span text:style-name="T4">par le collège de LESSINES</text:span></text:p>
      <text:p text:style-name="P12">Références communales : <text:text-input text:description="">self.getReference()</text:text-input></text:p>
      <text:p text:style-name="P11"><text:span text:style-name="T20">Références DGO4 :</text:span> <text:text-input text:description="">self.getReferenceDGATLP()</text:text-input>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3"><text:s text:c="10"/><draw:control draw:control="control3" draw:style-name="gr1" draw:text-style-name="P20" draw:z-index="2" svg:height="0.399cm" svg:width="0.447cm" text:anchor-type="as-char"/>e<text:span text:style-name="T8">nvoi du </text:span><text:span text:style-name="T10">PRIMO DOSSIER</text:span><text:span text:style-name="T8"> (</text:span><text:span text:style-name="T9">sans demandes au fonctionnaire délégué et sans décision de collège</text:span><text:span text:style-name="T8">)</text:span></text:p>
          </table:table-cell>
          <table:covered-table-cell/>
        </table:table-row>
        <table:table-row>
          <table:table-cell office:value-type="string" table:style-name="Tableau1.A2">
            <text:p text:style-name="P3"><text:s text:c="10"/><draw:control draw:control="control1" draw:style-name="gr1" draw:text-style-name="P20" draw:z-index="0" svg:height="0.399cm" svg:width="0.447cm" text:anchor-type="as-char"/>envoi avec le <text:span text:style-name="T6">RAPPORT</text:span><text:span text:style-name="T1"> du</text:span> collège</text:p>
          </table:table-cell>
          <table:table-cell office:value-type="string" table:style-name="Tableau1.B2">
            <text:p text:style-name="P3"><draw:control draw:control="control2" draw:style-name="gr1" draw:text-style-name="P20" draw:z-index="1" svg:height="0.399cm" svg:width="0.447cm" text:anchor-type="as-char"/>Envoi avec la <text:span text:style-name="T1">DÉCISION du</text:span> collège </text:p>
          </table:table-cell>
        </table:table-row>
        <table:table-row>
          <table:table-cell office:value-type="string" table:number-columns-spanned="2" table:style-name="Tableau1.A3">
            <text:p text:style-name="P3"><text:s text:c="37"/>N,B, : un « primo dossier » avait déjà été envoyé : <draw:control draw:control="control5" draw:style-name="gr1" draw:text-style-name="P20" draw:z-index="4" svg:height="0.399cm" svg:width="0.447cm" text:anchor-type="as-char"/><text:span text:style-name="T5">oui <text:s text:c="3"/></text:span><draw:control draw:control="control6" draw:style-name="gr1" draw:text-style-name="P20" draw:z-index="5" svg:height="0.399cm" svg:width="0.447cm" text:anchor-type="as-char"/><text:span text:style-name="T5"> non</text:span></text:p>
          </table:table-cell>
          <table:covered-table-cell/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2"><text:s/><office:annotation><dc:creator>Ngaha </dc:creator><dc:date>2015-06-08T13:37:51</dc:date><text:p text:style-name="P19"><text:span text:style-name="T21">do text if not self.getValueForTemplate('folderCategory').startswith('DUP')</text:span></text:p></office:annotation><draw:control draw:control="control7" draw:style-name="gr1" draw:text-style-name="P20" draw:z-index="6" svg:height="0.399cm" svg:width="0.447cm" text:anchor-type="as-char"/><text:span text:style-name="T13">DUP :</text:span> <text:span text:style-name="T18">Déclaration Urbanistique </text:span></text:p>
            <text:p text:style-name="P2"><text:span text:style-name="T18"><text:s/></text:span><text:span text:style-name="T18"><office:annotation><dc:creator>Ngaha </dc:creator><dc:date>2015-06-08T13:43:27</dc:date><text:p text:style-name="P19"><text:span text:style-name="T22">do text if self.getValueForTemplate('folderCategory').startswith('DUP')</text:span></text:p></office:annotation></text:span><text:span text:style-name="T18"><draw:control draw:control="control22" draw:style-name="gr1" draw:text-style-name="P20" draw:z-index="21" svg:height="0.399cm" svg:width="0.447cm" text:anchor-type="as-char"/></text:span><text:span text:style-name="T13">DUP </text:span><text:span text:style-name="T14">:</text:span><text:span text:style-name="T18"> Déclaration Urbanistique</text:span></text:p>
            <text:p text:style-name="P2"><text:s/><office:annotation><dc:creator>Ngaha </dc:creator><dc:date>2015-06-08T14:03:02</dc:date><text:p text:style-name="P19"><text:span text:style-name="T22">do text if not self.getValueForTemplate('folderCategory').startswith('CU1')</text:span></text:p></office:annotation><draw:control draw:control="control8" draw:style-name="gr1" draw:text-style-name="P20" draw:z-index="7" svg:height="0.399cm" svg:width="0.447cm" text:anchor-type="as-char"/><text:span text:style-name="T13">CU1 :</text:span> <text:span text:style-name="T18">Certificat d'urbanisme n°1</text:span></text:p>
            <text:p text:style-name="P2"><text:span text:style-name="T18"><text:s/></text:span><text:span text:style-name="T18"><office:annotation><dc:creator>Ngaha </dc:creator><dc:date>2015-06-08T14:03:42</dc:date><text:p text:style-name="P19"><text:span text:style-name="T22">do text if self.getValueForTemplate('folderCategory').startswith('CU1')</text:span></text:p></office:annotation></text:span><text:span text:style-name="T18"><draw:control draw:control="control25" draw:style-name="gr1" draw:text-style-name="P20" draw:z-index="24" svg:height="0.399cm" svg:width="0.447cm" text:anchor-type="as-char"/></text:span><text:span text:style-name="T13">CU1 </text:span><text:span text:style-name="T14">:</text:span><text:span text:style-name="T18"> Certificat d'urbanisme n°1</text:span></text:p>
            <text:p text:style-name="P2"><text:s/><office:annotation><dc:creator>Ngaha </dc:creator><dc:date>2015-06-08T14:04:17</dc:date><text:p text:style-name="P19"><text:span text:style-name="T22">do text if not self.getValueForTemplate('folderCategory').startswith('CU2')</text:span></text:p></office:annotation><draw:control draw:control="control9" draw:style-name="gr1" draw:text-style-name="P20" draw:z-index="8" svg:height="0.399cm" svg:width="0.447cm" text:anchor-type="as-char"/><text:span text:style-name="T13">CU2 :</text:span> <text:span text:style-name="T18">Certificat d'urbanisme n°2</text:span></text:p>
            <text:p text:style-name="P2"><text:span text:style-name="T18"><text:s/></text:span><text:span text:style-name="T18"><office:annotation><dc:creator>Ngaha </dc:creator><dc:date>2015-06-08T14:04:46</dc:date><text:p text:style-name="P19"><text:span text:style-name="T22">do text if self.getValueForTemplate('folderCategory').startswith('CU2')</text:span></text:p></office:annotation></text:span><text:span text:style-name="T18"><draw:control draw:control="control26" draw:style-name="gr1" draw:text-style-name="P20" draw:z-index="25" svg:height="0.399cm" svg:width="0.447cm" text:anchor-type="as-char"/></text:span><text:span text:style-name="T13">CU2 </text:span><text:span text:style-name="T14">:</text:span><text:span text:style-name="T18"> Certificat d'urbanisme n°2</text:span></text:p>
            <text:p text:style-name="P2"><text:s/><office:annotation><dc:creator>Ngaha </dc:creator><dc:date>2015-06-08T14:05:06</dc:date><text:p text:style-name="P19"><text:span text:style-name="T22">do text if not self.getValueForTemplate('folderCategory').startswith('PU')</text:span></text:p></office:annotation><draw:control draw:control="control10" draw:style-name="gr1" draw:text-style-name="P20" draw:z-index="9" svg:height="0.399cm" svg:width="0.447cm" text:anchor-type="as-char"/><text:span text:style-name="T13">PU :</text:span> <text:span text:style-name="T18">demande de PERMIS Unique</text:span></text:p>
            <text:p text:style-name="P2"><text:span text:style-name="T18"><text:s/></text:span><text:span text:style-name="T18"><office:annotation><dc:creator>Ngaha </dc:creator><dc:date>2015-06-08T14:05:32</dc:date><text:p text:style-name="P19"><text:span text:style-name="T22">do text if self.getValueForTemplate('folderCategory').startswith('PU')</text:span></text:p></office:annotation></text:span><text:span text:style-name="T18"><draw:control draw:control="control27" draw:style-name="gr1" draw:text-style-name="P20" draw:z-index="26" svg:height="0.399cm" svg:width="0.447cm" text:anchor-type="as-char"/></text:span><text:span text:style-name="T13">PU </text:span><text:span text:style-name="T14">:</text:span><text:span text:style-name="T18"> demande de PERMIS Unique</text:span></text:p>
            <text:p text:style-name="P2"><text:s/><office:annotation><dc:creator>Ngaha </dc:creator><dc:date>2015-06-08T14:05:50</dc:date><text:p text:style-name="P19"><text:span text:style-name="T22">do text if not self.getValueForTemplate('folderCategory').startswith('DIV')</text:span></text:p></office:annotation><draw:control draw:control="control11" draw:style-name="gr1" draw:text-style-name="P20" draw:z-index="10" svg:height="0.399cm" svg:width="0.447cm" text:anchor-type="as-char"/><text:span text:style-name="T13">DIV :</text:span> <text:span text:style-name="T18">Autre demande</text:span></text:p>
            <text:p text:style-name="P2"><text:span text:style-name="T18"><text:s/></text:span><text:span text:style-name="T18"><office:annotation><dc:creator>Ngaha </dc:creator><dc:date>2015-06-08T14:06:20</dc:date><text:p text:style-name="P19"><text:span text:style-name="T22">do text if self.getValueForTemplate('folderCategory').startswith('DIV')</text:span></text:p></office:annotation></text:span><text:span text:style-name="T18"><draw:control draw:control="control28" draw:style-name="gr1" draw:text-style-name="P20" draw:z-index="27" svg:height="0.399cm" svg:width="0.447cm" text:anchor-type="as-char"/></text:span><text:span text:style-name="T13">DIV </text:span><text:span text:style-name="T14">:</text:span><text:span text:style-name="T18"> Autre demande</text:span></text:p>
            <text:p text:style-name="P2"><text:s/><office:annotation><dc:creator>Ngaha </dc:creator><dc:date>2015-06-08T14:06:37</dc:date><text:p text:style-name="P19"><text:span text:style-name="T22">do text if not self.getValueForTemplate('folderCategory').startswith('UCP')</text:span></text:p></office:annotation><draw:control draw:control="control12" draw:style-name="gr1" draw:text-style-name="P20" draw:z-index="11" svg:height="0.399cm" svg:width="0.447cm" text:anchor-type="as-char"/><text:span text:style-name="T13">UCP :</text:span> <text:span text:style-name="T18">permis d'urbanisme à caractère public</text:span></text:p>
            <text:p text:style-name="P2"><text:span text:style-name="T18"><text:s/></text:span><text:span text:style-name="T18"><office:annotation><dc:creator>Ngaha </dc:creator><dc:date>2015-06-08T14:07:42</dc:date><text:p text:style-name="P19"><text:span text:style-name="T22">do text if self.getValueForTemplate('folderCategory').startswith('UCP')</text:span></text:p></office:annotation></text:span><text:span text:style-name="T18"><draw:control draw:control="control29" draw:style-name="gr1" draw:text-style-name="P20" draw:z-index="28" svg:height="0.399cm" svg:width="0.447cm" text:anchor-type="as-char"/></text:span><text:span text:style-name="T13">UCP </text:span><text:span text:style-name="T14">:</text:span><text:span text:style-name="T18"> permis d'urbanisme à caractère public</text:span></text:p>
            <text:p text:style-name="P2"><text:s/><office:annotation><dc:creator>Ngaha </dc:creator><dc:date>2015-06-08T14:08:42</dc:date><text:p text:style-name="P19"><text:span text:style-name="T22">do text if not self.getValueForTemplate('folderCategory').startswith('LCP')</text:span></text:p></office:annotation><draw:control draw:control="control13" draw:style-name="gr1" draw:text-style-name="P20" draw:z-index="12" svg:height="0.399cm" svg:width="0.447cm" text:anchor-type="as-char"/><text:span text:style-name="T13">LCP : </text:span><text:span text:style-name="T18">permis d'urbanisation caractère public</text:span></text:p>
            <text:p text:style-name="P2"><text:span text:style-name="T18"><text:s/></text:span><text:span text:style-name="T18"><office:annotation><dc:creator>Ngaha </dc:creator><dc:date>2015-06-08T14:08:15</dc:date><text:p text:style-name="P19"><text:span text:style-name="T22">do text if self.getValueForTemplate('folderCategory').startswith('LCP')</text:span></text:p></office:annotation></text:span><text:span text:style-name="T18"><draw:control draw:control="control30" draw:style-name="gr1" draw:text-style-name="P20" draw:z-index="29" svg:height="0.399cm" svg:width="0.447cm" text:anchor-type="as-char"/></text:span><text:span text:style-name="T13">LCP </text:span><text:span text:style-name="T14">: </text:span><text:span text:style-name="T18">permis d'urbanisation caractère public</text:span></text:p>
          </table:table-cell>
          <table:table-cell office:value-type="string" table:style-name="Tableau2.B1">
            <text:p text:style-name="P2"><text:span text:style-name="T18"><office:annotation><dc:creator>Ngaha </dc:creator><dc:date>2015-06-08T13:56:55</dc:date><text:p text:style-name="P19"><text:span text:style-name="T22">do text if not self.getValueForTemplate('folderCategory').startswith('UAP')</text:span></text:p></office:annotation></text:span><text:span text:style-name="T18"><draw:control draw:control="control23" draw:style-name="gr1" draw:text-style-name="P20" draw:z-index="22" svg:height="0.399cm" svg:width="0.447cm" text:anchor-type="as-char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text:span text:style-name="T18"><office:annotation><dc:creator>Ngaha </dc:creator><dc:date>2015-06-08T13:57:17</dc:date><text:p text:style-name="P19"><text:span text:style-name="T22">do text if self.getValueForTemplate('folderCategory').startswith('UAP')</text:span></text:p></office:annotation></text:span><text:span text:style-name="T18"><draw:control draw:control="control24" draw:style-name="gr1" draw:text-style-name="P20" draw:z-index="23" svg:height="0.399cm" svg:width="0.447cm" text:anchor-type="as-char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office:annotation><dc:creator>Ngaha </dc:creator><dc:date>2015-06-08T14:10:16</dc:date><text:p text:style-name="P19"><text:span text:style-name="T22">do text if not self.getValueForTemplate('folderCategory').startswith('UDC')</text:span></text:p></office:annotation><draw:control draw:control="control14" draw:style-name="gr1" draw:text-style-name="P20" draw:z-index="13" svg:height="0.399cm" svg:width="0.447cm" text:anchor-type="as-char"/><text:span text:style-name="T13">UDC :</text:span><text:span text:style-name="T5"> </text:span><text:span text:style-name="T18">permis direct du Collège (vu art 107 ou dans RCU, PCA, Lotissement)</text:span></text:p>
            <text:p text:style-name="P2"><text:span text:style-name="T18"><office:annotation><dc:creator>Ngaha </dc:creator><dc:date>2015-06-08T14:09:27</dc:date><text:p text:style-name="P19"><text:span text:style-name="T22">do text if self.getValueForTemplate('folderCategory').startswith('UDC')</text:span></text:p></office:annotation></text:span><text:span text:style-name="T18"><draw:control draw:control="control31" draw:style-name="gr1" draw:text-style-name="P20" draw:z-index="30" svg:height="0.399cm" svg:width="0.447cm" text:anchor-type="as-char"/></text:span><text:span text:style-name="T13">UDC </text:span><text:span text:style-name="T14">:</text:span><text:span text:style-name="T18"> permis direct du Collège (vu art 107 ou dans RCU, PCA, Lotissement)</text:span></text:p>
            <text:p text:style-name="P2"><office:annotation><dc:creator>Ngaha </dc:creator><dc:date>2015-06-08T14:11:43</dc:date><text:p text:style-name="P19"><text:span text:style-name="T22">do text if not self.getValueForTemplate('folderCategory').startswith('UDC/D')</text:span></text:p></office:annotation><draw:control draw:control="control15" draw:style-name="gr1" draw:text-style-name="P20" draw:z-index="14" svg:height="0.399cm" svg:width="0.447cm" text:anchor-type="as-char"/><text:span text:style-name="T13">UDC/D :</text:span> <text:span text:style-name="T18">permis dans RCU, PCA, Lotissement, </text:span><text:span text:style-name="T19">avec dérogation</text:span></text:p>
            <text:p text:style-name="P2"><text:span text:style-name="T19"><office:annotation><dc:creator>Ngaha </dc:creator><dc:date>2015-06-08T14:11:26</dc:date><text:p text:style-name="P19"><text:span text:style-name="T22">do text if self.getValueForTemplate('folderCategory').startswith('UDC/D')</text:span></text:p></office:annotation></text:span><text:span text:style-name="T19"><draw:control draw:control="control32" draw:style-name="gr1" draw:text-style-name="P20" draw:z-index="31" svg:height="0.399cm" svg:width="0.447cm" text:anchor-type="as-char"/></text:span><text:span text:style-name="T16">UDC/D</text:span><text:span text:style-name="T15"> :</text:span><text:span text:style-name="T19"> permis dans RCU, PCA, Lotissement, avec dérogation</text:span></text:p>
            <text:p text:style-name="P2"><office:annotation><dc:creator>Ngaha </dc:creator><dc:date>2015-06-08T14:12:50</dc:date><text:p text:style-name="P19"><text:span text:style-name="T22">do text if not self.getValueForTemplate('folderCategory').startswith('LAP')</text:span></text:p></office:annotation><draw:control draw:control="control16" draw:style-name="gr1" draw:text-style-name="P20" draw:z-index="15" svg:height="0.399cm" svg:width="0.447cm" text:anchor-type="as-char"/><text:span text:style-name="T13">LAP :</text:span> <text:span text:style-name="T18">Permis d'urbanisation avec avis préalable du FD</text:span></text:p>
            <text:p text:style-name="P2"><text:span text:style-name="T18"><office:annotation><dc:creator>Ngaha </dc:creator><dc:date>2015-06-08T14:12:19</dc:date><text:p text:style-name="P19"><text:span text:style-name="T22">do text if self.getValueForTemplate('folderCategory').startswith('LAP')</text:span></text:p></office:annotation></text:span><text:span text:style-name="T18"><draw:control draw:control="control33" draw:style-name="gr1" draw:text-style-name="P20" draw:z-index="32" svg:height="0.399cm" svg:width="0.447cm" text:anchor-type="as-char"/></text:span><text:span text:style-name="T13">LAP </text:span><text:span text:style-name="T14">:</text:span><text:span text:style-name="T18"> Permis d'urbanisation avec avis préalable du FD</text:span></text:p>
            <text:p text:style-name="P2"><office:annotation><dc:creator>Ngaha </dc:creator><dc:date>2015-06-08T14:13:36</dc:date><text:p text:style-name="P19"><text:span text:style-name="T22">do text if not self.getValueForTemplate('folderCategory').startswith('LAP/M')</text:span></text:p></office:annotation><draw:control draw:control="control17" draw:style-name="gr1" draw:text-style-name="P20" draw:z-index="16" svg:height="0.399cm" svg:width="0.447cm" text:anchor-type="as-char"/><text:span text:style-name="T13">LAP /M :</text:span><text:span text:style-name="T5"> </text:span><text:span text:style-name="T18">Modification du permis de lotir (= d'urbanisation) avec avis du FD</text:span></text:p>
            <text:p text:style-name="P2"><text:span text:style-name="T18"><office:annotation><dc:creator>Ngaha </dc:creator><dc:date>2015-06-08T14:13:11</dc:date><text:p text:style-name="P19"><text:span text:style-name="T22">do text if self.getValueForTemplate('folderCategory').startswith('LAP/M')</text:span></text:p></office:annotation></text:span><text:span text:style-name="T18"><draw:control draw:control="control34" draw:style-name="gr1" draw:text-style-name="P20" draw:z-index="33" svg:height="0.399cm" svg:width="0.447cm" text:anchor-type="as-char"/></text:span><text:span text:style-name="T13">LAP /M</text:span><text:span text:style-name="T14"> :</text:span><text:span text:style-name="T18"> Modification du permis de lotir (= d'urbanisation) avec avis du FD</text:span></text:p>
            <text:p text:style-name="P2"><office:annotation><dc:creator>Ngaha </dc:creator><dc:date>2015-06-08T14:14:29</dc:date><text:p text:style-name="P19"><text:span text:style-name="T22">do text if not self.getValueForTemplate('folderCategory').startswith('LLDC')</text:span></text:p></office:annotation><draw:control draw:control="control18" draw:style-name="gr1" draw:text-style-name="P20" draw:z-index="17" svg:height="0.399cm" svg:width="0.447cm" text:anchor-type="as-char"/><text:span text:style-name="T13">LDC :</text:span> <text:span text:style-name="T18">permis d'urbanisation dans un RUC, PCA</text:span></text:p>
            <text:p text:style-name="P2"><text:span text:style-name="T18"><office:annotation><dc:creator>Ngaha </dc:creator><dc:date>2015-06-08T14:14:02</dc:date><text:p><text:span text:style-name="T22">do text if self.getValueForTemplate('folderCategory').startswith('LLDC')</text:span></text:p></office:annotation></text:span><text:span text:style-name="T18"><draw:control draw:control="control35" draw:style-name="gr1" draw:text-style-name="P20" draw:z-index="34" svg:height="0.399cm" svg:width="0.447cm" text:anchor-type="as-char"/></text:span><text:span text:style-name="T13">LDC </text:span><text:span text:style-name="T14">:</text:span><text:span text:style-name="T18"> permis d'urbanisation dans un RUC, PCA</text:span></text:p>
            <text:p text:style-name="P2"><office:annotation><dc:creator>Ngaha </dc:creator><dc:date>2015-06-08T14:15:10</dc:date><text:p text:style-name="P19"><text:span text:style-name="T22">do text if not self.getValueForTemplate('folderCategory').startswith('LLDC/M')</text:span></text:p></office:annotation><draw:control draw:control="control19" draw:style-name="gr1" draw:text-style-name="P20" draw:z-index="18" svg:height="0.399cm" svg:width="0.447cm" text:anchor-type="as-char"/><text:span text:style-name="T13">LDC/M :</text:span> <text:span text:style-name="T18">Modification de permis de lotir ( =d'urbanisme) dans un RCU, PCA</text:span></text:p>
            <text:p text:style-name="P2"><text:span text:style-name="T18"><office:annotation><dc:creator>Ngaha </dc:creator><dc:date>2015-06-08T14:14:49</dc:date><text:p text:style-name="P19"><text:span text:style-name="T22">do text if self.getValueForTemplate('folderCategory').startswith('LLDC/M')</text:span></text:p></office:annotation></text:span><text:span text:style-name="T18"><draw:control draw:control="control36" draw:style-name="gr1" draw:text-style-name="P20" draw:z-index="35" svg:height="0.399cm" svg:width="0.447cm" text:anchor-type="as-char"/></text:span><text:span text:style-name="T13">LDC/M</text:span><text:span text:style-name="T14"> :</text:span><text:span text:style-name="T18"> Modification de permis de lotir ( =d'urbanisme) dans un RCU, PCA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5"><text:span text:style-name="T1">DEMANDEUR : </text:span><text:span text:style-name="T3">n</text:span><text:span text:style-name="T5">om, prénom</text:span></text:p>
            <text:p text:style-name="P6"><text:s text:c="30"/>Adresse</text:p>
            <text:p text:style-name="P6"><text:s text:c="30"/>Tél.</text:p>
          </table:table-cell>
          <table:table-cell office:value-type="string" table:number-columns-spanned="3" table:style-name="Tableau3.B1">
            <text:p text:style-name="P7"><text:text-input text:description="Situation des travaux">self.getApplicantsSignaletic()</text:text-input></text:p>
            <text:p text:style-name="P7"><text:text-input text:description="">self.getApplicants()[0].getAddress()</text:text-input></text:p>
            <text:p text:style-name="P7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5"><text:span text:style-name="T1">BIEN </text:span><text:span text:style-name="T3">concerné</text:span><text:span text:style-name="T1"> </text:span><text:span text:style-name="T3">: </text:span><text:span text:style-name="T5">Adresse</text:span></text:p>
            <text:p text:style-name="P5"><text:s text:c="24"/><text:span text:style-name="T5">Référence cadastrale</text:span></text:p>
          </table:table-cell>
          <table:table-cell office:value-type="string" table:number-columns-spanned="3" table:style-name="Tableau3.B2">
            <text:p text:style-name="P7"><text:text-input text:description="Situation des travaux">self.getWorkLocationSignaletic()</text:text-input></text:p>
            <text:p text:style-name="P7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7"><text:text-input text:description="Objet des travaux">self.getLicenceSubject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AUTEUR DE PROJET : nom</text:p>
            <text:p text:style-name="P5"><text:s text:c="41"/>a<text:span text:style-name="T5">dresse</text:span></text:p>
          </table:table-cell>
          <table:table-cell office:value-type="string" table:number-columns-spanned="3" table:style-name="Tableau3.B2">
            <text:p text:style-name="P7"/>
            <text:p text:style-name="P7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9">Date de dépôt dossier <text:span text:style-name="T6">complet</text:span></text:p>
          </table:table-cell>
          <table:table-cell office:value-type="string" table:style-name="Tableau3.A2">
            <text:p text:style-name="P7"><office:annotation><dc:creator>sde </dc:creator><dc:date>2011-08-08T13:35:49</dc:date><text:p text:style-name="P19"><text:span text:style-name="T25">do text if self.getLastDeposit() is not None</text:span></text:p></office:annotation><text:text-input text:description="Objet des travaux">tool.formatDate(self.getLastDeposit().getEventDate())</text:text-input></text:p>
          </table:table-cell>
          <table:table-cell office:value-type="string" table:style-name="Tableau3.C5">
            <text:p text:style-name="P7"><text:span text:style-name="T4">Délai de réponse annoncé :</text:span> <text:s text:c="3"/></text:p>
          </table:table-cell>
          <table:table-cell office:value-type="string" table:style-name="Tableau3.D5">
            <text:p text:style-name="P7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6">Autres dossiers connus sur le bien</text:p>
          </table:table-cell>
          <table:table-cell office:value-type="string" table:number-columns-spanned="3" table:style-name="Tableau3.B2">
            <text:p text:style-name="P7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La parcelle est dans:</text:p>
          </table:table-cell>
          <table:table-cell office:value-type="string" table:number-columns-spanned="3" table:style-name="Tableau3.D5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10"><office:annotation><dc:creator>Ngaha </dc:creator><dc:date>2015-06-09T15:11:52</dc:date><text:p text:style-name="P19"><text:span text:style-name="T22">do text if not self.isInPCA</text:span></text:p></office:annotation><draw:control draw:control="control54" draw:style-name="gr1" draw:text-style-name="P20" draw:z-index="53" svg:height="0.399cm" svg:width="0.447cm" text:anchor-type="as-char"/>Un PCA de réf. : </text:p>
                  <text:p text:style-name="P10"><office:annotation><dc:creator>Ngaha </dc:creator><dc:date>2015-06-09T15:13:02</dc:date><text:p text:style-name="P19"><text:span text:style-name="T22">do text if self.isInPCA</text:span></text:p></office:annotation><draw:control draw:control="control55" draw:style-name="gr1" draw:text-style-name="P20" draw:z-index="54" svg:height="0.399cm" svg:width="0.447cm" text:anchor-type="as-char"/>Un PCA de réf. : </text:p>
                </table:table-cell>
                <table:table-cell office:value-type="string" table:style-name="Tableau6.A1">
                  <text:p text:style-name="P14"><office:annotation><dc:creator>Ngaha </dc:creator><dc:date>2015-06-09T16:08:21</dc:date><text:p text:style-name="P19"><text:span text:style-name="T22">do text</text:span></text:p><text:p text:style-name="P19"><text:span text:style-name="T22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10"><office:annotation><dc:creator>Ngaha </dc:creator><dc:date>2015-06-09T15:14:32</dc:date><text:p text:style-name="P19"><text:span text:style-name="T22">do text if not self.isInSubdivision</text:span></text:p></office:annotation> <draw:control draw:control="control56" draw:style-name="gr1" draw:text-style-name="P20" draw:z-index="55" svg:height="0.399cm" svg:width="0.447cm" text:anchor-type="as-char"/>un lotissement de réf. :</text:p>
                  <text:p text:style-name="P10"><office:annotation><dc:creator>Ngaha </dc:creator><dc:date>2015-06-09T15:15:29</dc:date><text:p text:style-name="P19"><text:span text:style-name="T22">do text if self.isInSubdivision</text:span></text:p></office:annotation> <draw:control draw:control="control57" draw:style-name="gr1" draw:text-style-name="P20" draw:z-index="56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14"><office:annotation><dc:creator>Ngaha </dc:creator><dc:date>2015-06-09T16:12:51</dc:date><text:p text:style-name="P19"><text:span text:style-name="T22">do text</text:span></text:p><text:p text:style-name="P19"><text:span text:style-name="T22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Demande de DEROGATION :</text:p>
          </table:table-cell>
          <table:table-cell office:value-type="string" table:number-columns-spanned="3" table:style-name="Tableau3.B2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10"><office:annotation><dc:creator>Ngaha </dc:creator><dc:date>2015-06-16T10:23:07</dc:date><text:p text:style-name="P19"><text:span text:style-name="T22">do text if not self.getDerogation().count('dero-ps')</text:span></text:p></office:annotation><draw:control draw:control="control99" draw:style-name="gr1" draw:text-style-name="P20" draw:z-index="98" svg:height="0.399cm" svg:width="0.447cm" text:anchor-type="as-char"/>au Plan de Secteur</text:p>
                  <text:p text:style-name="P10"><office:annotation><dc:creator>Ngaha </dc:creator><dc:date>2015-06-16T10:25:27</dc:date><text:p text:style-name="P19"><text:span text:style-name="T22">do text if self.getDerogation().count('dero-ps')</text:span></text:p></office:annotation><draw:control draw:control="control100" draw:style-name="gr1" draw:text-style-name="P20" draw:z-index="99" svg:height="0.399cm" svg:width="0.447cm" text:anchor-type="as-char"/>au Plan de Secteur</text:p>
                </table:table-cell>
                <table:table-cell office:value-type="string" table:style-name="Tableau5.A1">
                  <text:p text:style-name="P10"><office:annotation><dc:creator>Ngaha </dc:creator><dc:date>2015-06-16T10:26:21</dc:date><text:p text:style-name="P19"><text:span text:style-name="T22">do text if not self.getDerogation().count('dero-pca')</text:span></text:p></office:annotation><draw:control draw:control="control101" draw:style-name="gr1" draw:text-style-name="P20" draw:z-index="100" svg:height="0.399cm" svg:width="0.447cm" text:anchor-type="as-char"/>au PCA.</text:p>
                  <text:p text:style-name="P10"><office:annotation><dc:creator>Ngaha </dc:creator><dc:date>2015-06-16T10:30:51</dc:date><text:p text:style-name="P19"><text:span text:style-name="T22">do text if self.getDerogation().count('dero-pca')</text:span></text:p></office:annotation><draw:control draw:control="control102" draw:style-name="gr1" draw:text-style-name="P20" draw:z-index="101" svg:height="0.399cm" svg:width="0.447cm" text:anchor-type="as-char"/>au PCA.</text:p>
                </table:table-cell>
                <table:table-cell office:value-type="string" table:style-name="Tableau5.A1">
                  <text:p text:style-name="P10"><office:annotation><dc:creator>Ngaha </dc:creator><dc:date>2015-06-16T10:34:32</dc:date><text:p text:style-name="P19"><text:span text:style-name="T22">do text if not self.getDerogation().count('dero-lot')</text:span></text:p></office:annotation><draw:control draw:control="control103" draw:style-name="gr1" draw:text-style-name="P20" draw:z-index="102" svg:height="0.399cm" svg:width="0.447cm" text:anchor-type="as-char"/>au Lotissement</text:p>
                  <text:p text:style-name="P10"><office:annotation><dc:creator>Ngaha </dc:creator><dc:date>2015-06-16T10:35:59</dc:date><text:p text:style-name="P19"><text:span text:style-name="T22">do text if self.getDerogation().count('dero-lot')</text:span></text:p></office:annotation><draw:control draw:control="control104" draw:style-name="gr1" draw:text-style-name="P20" draw:z-index="103" svg:height="0.399cm" svg:width="0.447cm" text:anchor-type="as-char"/>au Lotissement</text:p>
                </table:table-cell>
                <table:table-cell office:value-type="string" table:style-name="Tableau5.A1">
                  <text:p text:style-name="P10"><office:annotation><dc:creator>Ngaha </dc:creator><dc:date>2015-06-16T10:37:04</dc:date><text:p text:style-name="P19"><text:span text:style-name="T22">do text if not self.getDerogation().count('dero-rcu')</text:span></text:p></office:annotation><draw:control draw:control="control105" draw:style-name="gr1" draw:text-style-name="P20" draw:z-index="104" svg:height="0.399cm" svg:width="0.447cm" text:anchor-type="as-char"/>au RCU</text:p>
                  <text:p text:style-name="P10"><office:annotation><dc:creator>Ngaha </dc:creator><dc:date>2015-06-16T10:37:48</dc:date><text:p text:style-name="P19"><text:span text:style-name="T22">do text if self.getDerogation().count('dero-rcu')</text:span></text:p></office:annotation><draw:control draw:control="control106" draw:style-name="gr1" draw:text-style-name="P20" draw:z-index="105" svg:height="0.399cm" svg:width="0.447cm" text:anchor-type="as-char"/>au RCU </text:p>
                </table:table-cell>
                <table:table-cell office:value-type="string" table:style-name="Tableau5.A1">
                  <text:p text:style-name="P10"><office:annotation><dc:creator>Ngaha </dc:creator><dc:date>2015-06-16T10:33:04</dc:date><text:p text:style-name="P19"><text:span text:style-name="T22">do text if not self.getDerogation().count('dero-rru')</text:span></text:p></office:annotation> <draw:control draw:control="control107" draw:style-name="gr1" draw:text-style-name="P20" draw:z-index="106" svg:height="0.399cm" svg:width="0.447cm" text:anchor-type="as-char"/>au Règl. Rég. d'Urb</text:p>
                  <text:p text:style-name="P10"><office:annotation><dc:creator>Ngaha </dc:creator><dc:date>2015-06-16T10:33:44</dc:date><text:p text:style-name="P19"><text:span text:style-name="T22">do text if self.getDerogation().count('dero-rru')</text:span></text:p></office:annotation> <draw:control draw:control="control108" draw:style-name="gr1" draw:text-style-name="P20" draw:z-index="107" svg:height="0.399cm" svg:width="0.447cm" text:anchor-type="as-char"/>au Règl. Rég. d'Urb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Publicité - enquête</text:p>
          </table:table-cell>
          <table:table-cell office:value-type="string" table:number-columns-spanned="3" table:style-name="Tableau3.B2">
            <text:p text:style-name="P7"><office:annotation><dc:creator>Ngaha </dc:creator><dc:date>2015-06-08T15:34:10</dc:date><text:p text:style-name="P19"><text:span text:style-name="T22">do text if 'inquiry' not in context.getProcedureChoice()</text:span></text:p></office:annotation> <draw:control draw:control="control37" draw:style-name="gr1" draw:text-style-name="P20" draw:z-index="36" svg:height="0.399cm" svg:width="0.447cm" text:anchor-type="as-char"/>oui <text:s/><draw:control draw:control="control38" draw:style-name="gr1" draw:text-style-name="P20" draw:z-index="37" svg:height="0.399cm" svg:width="0.447cm" text:anchor-type="as-char"/>du <text:s text:c="14"/>au <text:s text:c="14"/>Réclamation ? <text:s/><draw:control draw:control="control39" draw:style-name="gr1" draw:text-style-name="P20" draw:z-index="38" svg:height="0.399cm" svg:width="0.447cm" text:anchor-type="as-char"/></text:p>
            <text:p text:style-name="P7"><office:annotation><dc:creator>Ngaha </dc:creator><dc:date>2015-06-08T15:32:55</dc:date><text:p text:style-name="P19"><text:span text:style-name="T22">do text if 'inquiry' in context.getProcedureChoice() and ((self.investigationOralReclamationNumber &lt;= 0) and (self.investigationWriteReclamationNumber &lt;= 0))</text:span></text:p></office:annotation> <draw:control draw:control="control40" draw:style-name="gr1" draw:text-style-name="P20" draw:z-index="39" svg:height="0.399cm" svg:width="0.447cm" text:anchor-type="as-char"/>oui <text:s/><draw:control draw:control="control41" draw:style-name="gr1" draw:text-style-name="P20" draw:z-index="40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2" draw:style-name="gr1" draw:text-style-name="P20" draw:z-index="41" svg:height="0.399cm" svg:width="0.447cm" text:anchor-type="as-char"/></text:p>
            <text:p text:style-name="P7"><office:annotation><dc:creator>Ngaha </dc:creator><dc:date>2015-06-08T15:17:29</dc:date><text:p text:style-name="P19"><text:span text:style-name="T22">do text if 'inquiry' in context.getProcedureChoice() and ((self.investigationOralReclamationNumber &gt; 0) or (self.investigationWriteReclamationNumber &gt; 0))</text:span></text:p></office:annotation> <draw:control draw:control="control43" draw:style-name="gr1" draw:text-style-name="P20" draw:z-index="42" svg:height="0.399cm" svg:width="0.447cm" text:anchor-type="as-char"/>oui <text:s/><draw:control draw:control="control44" draw:style-name="gr1" draw:text-style-name="P20" draw:z-index="43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5" draw:style-name="gr1" draw:text-style-name="P20" draw:z-index="44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Ouverture ou modification de voirie</text:p>
          </table:table-cell>
          <table:table-cell office:value-type="string" table:number-columns-spanned="3" table:style-name="Tableau3.D5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office:value-type="string" table:style-name="Tableau7.A1">
                  <text:p text:style-name="P10"><office:annotation><dc:creator>Ngaha </dc:creator><dc:date>2015-06-16T11:25:37</dc:date><text:p text:style-name="P19"><text:span text:style-name="T22">do text if self.getValueForTemplate('roadAdaptation').count(u"Non")</text:span></text:p></office:annotation><draw:control draw:control="control62" draw:style-name="gr1" draw:text-style-name="P20" draw:z-index="61" svg:height="0.399cm" svg:width="0.447cm" text:anchor-type="as-char"/>oui <text:s/><text:span text:style-name="T4">Type de voirie </text:span>:</text:p>
                  <text:p text:style-name="P10"><office:annotation><dc:creator>Ngaha </dc:creator><dc:date>2015-06-16T11:28:48</dc:date><text:p text:style-name="P19"><text:span text:style-name="T22">do text if self.getValueForTemplate('roadAdaptation').count(u"Oui")</text:span></text:p></office:annotation><draw:control draw:control="control63" draw:style-name="gr1" draw:text-style-name="P20" draw:z-index="62" svg:height="0.399cm" svg:width="0.447cm" text:anchor-type="as-char"/>oui <text:s/><text:span text:style-name="T4">Type de voirie </text:span>:</text:p>
                </table:table-cell>
                <table:table-cell office:value-type="string" table:style-name="Tableau7.A1">
                  <text:p text:style-name="P10"><office:annotation><dc:creator>Ngaha </dc:creator><dc:date>2015-06-16T11:29:30</dc:date><text:p text:style-name="P19"><text:span text:style-name="T22">do text if not self.getValueForTemplate('roadType').count(u"R\xe9gionale")</text:span></text:p></office:annotation><draw:control draw:control="control60" draw:style-name="gr1" draw:text-style-name="P20" draw:z-index="59" svg:height="0.399cm" svg:width="0.447cm" text:anchor-type="as-char"/>Régionale </text:p>
                  <text:p text:style-name="P10"><office:annotation><dc:creator>Ngaha </dc:creator><dc:date>2015-06-16T11:30:52</dc:date><text:p text:style-name="P19"><text:span text:style-name="T22">do text if self.getValueForTemplate('roadType').count(u"R\xe9gionale")</text:span></text:p></office:annotation><draw:control draw:control="control64" draw:style-name="gr1" draw:text-style-name="P20" draw:z-index="63" svg:height="0.399cm" svg:width="0.447cm" text:anchor-type="as-char"/>Régionale</text:p>
                  <text:p text:style-name="P10"><office:annotation><dc:creator>Ngaha </dc:creator><dc:date>2015-12-09T12:06:09</dc:date><text:p text:style-name="P19"><text:span text:style-name="T22">do text if not ( self.getValueForTemplate('roadType').count(u"Communale vicinale"))</text:span></text:p></office:annotation><draw:control draw:control="control61" draw:style-name="gr1" draw:text-style-name="P20" draw:z-index="60" svg:height="0.399cm" svg:width="0.447cm" text:anchor-type="as-char"/> Communale vicinale </text:p>
                  <text:p text:style-name="P10"><office:annotation><dc:creator>Ngaha </dc:creator><dc:date>2015-06-16T11:36:33</dc:date><text:p text:style-name="P19"><text:span text:style-name="T22">do text if self.getValueForTemplate('roadType').count(u"Communale vicinale")</text:span></text:p></office:annotation><draw:control draw:control="control65" draw:style-name="gr1" draw:text-style-name="P20" draw:z-index="64" svg:height="0.399cm" svg:width="0.447cm" text:anchor-type="as-char"/> Communale vicinale</text:p>
                </table:table-cell>
                <table:table-cell office:value-type="string" table:style-name="Tableau7.A1">
                  <text:p text:style-name="P10"><office:annotation><dc:creator>Ngaha </dc:creator><dc:date>2015-06-16T11:43:17</dc:date><text:p text:style-name="P19"><text:span text:style-name="T22">do text if not self.getValueForTemplate('roadType').count(u"Provinciale")</text:span></text:p></office:annotation><draw:control draw:control="control58" draw:style-name="gr1" draw:text-style-name="P20" draw:z-index="57" svg:height="0.399cm" svg:width="0.447cm" text:anchor-type="as-char"/>Provinciale</text:p>
                  <text:p text:style-name="P10"><office:annotation><dc:creator>Ngaha </dc:creator><dc:date>2015-06-16T11:44:26</dc:date><text:p text:style-name="P19"><text:span text:style-name="T22">do text if self.getValueForTemplate('roadType').count(u"Provinciale")</text:span></text:p></office:annotation><draw:control draw:control="control66" draw:style-name="gr1" draw:text-style-name="P20" draw:z-index="65" svg:height="0.399cm" svg:width="0.447cm" text:anchor-type="as-char"/>Provinciale</text:p>
                  <text:p text:style-name="P10"><office:annotation><dc:creator>Ngaha </dc:creator><dc:date>2015-06-16T11:39:35</dc:date><text:p text:style-name="P19"><text:span text:style-name="T22">do text if not ( self.getValueForTemplate('roadType').count(u"Communale non vicinale"))</text:span></text:p></office:annotation><draw:control draw:control="control59" draw:style-name="gr1" draw:text-style-name="P20" draw:z-index="58" svg:height="0.399cm" svg:width="0.447cm" text:anchor-type="as-char"/> Communale non vicinale (=innomée)</text:p>
                  <text:p text:style-name="P10"><office:annotation><dc:creator>Ngaha </dc:creator><dc:date>2015-06-16T11:38:33</dc:date><text:p text:style-name="P19"><text:span text:style-name="T22">do text if self.getValueForTemplate('roadType').count(u"Communale non vicinale")</text:span></text:p></office:annotation><draw:control draw:control="control67" draw:style-name="gr1" draw:text-style-name="P20" draw:z-index="66" svg:height="0.399cm" svg:width="0.447cm" text:anchor-type="as-char"/> Communale non vicinale (=innomée)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9">Équipement de la voirie</text:p>
            <text:p text:style-name="P9"><text:s text:c="39"/>I<text:span text:style-name="T12">mportant </text:span><text:span text:style-name="T11">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10"><office:annotation><dc:creator>Ngaha </dc:creator><dc:date>2015-06-16T14:05:28</dc:date><text:p text:style-name="P19"><text:span text:style-name="T22">do text if not self.getRoadCoating()</text:span></text:p></office:annotation><draw:control draw:control="control70" draw:style-name="gr1" draw:text-style-name="P20" draw:z-index="69" svg:height="0.399cm" svg:width="0.447cm" text:anchor-type="as-char"/>revêtement en <text:text-input text:description="">self.getRoadCoating()</text:text-input></text:p>
                  <text:p text:style-name="P10"><office:annotation><dc:creator>Ngaha </dc:creator><dc:date>2015-06-16T14:04:23</dc:date><text:p text:style-name="P19"><text:span text:style-name="T22">do text if self.getRoadCoating()</text:span></text:p></office:annotation><draw:control draw:control="control73" draw:style-name="gr1" draw:text-style-name="P20" draw:z-index="72" svg:height="0.399cm" svg:width="0.447cm" text:anchor-type="as-char"/>revêtement en <text:text-input text:description="">self.getRoadCoating()</text:text-input></text:p>
                </table:table-cell>
                <table:table-cell office:value-type="string" table:style-name="Tableau8.A1">
                  <text:p text:style-name="P10"><office:annotation><dc:creator>Ngaha </dc:creator><dc:date>2015-06-16T13:40:43</dc:date><text:p text:style-name="P19"><text:span text:style-name="T22">do text if not self.water</text:span></text:p></office:annotation><draw:control draw:control="control69" draw:style-name="gr1" draw:text-style-name="P20" draw:z-index="68" svg:height="0.399cm" svg:width="0.447cm" text:anchor-type="as-char"/>eau</text:p>
                  <text:p text:style-name="P10"><office:annotation><dc:creator>Ngaha </dc:creator><dc:date>2015-06-16T13:41:59</dc:date><text:p text:style-name="P19"><text:span text:style-name="T22">do text if self.water</text:span></text:p></office:annotation><draw:control draw:control="control72" draw:style-name="gr1" draw:text-style-name="P20" draw:z-index="71" svg:height="0.399cm" svg:width="0.447cm" text:anchor-type="as-char"/>eau</text:p>
                </table:table-cell>
                <table:table-cell office:value-type="string" table:style-name="Tableau8.A1">
                  <text:p text:style-name="P10"><office:annotation><dc:creator>Ngaha </dc:creator><dc:date>2015-06-16T14:04:05</dc:date><text:p text:style-name="P19"><text:span text:style-name="T22">do text if not self.electricity</text:span></text:p></office:annotation><draw:control draw:control="control68" draw:style-name="gr1" draw:text-style-name="P20" draw:z-index="67" svg:height="0.399cm" svg:width="0.447cm" text:anchor-type="as-char"/>électricité</text:p>
                  <text:p text:style-name="P10"><office:annotation><dc:creator>Ngaha </dc:creator><dc:date>2015-06-16T13:42:53</dc:date><text:p text:style-name="P19"><text:span text:style-name="T22">do text if self.electricity</text:span></text:p></office:annotation><draw:control draw:control="control71" draw:style-name="gr1" draw:text-style-name="P20" draw:z-index="70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8.A1">
                  <text:p text:style-name="P10"><office:annotation><dc:creator>Ngaha </dc:creator><dc:date>2015-06-16T14:07:58</dc:date><text:p text:style-name="P19"><text:span text:style-name="T22">do text if not self.roadEquipments.__str__().count(u"'epuration'")</text:span></text:p></office:annotation><draw:control draw:control="control76" draw:style-name="gr1" draw:text-style-name="P20" draw:z-index="75" svg:height="0.399cm" svg:width="0.447cm" text:anchor-type="as-char"/><text:span text:style-name="T4">égout</text:span> existant relié en aval <text:s/>à une <text:span text:style-name="T4">station d'épuration</text:span> publique</text:p>
                  <text:p text:style-name="P10"><office:annotation><dc:creator>Ngaha </dc:creator><dc:date>2015-06-16T14:06:11</dc:date><text:p text:style-name="P19"><text:span text:style-name="T22">do text if self.roadEquipments.__str__().count(u"'epuration'")</text:span></text:p></office:annotation><draw:control draw:control="control78" draw:style-name="gr1" draw:text-style-name="P20" draw:z-index="77" svg:height="0.399cm" svg:width="0.447cm" text:anchor-type="as-char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office:value-type="string" table:style-name="Tableau8.A1">
                  <text:p text:style-name="P10"><office:annotation><dc:creator>Ngaha </dc:creator><dc:date>2015-06-16T14:14:11</dc:date><text:p text:style-name="P19"><text:span text:style-name="T22">do text if not self.roadEquipments.__str__().count(u"'pascollecteeaux'")</text:span></text:p></office:annotation><draw:control draw:control="control74" draw:style-name="gr1" draw:text-style-name="P20" draw:z-index="73" svg:height="0.399cm" svg:width="0.447cm" text:anchor-type="as-char"/>pas d'égout</text:p>
                  <text:p text:style-name="P10"><office:annotation><dc:creator>Ngaha </dc:creator><dc:date>2015-06-16T14:13:36</dc:date><text:p text:style-name="P19"><text:span text:style-name="T22">do text if self.roadEquipments.__str__().count(u"'pascollecteeaux'")</text:span></text:p></office:annotation><draw:control draw:control="control75" draw:style-name="gr1" draw:text-style-name="P20" draw:z-index="74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2" table:style-name="Tableau8.A1">
                  <text:p text:style-name="P10"><draw:control draw:control="control79" draw:style-name="gr1" draw:text-style-name="P20" draw:z-index="78" svg:height="0.399cm" svg:width="0.447cm" text:anchor-type="as-char"/>autres égouttage existant : zone d'assainissement collectif au PASH</text:p>
                </table:table-cell>
                <table:covered-table-cell/>
                <table:table-cell office:value-type="string" table:style-name="Tableau8.A1">
                  <text:p text:style-name="P14"/>
                </table:table-cell>
              </table:table-row>
              <table:table-row>
                <table:table-cell office:value-type="string" table:number-columns-spanned="2" table:style-name="Tableau8.A1">
                  <text:p text:style-name="P10"><office:annotation><dc:creator>Ngaha </dc:creator><dc:date>2015-06-16T14:21:18</dc:date><text:p text:style-name="P19"><text:span text:style-name="T22">do text if not self.roadEquipments.__str__().count(u"'egoutsep'")</text:span></text:p></office:annotation><draw:control draw:control="control77" draw:style-name="gr1" draw:text-style-name="P20" draw:z-index="76" svg:height="0.399cm" svg:width="0.447cm" text:anchor-type="as-char"/>zone d'épuration individuelle au plan Communal Général d'égouttage</text:p>
                  <text:p text:style-name="P10"><office:annotation><dc:creator>Ngaha </dc:creator><dc:date>2015-06-16T14:20:25</dc:date><text:p text:style-name="P19"><text:span text:style-name="T22">do text if self.roadEquipments.__str__().count(u"'egoutsep'")</text:span></text:p></office:annotation><draw:control draw:control="control80" draw:style-name="gr1" draw:text-style-name="P20" draw:z-index="79" svg:height="0.399cm" svg:width="0.447cm" text:anchor-type="as-char"/>zone d'épuration individuelle au plan Communal Général d'égouttage</text:p>
                </table:table-cell>
                <table:covered-table-cell/>
                <table:table-cell office:value-type="string" table:style-name="Tableau8.A1">
                  <text:p text:style-name="P14"/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office:value-type="string" table:style-name="Tableau9.A1">
                  <text:p text:style-name="P10"><office:annotation><dc:creator>Ngaha </dc:creator><dc:date>2015-06-16T16:07:11</dc:date><text:p text:style-name="P19"><text:span text:style-name="T22">do text if not self.getValueForTemplate('solicitOpinionsTo').count('DGO1') &gt; 0</text:span></text:p></office:annotation><draw:control draw:control="control85" draw:style-name="gr1" draw:text-style-name="P20" draw:z-index="84" svg:height="0.399cm" svg:width="0.447cm" text:anchor-type="as-char"/>DGO1 (voirie régionale)</text:p>
                  <text:p text:style-name="P10"><office:annotation><dc:creator>Ngaha </dc:creator><dc:date>2015-06-16T16:07:35</dc:date><text:p text:style-name="P19"><text:span text:style-name="T22">do text if self.getValueForTemplate('solicitOpinionsTo').count('DGO1') &gt; 0</text:span></text:p></office:annotation><draw:control draw:control="control86" draw:style-name="gr1" draw:text-style-name="P20" draw:z-index="85" svg:height="0.399cm" svg:width="0.447cm" text:anchor-type="as-char"/>DGO1 (voirie régionale)</text:p>
                </table:table-cell>
                <table:table-cell office:value-type="string" table:style-name="Tableau9.A1">
                  <text:p text:style-name="P10"><office:annotation><dc:creator>Ngaha </dc:creator><dc:date>2015-06-16T16:09:01</dc:date><text:p text:style-name="P19"><text:span text:style-name="T22">do text if not self.getValueForTemplate('solicitOpinionsTo').count(u"Hainaut Ing\xe9nierie Technique") &gt; 0</text:span></text:p></office:annotation><draw:control draw:control="control83" draw:style-name="gr1" draw:text-style-name="P20" draw:z-index="82" svg:height="0.399cm" svg:width="0.447cm" text:anchor-type="as-char"/>Hainaut Ingénierie Technique </text:p>
                  <text:p text:style-name="P10"><office:annotation><dc:creator>Ngaha </dc:creator><dc:date>2015-06-16T16:09:51</dc:date><text:p text:style-name="P19"><text:span text:style-name="T22"><text:tab/></text:span><text:span text:style-name="T22">do text if self.getValueForTemplate('solicitOpinionsTo').count(u"Hainaut Ing\xe9nierie Technique") &gt; 0</text:span></text:p></office:annotation><draw:control draw:control="control84" draw:style-name="gr1" draw:text-style-name="P20" draw:z-index="83" svg:height="0.399cm" svg:width="0.447cm" text:anchor-type="as-char"/>Hainaut Ingénierie Technique </text:p>
                </table:table-cell>
                <table:table-cell office:value-type="string" table:style-name="Tableau9.A1">
                  <text:p text:style-name="P10"><office:annotation><dc:creator>Ngaha </dc:creator><dc:date>2015-06-16T15:30:58</dc:date><text:p text:style-name="P19"><text:span text:style-name="T22">do text if not self.getValueForTemplate('solicitOpinionsTo').count(u"Agriculture") &gt; 0</text:span></text:p></office:annotation><draw:control draw:control="control81" draw:style-name="gr1" draw:text-style-name="P20" draw:z-index="80" svg:height="0.399cm" svg:width="0.447cm" text:anchor-type="as-char"/> Agriculture</text:p>
                  <text:p text:style-name="P10"><office:annotation><dc:creator>Ngaha </dc:creator><dc:date>2015-06-16T15:32:18</dc:date><text:p text:style-name="P19"><text:span text:style-name="T22">do text if self.getValueForTemplate('solicitOpinionsTo').count(u"Agriculture") &gt; 0</text:span></text:p></office:annotation><draw:control draw:control="control82" draw:style-name="gr1" draw:text-style-name="P20" draw:z-index="81" svg:height="0.399cm" svg:width="0.447cm" text:anchor-type="as-char"/> Agriculture</text:p>
                </table:table-cell>
              </table:table-row>
              <table:table-row>
                <table:table-cell office:value-type="string" table:style-name="Tableau9.A1">
                  <text:p text:style-name="P10"><office:annotation><dc:creator>Ngaha </dc:creator><dc:date>2015-06-16T16:11:42</dc:date><text:p><text:span text:style-name="T22">do text if not self.getValueForTemplate('solicitOpinionsTo').count(u"Intercommunale") &gt; 0</text:span></text:p></office:annotation><draw:control draw:control="control91" draw:style-name="gr1" draw:text-style-name="P20" draw:z-index="90" svg:height="0.399cm" svg:width="0.447cm" text:anchor-type="as-char"/>Intercommunale</text:p>
                  <text:p text:style-name="P10"><office:annotation><dc:creator>Ngaha </dc:creator><dc:date>2015-06-16T16:11:54</dc:date><text:p><text:span text:style-name="T22">do text if self.getValueForTemplate('solicitOpinionsTo').count(u"Intercommunale") &gt; 0</text:span></text:p></office:annotation><draw:control draw:control="control92" draw:style-name="gr1" draw:text-style-name="P20" draw:z-index="91" svg:height="0.399cm" svg:width="0.447cm" text:anchor-type="as-char"/>Intercommunale</text:p>
                </table:table-cell>
                <table:table-cell office:value-type="string" table:style-name="Tableau9.A1">
                  <text:p text:style-name="P10"><office:annotation><dc:creator>Ngaha </dc:creator><dc:date>2015-06-16T16:12:31</dc:date><text:p><text:span text:style-name="T22">do text if not self.getValueForTemplate('solicitOpinionsTo').count(u"CRMSF") &gt; 0</text:span></text:p></office:annotation><draw:control draw:control="control89" draw:style-name="gr1" draw:text-style-name="P20" draw:z-index="88" svg:height="0.399cm" svg:width="0.447cm" text:anchor-type="as-char"/> CRMSF</text:p>
                  <text:p text:style-name="P10"><office:annotation><dc:creator>Ngaha </dc:creator><dc:date>2015-06-16T16:12:41</dc:date><text:p><text:span text:style-name="T22">do text if self.getValueForTemplate('solicitOpinionsTo').count(u"CRMSF") &gt; 0</text:span></text:p></office:annotation><draw:control draw:control="control90" draw:style-name="gr1" draw:text-style-name="P20" draw:z-index="89" svg:height="0.399cm" svg:width="0.447cm" text:anchor-type="as-char"/> CRMSF</text:p>
                </table:table-cell>
                <table:table-cell office:value-type="string" table:style-name="Tableau9.A1">
                  <text:p text:style-name="P10"><office:annotation><dc:creator>Ngaha </dc:creator><dc:date>2015-06-16T16:13:12</dc:date><text:p><text:span text:style-name="T22">do text if not self.getValueForTemplate('solicitOpinionsTo').count(u"Parc Naturel") &gt; 0</text:span></text:p></office:annotation><draw:control draw:control="control87" draw:style-name="gr1" draw:text-style-name="P20" draw:z-index="86" svg:height="0.399cm" svg:width="0.447cm" text:anchor-type="as-char"/>Parc naturel</text:p>
                  <text:p text:style-name="P10"><office:annotation><dc:creator>Ngaha </dc:creator><dc:date>2015-06-16T16:13:22</dc:date><text:p><text:span text:style-name="T22">do text if self.getValueForTemplate('solicitOpinionsTo').count(u"Parc Naturel") &gt; 0</text:span></text:p></office:annotation><draw:control draw:control="control88" draw:style-name="gr1" draw:text-style-name="P20" draw:z-index="87" svg:height="0.399cm" svg:width="0.447cm" text:anchor-type="as-char"/>Parc naturel</text:p>
                </table:table-cell>
              </table:table-row>
              <table:table-row>
                <table:table-cell office:value-type="string" table:style-name="Tableau9.A1">
                  <text:p text:style-name="P10"><office:annotation><dc:creator>Ngaha </dc:creator><dc:date>2015-06-16T15:45:18</dc:date><text:p><text:span text:style-name="T22">do text if not self.getValueForTemplate('solicitOpinionsTo').count(u"Service Incendie") &gt; 0</text:span></text:p></office:annotation><draw:control draw:control="control95" draw:style-name="gr1" draw:text-style-name="P20" draw:z-index="94" svg:height="0.399cm" svg:width="0.447cm" text:anchor-type="as-char"/>Service Incendie</text:p>
                  <text:p text:style-name="P10"><office:annotation><dc:creator>Ngaha </dc:creator><dc:date>2015-06-16T15:54:34</dc:date><text:p><text:span text:style-name="T22">do text if self.getValueForTemplate('solicitOpinionsTo').count(u"Service Incendie") &gt; 0</text:span></text:p></office:annotation><draw:control draw:control="control96" draw:style-name="gr1" draw:text-style-name="P20" draw:z-index="95" svg:height="0.399cm" svg:width="0.447cm" text:anchor-type="as-char"/>Service Incendie</text:p>
                </table:table-cell>
                <table:table-cell office:value-type="string" table:style-name="Tableau9.A1">
                  <text:p text:style-name="P10"><draw:control draw:control="control94" draw:style-name="gr1" draw:text-style-name="P20" draw:z-index="93" svg:height="0.399cm" svg:width="0.447cm" text:anchor-type="as-char"/></text:p>
                </table:table-cell>
                <table:table-cell office:value-type="string" table:style-name="Tableau9.A1">
                  <text:p text:style-name="P10"><draw:control draw:control="control93" draw:style-name="gr1" draw:text-style-name="P20" draw:z-index="92" svg:height="0.399cm" svg:width="0.447cm" text:anchor-type="as-char"/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9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7"><office:annotation><dc:creator>sde </dc:creator><dc:date>2011-08-04T13:57:24</dc:date><text:p text:style-name="P19"><text:span text:style-name="T24">do row for folderZoneValue in self.getValuesForTemplate('folderZone')</text:span></text:p></office:annotation><draw:control draw:control="control4" draw:style-name="gr1" draw:text-style-name="P20" draw:z-index="3" svg:height="0.399cm" svg:width="0.447cm" text:anchor-type="as-char"/></text:p>
                </table:table-cell>
                <table:table-cell office:value-type="string" table:style-name="Tableau12.A1">
                  <text:p text:style-name="P7"><text:text-input text:description="Bien-Parcelles">folderZoneValue</text:text-input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Bien classé ou assimilé</text:p>
          </table:table-cell>
          <table:table-cell office:value-type="string" table:number-columns-spanned="3" table:style-name="Tableau3.B2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10"><office:annotation><dc:creator>Ngaha </dc:creator><dc:date>2015-06-09T11:30:15</dc:date><text:p text:style-name="P19"><text:span text:style-name="T22">do text if not self.getValueForTemplate('protectedBuilding').count(u'class\xe9 ou assimil\xe9')</text:span></text:p></office:annotation><draw:control draw:control="control46" draw:style-name="gr1" draw:text-style-name="P20" draw:z-index="45" svg:height="0.399cm" svg:width="0.447cm" text:anchor-type="as-char"/>classé ou assimilé</text:p>
                  <text:p text:style-name="P10"><office:annotation><dc:creator>Ngaha </dc:creator><dc:date>2015-06-09T11:30:31</dc:date><text:p text:style-name="P19"><text:span text:style-name="T22">do text if self.getValueForTemplate('protectedBuilding').count(u'class\xe9 ou assimil\xe9')</text:span></text:p></office:annotation><draw:control draw:control="control50" draw:style-name="gr1" draw:text-style-name="P20" draw:z-index="49" svg:height="0.399cm" svg:width="0.447cm" text:anchor-type="as-char"/>classé ou assimilé</text:p>
                </table:table-cell>
                <table:table-cell office:value-type="string" table:style-name="Tableau4.A1">
                  <text:p text:style-name="P14"><office:annotation><dc:creator>Ngaha </dc:creator><dc:date>2015-06-09T11:31:08</dc:date><text:p text:style-name="P19"><text:span text:style-name="T22">do text if not self.getValueForTemplate('protectedBuilding').count(u'zone de protection')</text:span></text:p></office:annotation><draw:control draw:control="control47" draw:style-name="gr1" draw:text-style-name="P20" draw:z-index="46" svg:height="0.399cm" svg:width="0.447cm" text:anchor-type="as-char"/>zone de protection</text:p>
                  <text:p text:style-name="P14"><office:annotation><dc:creator>Ngaha </dc:creator><dc:date>2015-06-09T11:32:40</dc:date><text:p text:style-name="P19"><text:span text:style-name="T22">do text if self.getValueForTemplate('protectedBuilding').count(u'zone de protection')</text:span></text:p></office:annotation><draw:control draw:control="control51" draw:style-name="gr1" draw:text-style-name="P20" draw:z-index="50" svg:height="0.399cm" svg:width="0.447cm" text:anchor-type="as-char"/>zone de protection</text:p>
                </table:table-cell>
                <table:table-cell office:value-type="string" table:style-name="Tableau4.A1">
                  <text:p text:style-name="P14"><office:annotation><dc:creator>Ngaha </dc:creator><dc:date>2015-06-09T11:33:01</dc:date><text:p text:style-name="P19"><text:span text:style-name="T22">do text if not self.getValueForTemplate('protectedBuilding').count(u"repris \xe0 l'inventaire"</text:span><text:span text:style-name="T23">)</text:span></text:p></office:annotation><draw:control draw:control="control48" draw:style-name="gr1" draw:text-style-name="P20" draw:z-index="47" svg:height="0.399cm" svg:width="0.447cm" text:anchor-type="as-char"/>repris à l'inventaire</text:p>
                  <text:p text:style-name="P14"><office:annotation><dc:creator>Ngaha </dc:creator><dc:date>2015-06-09T11:34:20</dc:date><text:p text:style-name="P19"><text:span text:style-name="T22">do text if self.getValueForTemplate('protectedBuilding').count(u"repris \xe0 l'inventaire"</text:span><text:span text:style-name="T23">)</text:span></text:p></office:annotation><draw:control draw:control="control52" draw:style-name="gr1" draw:text-style-name="P20" draw:z-index="51" svg:height="0.399cm" svg:width="0.447cm" text:anchor-type="as-char"/>repris à l'inventaire</text:p>
                </table:table-cell>
                <table:table-cell office:value-type="string" table:style-name="Tableau4.A1">
                  <text:p text:style-name="P14"><office:annotation><dc:creator>Ngaha </dc:creator><dc:date>2015-06-09T11:34:36</dc:date><text:p text:style-name="P19"><text:span text:style-name="T22">do text if not self.getValueForTemplate('protectedBuilding').count(u"\xe0 l'Atlas arch\xe9ologique"</text:span><text:span text:style-name="T23">)</text:span></text:p></office:annotation><draw:control draw:control="control49" draw:style-name="gr1" draw:text-style-name="P20" draw:z-index="48" svg:height="0.399cm" svg:width="0.447cm" text:anchor-type="as-char"/>à l'Atlas archéologique</text:p>
                  <text:p text:style-name="P14"><office:annotation><dc:creator>Ngaha </dc:creator><dc:date>2015-06-09T11:35:34</dc:date><text:p text:style-name="P19"><text:span text:style-name="T22">do text if self.getValueForTemplate('protectedBuilding').count(u"\xe0 l'Atlas arch\xe9ologique"</text:span><text:span text:style-name="T23">)</text:span></text:p></office:annotation><draw:control draw:control="control53" draw:style-name="gr1" draw:text-style-name="P20" draw:z-index="52" svg:height="0.399cm" svg:width="0.447cm" text:anchor-type="as-char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ext:soft-page-break/>
        <table:table-row table:style-name="Tableau3.15">
          <table:table-cell office:value-type="string" table:style-name="Tableau3.A2">
            <text:p text:style-name="P6">Etude d'incidence ?</text:p>
          </table:table-cell>
          <table:table-cell office:value-type="string" table:number-columns-spanned="3" table:style-name="Tableau3.B2">
            <text:p text:style-name="P7"><office:annotation><dc:creator>Ngaha </dc:creator><dc:date>2015-06-16T16:27:23</dc:date><text:p text:style-name="P19"><text:span text:style-name="T21">do text if not self.impactStudy</text:span></text:p></office:annotation><draw:control draw:control="control20" draw:style-name="gr1" draw:text-style-name="P20" draw:z-index="19" svg:height="0.399cm" svg:width="0.447cm" text:anchor-type="as-char"/>oui (ne concerne PAS la notice dévaluation préalable des incidences, toujours nécessaire)</text:p>
            <text:p text:style-name="P7"><office:annotation><dc:creator>Ngaha </dc:creator><dc:date>2015-06-16T16:30:24</dc:date><text:p text:style-name="P19"><text:span text:style-name="T22">do text if self.impactStudy</text:span></text:p></office:annotation><draw:control draw:control="control97" draw:style-name="gr1" draw:text-style-name="P20" draw:z-index="9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2">
            <text:p text:style-name="P5">Rapport du collège</text:p>
          </table:table-cell>
          <table:table-cell office:value-type="string" table:number-columns-spanned="3" table:style-name="Tableau3.B2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>(suite au verso : <text:s/><draw:control draw:control="control98" draw:style-name="gr1" draw:text-style-name="P20" draw:z-index="97" svg:height="0.399cm" svg:width="0.447cm" text:anchor-type="as-char"/>oui)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5">Décision finale du collège</text:p>
          </table:table-cell>
          <table:table-cell office:value-type="string" table:number-columns-spanned="3" table:style-name="Tableau3.B2">
            <text:p text:style-name="P7"><text:s/><draw:control draw:control="control21" draw:style-name="gr1" draw:text-style-name="P20" draw:z-index="20" svg:height="0.399cm" svg:width="0.447cm" text:anchor-type="as-char"/>s'écartant de <text:span text:style-name="T5">l'</text:span><text:span text:style-name="T7">avis</text:span> du fonctionnaire délégué (!ne pas confondre avec une dérogation accordée par lui!)</text:p>
          </table:table-cell>
          <table:covered-table-cell/>
          <table:covered-table-cell/>
        </table:table-row>
      </table:table>
      <text:p text:style-name="UrbanBody_20_"><text:span text:style-name="T4">Envoyé le</text:span> <text:s text:c="31"/>(date réelle d’envoi, s-v-p)</text:p>
      <text:p text:style-name="UrbanBody_20_"/>
      <text:p text:style-name="P18">Le Directeur Général,<text:tab/><text:tab/><text:tab/><text:tab/><text:tab/><text:tab/>Le Bourgmestre et les membres du Collège,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Ubuntu" svg:font-family="Ubuntu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042cm" style:width="19.95cm" table:align="left"/>
    </style:style>
    <style:style style:family="table-column" style:name="Tableau1.A">
      <style:table-column-properties style:column-width="7.911cm"/>
    </style:style>
    <style:style style:family="table-column" style:name="Tableau1.B">
      <style:table-column-properties style:column-width="12.039cm"/>
    </style:style>
    <style:style style:family="table-cell" style:name="Tableau1.A1">
      <style:table-cell-properties fo:border-bottom="none" fo:border-left="0.3pt solid #000000" fo:border-right="0.3pt solid #000000" fo:border-top="0.3pt solid #000000" fo:padding="0.049cm"/>
    </style:style>
    <style:style style:family="table-cell" style:name="Tableau1.A2">
      <style:table-cell-properties fo:border-bottom="0.05pt solid #000000" fo:border-left="0.3pt solid #000000" fo:border-right="none" fo:border-top="none" fo:padding="0.049cm"/>
    </style:style>
    <style:style style:family="table-cell" style:name="Tableau1.B2">
      <style:table-cell-properties fo:border-bottom="0.05pt solid #000000" fo:border-left="none" fo:border-right="0.3pt solid #000000" fo:border-top="none" fo:padding="0.049cm"/>
    </style:style>
    <style:style style:family="table-cell" style:name="Tableau1.A3">
      <style:table-cell-properties fo:border-bottom="0.3pt solid #000000" fo:border-left="0.3pt solid #000000" fo:border-right="0.3pt solid #000000" fo:border-top="none" fo:padding="0.049cm"/>
    </style:style>
    <style:style style:family="table" style:name="Tableau2">
      <style:table-properties fo:margin-left="0.011cm" style:width="19.897cm" table:align="left"/>
    </style:style>
    <style:style style:family="table-column" style:name="Tableau2.A">
      <style:table-column-properties style:column-width="7.567cm"/>
    </style:style>
    <style:style style:family="table-column" style:name="Tableau2.B">
      <style:table-column-properties style:column-width="12.33cm"/>
    </style:style>
    <style:style style:family="table-cell" style:name="Tableau2.A1">
      <style:table-cell-properties fo:border-bottom="0.05pt solid #000000" fo:border-left="0.05pt solid #000000" fo:border-right="none" fo:border-top="0.05pt solid #000000" fo:padding="0.049cm"/>
    </style:style>
    <style:style style:family="table-cell" style:name="Tableau2.B1">
      <style:table-cell-properties fo:border-bottom="0.05pt solid #000000" fo:border-left="none" fo:border-right="0.05pt solid #000000" fo:border-top="0.05pt solid #000000" fo:padding="0.049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53cm"/>
    </style:style>
    <style:style style:family="table-column" style:name="Tableau3.B">
      <style:table-column-properties style:column-width="4.763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49cm"/>
    </style:style>
    <style:style style:family="table-cell" style:name="Tableau3.B1">
      <style:table-cell-properties fo:border="0.05pt solid #000000" fo:padding="0.049cm"/>
    </style:style>
    <style:style style:family="table-cell" style:name="Tableau3.A2">
      <style:table-cell-properties fo:border-bottom="0.05pt solid #000000" fo:border-left="0.05pt solid #000000" fo:border-right="none" fo:border-top="none" fo:padding="0.049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49cm"/>
    </style:style>
    <style:style style:family="table-cell" style:name="Tableau3.C5">
      <style:table-cell-properties fo:border-bottom="0.05pt solid #000000" fo:border-left="0.05pt solid #000000" fo:border-right="none" fo:border-top="none" fo:padding="0.049cm" style:vertical-align="middle"/>
    </style:style>
    <style:style style:family="table-cell" style:name="Tableau3.D5">
      <style:table-cell-properties fo:border-bottom="0.05pt solid #000000" fo:border-left="0.05pt solid #000000" fo:border-right="0.05pt solid #000000" fo:border-top="none" fo:padding="0.049cm" style:vertical-align="middle"/>
    </style:style>
    <style:style style:family="table-row" style:name="Tableau3.11">
      <style:table-row-properties style:min-row-height="2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" style:name="Tableau6">
      <style:table-properties style:width="14.136cm" table:align="margins"/>
    </style:style>
    <style:style style:family="table-column" style:name="Tableau6.A">
      <style:table-column-properties style:column-width="3.533cm" style:rel-column-width="16377*"/>
    </style:style>
    <style:style style:family="table-column" style:name="Tableau6.B">
      <style:table-column-properties style:column-width="3.082cm" style:rel-column-width="14283*"/>
    </style:style>
    <style:style style:family="table-column" style:name="Tableau6.C">
      <style:table-column-properties style:column-width="4.427cm" style:rel-column-width="20524*"/>
    </style:style>
    <style:style style:family="table-column" style:name="Tableau6.D">
      <style:table-column-properties style:column-width="3.096cm" style:rel-column-width="14351*"/>
    </style:style>
    <style:style style:family="table-cell" style:name="Tableau6.A1">
      <style:table-cell-properties fo:border="none" fo:padding="0cm"/>
    </style:style>
    <style:style style:family="table" style:name="Tableau7">
      <style:table-properties style:width="14.136cm" table:align="margins"/>
    </style:style>
    <style:style style:family="table-column" style:name="Tableau7.A">
      <style:table-column-properties style:column-width="3.808cm" style:rel-column-width="17659*"/>
    </style:style>
    <style:style style:family="table-column" style:name="Tableau7.B">
      <style:table-column-properties style:column-width="3.889cm" style:rel-column-width="18030*"/>
    </style:style>
    <style:style style:family="table-column" style:name="Tableau7.C">
      <style:table-column-properties style:column-width="6.438cm" style:rel-column-width="29846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36cm" table:align="margins"/>
    </style:style>
    <style:style style:family="table-column" style:name="Tableau8.A">
      <style:table-column-properties style:column-width="9.11cm" style:rel-column-width="42235*"/>
    </style:style>
    <style:style style:family="table-column" style:name="Tableau8.B">
      <style:table-column-properties style:column-width="2.051cm" style:rel-column-width="9509*"/>
    </style:style>
    <style:style style:family="table-column" style:name="Tableau8.C">
      <style:table-column-properties style:column-width="2.974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36cm" table:align="margins"/>
    </style:style>
    <style:style style:family="table-column" style:name="Tableau9.A">
      <style:table-column-properties style:column-width="4.528cm" style:rel-column-width="20994*"/>
    </style:style>
    <style:style style:family="table-column" style:name="Tableau9.B">
      <style:table-column-properties style:column-width="5.274cm" style:rel-column-width="24452*"/>
    </style:style>
    <style:style style:family="table-column" style:name="Tableau9.C">
      <style:table-column-properties style:column-width="4.334cm" style:rel-column-width="20089*"/>
    </style:style>
    <style:style style:family="table-cell" style:name="Tableau9.A1">
      <style:table-cell-properties fo:border="none" fo:padding="0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0.769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style:width="14.136cm" table:align="margins"/>
    </style:style>
    <style:style style:family="table-column" style:name="Tableau4.A">
      <style:table-column-properties style:column-width="3.348cm" style:rel-column-width="15518*"/>
    </style:style>
    <style:style style:family="table-column" style:name="Tableau4.B">
      <style:table-column-properties style:column-width="3.32cm" style:rel-column-width="15393*"/>
    </style:style>
    <style:style style:family="table-column" style:name="Tableau4.C">
      <style:table-column-properties style:column-width="3.455cm" style:rel-column-width="16018*"/>
    </style:style>
    <style:style style:family="table-column" style:name="Tableau4.D">
      <style:table-column-properties style:column-width="4.013cm" style:rel-column-width="18606*"/>
    </style:style>
    <style:style style:family="table-cell" style:name="Tableau4.A1">
      <style:table-cell-properties fo:border="none" fo:padding="0cm"/>
    </style:style>
    <style:style style:family="table" style:name="Tableau5">
      <style:table-properties style:width="14.136cm" table:align="margins"/>
    </style:style>
    <style:style style:family="table-column" style:name="Tableau5.A">
      <style:table-column-properties style:column-width="3.508cm" style:rel-column-width="16269*"/>
    </style:style>
    <style:style style:family="table-column" style:name="Tableau5.B">
      <style:table-column-properties style:column-width="1.944cm" style:rel-column-width="9010*"/>
    </style:style>
    <style:style style:family="table-column" style:name="Tableau5.C">
      <style:table-column-properties style:column-width="3.029cm" style:rel-column-width="14041*"/>
    </style:style>
    <style:style style:family="table-column" style:name="Tableau5.D">
      <style:table-column-properties style:column-width="1.884cm" style:rel-column-width="8735*"/>
    </style:style>
    <style:style style:family="table-column" style:name="Tableau5.E">
      <style:table-column-properties style:column-width="3.771cm" style:rel-column-width="17480*"/>
    </style:style>
    <style:style style:family="table-cell" style:name="Tableau5.A1">
      <style:table-cell-properties fo:border="none" fo:padding="0cm"/>
    </style:style>
    <style:style style:family="paragraph" style:name="P1" style:parent-style-name="UrbanBody_20_">
      <style:text-properties fo:font-size="11pt" style:font-size-asian="11pt" style:font-size-complex="11pt"/>
    </style:style>
    <style:style style:family="paragraph" style:name="P2" style:parent-style-name="UrbanBody_20_">
      <style:text-properties fo:font-size="11pt" fo:font-weight="bold" style:font-name="Times New Roman1" style:font-size-asian="11pt" style:font-size-complex="11pt" style:font-weight-asian="bold" style:font-weight-complex="bold"/>
    </style:style>
    <style:style style:family="paragraph" style:name="P3" style:parent-style-name="UrbanBody_20_">
      <style:text-properties fo:font-size="9pt" fo:font-weight="bold" style:font-name="Times New Roman1" style:font-size-asian="9pt" style:font-size-complex="9pt" style:font-weight-asian="bold" style:font-weight-complex="bold"/>
    </style:style>
    <style:style style:family="paragraph" style:name="P4" style:parent-style-name="UrbanBody_20_">
      <style:paragraph-properties fo:text-align="center" style:justify-single-word="false"/>
      <style:text-properties fo:font-size="12pt" fo:font-weight="bold" style:font-size-asian="12pt" style:font-size-complex="12pt" style:font-weight-asian="bold" style:font-weight-complex="bold"/>
    </style:style>
    <style:style style:family="paragraph" style:name="P5" style:parent-style-name="UrbanBody_20_">
      <style:text-properties fo:font-size="9pt" fo:font-weight="bold" style:font-size-asian="9pt" style:font-size-complex="9pt" style:font-weight-asian="bold" style:font-weight-complex="bold"/>
    </style:style>
    <style:style style:family="paragraph" style:name="P6" style:parent-style-name="UrbanBody_20_">
      <style:text-properties fo:font-size="9pt" fo:font-weight="normal" style:font-size-asian="9pt" style:font-size-complex="9pt" style:font-weight-asian="normal" style:font-weight-complex="normal"/>
    </style:style>
    <style:style style:family="paragraph" style:name="P7" style:parent-style-name="UrbanBody_20_">
      <style:text-properties fo:font-size="9pt" style:font-size-asian="9pt" style:font-size-complex="9pt"/>
    </style:style>
    <style:style style:family="paragraph" style:name="P8" style:parent-style-name="UrbanBody_20_">
      <style:paragraph-properties fo:text-align="end" style:justify-single-word="false"/>
      <style:text-properties fo:font-size="9pt" style:font-size-asian="9pt" style:font-size-complex="9pt"/>
    </style:style>
    <style:style style:family="paragraph" style:name="P9" style:parent-style-name="UrbanBody_20_">
      <style:text-properties fo:font-size="9pt" fo:font-weight="bold" style:font-size-asian="9pt" style:font-size-complex="9pt" style:font-weight-asian="bold" style:font-weight-complex="bold" style:text-underline-style="none"/>
    </style:style>
    <style:style style:family="paragraph" style:name="P10" style:parent-style-name="UrbanBody_20_">
      <style:paragraph-properties fo:text-align="start" style:justify-single-word="false"/>
      <style:text-properties fo:font-size="9pt" style:font-name="Times New Roman" style:font-size-asian="9pt" style:font-size-complex="9pt"/>
    </style:style>
    <style:style style:family="paragraph" style:name="P11" style:parent-style-name="UrbanTitle">
      <style:text-properties fo:font-size="12pt" fo:font-weight="normal" style:font-size-asian="12pt" style:font-size-complex="12pt" style:font-weight-asian="normal" style:font-weight-complex="normal" style:text-underline-style="none"/>
    </style:style>
    <style:style style:family="paragraph" style:name="P12" style:parent-style-name="UrbanTitle">
      <style:text-properties fo:font-size="11pt" fo:font-weight="normal" style:font-size-asian="11pt" style:font-size-complex="11pt" style:font-weight-asian="normal" style:font-weight-complex="normal" style:text-underline-style="none"/>
    </style:style>
    <style:style style:family="paragraph" style:name="P13" style:parent-style-name="UrbanTitle">
      <style:text-properties fo:font-size="10pt" fo:font-weight="normal" style:font-size-asian="10pt" style:font-size-complex="10pt" style:font-weight-asian="normal" style:font-weight-complex="normal" style:text-underline-style="none"/>
    </style:style>
    <style:style style:family="paragraph" style:name="P14" style:parent-style-name="Table_20_Contents">
      <style:paragraph-properties fo:text-align="start" style:justify-single-word="false"/>
      <style:text-properties fo:font-size="9pt" style:font-name="Times New Roman" style:font-size-asian="9pt" style:font-size-complex="9pt"/>
    </style:style>
    <style:style style:family="paragraph" style:name="P15" style:parent-style-name="UrbanBody_20_">
      <style:text-properties fo:font-size="9pt" fo:font-weight="normal" style:font-size-asian="9pt" style:font-size-complex="9pt" style:font-weight-asian="normal" style:font-weight-complex="normal"/>
    </style:style>
    <style:style style:family="paragraph" style:name="P16" style:parent-style-name="UrbanBody_20_">
      <style:text-properties fo:font-size="9pt" style:font-size-asian="9pt" style:font-size-complex="9pt"/>
    </style:style>
    <style:style style:family="paragraph" style:name="P17" style:parent-style-name="UrbanBody_20_">
      <style:paragraph-properties fo:text-align="start" style:justify-single-word="false"/>
      <style:text-properties fo:font-size="9pt" style:font-name="Times New Roman" style:font-size-asian="9pt" style:font-size-complex="9pt"/>
    </style:style>
    <style:style style:family="paragraph" style:name="P18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style="normal" fo:font-weight="normal" style:font-name="Times New Roman1" style:font-size-asian="12pt" style:font-size-complex="12pt" style:font-style-asian="normal" style:font-style-complex="normal" style:font-weight-asian="normal" style:font-weight-complex="norm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style:text-underline-color="font-color" style:text-underline-style="solid" style:text-underline-width="auto"/>
    </style:style>
    <style:style style:family="text" style:name="T7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style="normal" fo:letter-spacing="normal" fo:text-shadow="none" style:font-name-asian="DejaVu Sans" style:font-name-complex="DejaVu Sans" style:font-style-asian="normal" style:font-style-complex="normal" style:letter-kerning="true" style:text-emphasize="none" style:text-line-through-style="none" style:text-outline="false" style:text-overline-color="font-color" style:text-overline-style="none" style:text-underline-style="none" style:use-window-font-color="true"/>
    </style:style>
    <style:style style:family="text" style:name="T9">
      <style:text-properties fo:font-style="normal" fo:font-weight="normal" fo:letter-spacing="normal" fo:text-shadow="none" style:font-name-asian="DejaVu Sans" style:font-name-complex="DejaVu Sans" style:font-style-asian="normal" style:font-style-complex="normal" style:font-weight-asian="normal" style:font-weight-complex="normal" style:letter-kerning="true" style:text-emphasize="none" style:text-line-through-style="none" style:text-outline="false" style:text-overline-color="font-color" style:text-overline-style="none" style:text-underline-style="none" style:use-window-font-color="true"/>
    </style:style>
    <style:style style:family="text" style:name="T10">
      <style:text-properties fo:font-style="normal" fo:letter-spacing="normal" fo:text-shadow="none" style:font-name-asian="DejaVu Sans" style:font-name-complex="DejaVu Sans" style:font-style-asian="normal" style:font-style-complex="normal" style:letter-kerning="true" style:text-emphasize="none" style:text-line-through-styl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11">
      <style:text-properties fo:font-style="italic" style:font-style-asian="italic" style:font-style-complex="italic"/>
    </style:style>
    <style:style style:family="text" style:name="T12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13">
      <style:text-properties fo:font-size="10pt" style:font-size-asian="10pt" style:font-size-complex="10pt"/>
    </style:style>
    <style:style style:family="text" style:name="T14">
      <style:text-properties fo:font-size="10pt" fo:font-weight="normal" style:font-size-asian="10pt" style:font-size-complex="10pt" style:font-weight-asian="normal" style:font-weight-complex="normal"/>
    </style:style>
    <style:style style:family="text" style:name="T15">
      <style:text-properties fo:font-size="10pt" fo:font-weight="normal" style:font-size-asian="10pt" style:font-size-complex="10pt" style:font-weight-asian="normal" style:font-weight-complex="normal" style:text-underline-color="font-color" style:text-underline-style="solid" style:text-underline-width="auto"/>
    </style:style>
    <style:style style:family="text" style:name="T16">
      <style:text-properties fo:font-size="10pt" style:font-size-asian="10pt" style:font-size-complex="10pt" style:text-underline-color="font-color" style:text-underline-style="solid" style:text-underline-width="auto"/>
    </style:style>
    <style:style style:family="text" style:name="T17">
      <style:text-properties fo:font-size="9pt" fo:font-style="italic" fo:font-weight="normal" style:font-size-asian="9pt" style:font-size-complex="9pt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18">
      <style:text-properties fo:font-size="9pt" fo:font-weight="normal" style:font-size-asian="9pt" style:font-size-complex="9pt" style:font-weight-asian="normal" style:font-weight-complex="normal"/>
    </style:style>
    <style:style style:family="text" style:name="T19">
      <style:text-properties fo:font-size="9pt" fo:font-weight="normal" style:font-size-asian="9pt" style:font-size-complex="9pt" style:font-weight-asian="normal" style:font-weight-complex="normal" style:text-underline-color="font-color" style:text-underline-style="solid" style:text-underline-width="auto"/>
    </style:style>
    <style:style style:family="text" style:name="T20">
      <style:text-properties fo:font-size="11pt" style:font-size-asian="11pt" style:font-size-complex="11pt"/>
    </style:style>
    <style:style style:family="text" style:name="T21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3">
      <style:text-properties fo:color="#000000" fo:country="BE" fo:font-size="10pt" fo:font-style="normal" fo:font-weight="bold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name="Case à cocher 4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name="Case à cocher 6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name="Case à cocher 2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name="Case à cocher 3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name="Case à cocher 6" xml:id="control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name="Case à cocher 6" xml:id="control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name="Case à cocher 2" xml:id="control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name="Case à cocher 2" xml:id="control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name="Case à cocher 2" xml:id="control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name="Case à cocher 2" xml:id="control1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name="Case à cocher 2" xml:id="control1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name="Case à cocher 2" xml:id="control1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name="Case à cocher 2" xml:id="control1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name="Case à cocher 2" xml:id="control1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name="Case à cocher 2" xml:id="control1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name="Case à cocher 2" xml:id="control1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name="Case à cocher 2" xml:id="control1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name="Case à cocher 1" xml:id="control1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9" form:image-position="center" form:name="Case à cocher 2" xml:id="control1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name="Case à cocher 9" xml:id="control2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1" form:image-position="center" form:name="Case à cocher 9" xml:id="control2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name="Case à cocher 2" xml:id="control2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3" form:image-position="center" form:name="Case à cocher 2" xml:id="control2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name="Case à cocher 2" xml:id="control2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name="Case à cocher 2" xml:id="control2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name="Case à cocher 2" xml:id="control2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name="Case à cocher 2" xml:id="control2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name="Case à cocher 2" xml:id="control2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name="Case à cocher 2" xml:id="control2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name="Case à cocher 2" xml:id="control3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name="Case à cocher 2" xml:id="control3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2" form:image-position="center" form:name="Case à cocher 2" xml:id="control3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3" form:image-position="center" form:name="Case à cocher 2" xml:id="control3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4" form:image-position="center" form:name="Case à cocher 2" xml:id="control3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name="Case à cocher 1" xml:id="control3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name="Case à cocher 2" xml:id="control3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name="Case à cocher 9" xml:id="control3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name="Case à cocher 9" xml:id="control3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9" form:image-position="center" form:name="Case à cocher 3" xml:id="control3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name="Case à cocher 9" xml:id="control4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name="Case à cocher 9" xml:id="control4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2" form:image-position="center" form:name="Case à cocher 9" xml:id="control4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3" form:image-position="center" form:name="Case à cocher 9" xml:id="control4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4" form:image-position="center" form:name="Case à cocher 9" xml:id="control4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5" form:image-position="center" form:name="Case à cocher 9" xml:id="control4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name="Case à cocher 9" xml:id="control4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name="Case à cocher 9" xml:id="control4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name="Case à cocher 9" xml:id="control4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name="Case à cocher 5" xml:id="control4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name="Case à cocher 9" xml:id="control5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name="Case à cocher 9" xml:id="control5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name="Case à cocher 9" xml:id="control5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name="Case à cocher 5" xml:id="control5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4" form:image-position="center" form:name="Case à cocher 9" xml:id="control5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5" form:image-position="center" form:name="Case à cocher 9" xml:id="control5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6" form:image-position="center" form:name="Case à cocher 9" xml:id="control5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name="Case à cocher 9" xml:id="control5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name="Case à cocher 9" xml:id="control5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name="Case à cocher 9" xml:id="control5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name="Case à cocher 9" xml:id="control6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name="Case à cocher 9" xml:id="control6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name="Case à cocher 11" xml:id="control6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3" form:image-position="center" form:name="Case à cocher 11" xml:id="control6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4" form:image-position="center" form:name="Case à cocher 9" xml:id="control6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5" form:image-position="center" form:name="Case à cocher 9" xml:id="control6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6" form:image-position="center" form:name="Case à cocher 9" xml:id="control6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7" form:image-position="center" form:name="Case à cocher 9" xml:id="control6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name="Case à cocher 9" xml:id="control6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name="Case à cocher 9" xml:id="control6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name="Case à cocher 9" xml:id="control7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1" form:image-position="center" form:name="Case à cocher 9" xml:id="control7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2" form:image-position="center" form:name="Case à cocher 9" xml:id="control7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3" form:image-position="center" form:name="Case à cocher 9" xml:id="control7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name="Case à cocher 9" xml:id="control7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5" form:image-position="center" form:name="Case à cocher 9" xml:id="control7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name="Case à cocher 9" xml:id="control7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name="Case à cocher 9" xml:id="control7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8" form:image-position="center" form:name="Case à cocher 9" xml:id="control7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9" form:image-position="center" form:name="Case à cocher 12" xml:id="control7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0" form:image-position="center" form:name="Case à cocher 9" xml:id="control8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1" form:image-position="center" form:name="Case à cocher 9" xml:id="control8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2" form:image-position="center" form:name="Case à cocher 9" xml:id="control8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name="Case à cocher 9" xml:id="control8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name="Case à cocher 9" xml:id="control8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name="Case à cocher 9" xml:id="control8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6" form:image-position="center" form:name="Case à cocher 9" xml:id="control8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name="Case à cocher 9" xml:id="control8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8" form:image-position="center" form:name="Case à cocher 9" xml:id="control8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name="Case à cocher 9" xml:id="control8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name="Case à cocher 9" xml:id="control9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1" form:image-position="center" form:name="Case à cocher 9" xml:id="control9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name="Case à cocher 9" xml:id="control9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3" form:image-position="center" form:name="Case à cocher 9" xml:id="control9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4" form:image-position="center" form:name="Case à cocher 9" xml:id="control9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5" form:image-position="center" form:name="Case à cocher 9" xml:id="control9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name="Case à cocher 9" xml:id="control9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name="Case à cocher 9" xml:id="control9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8" form:image-position="center" form:name="Case à cocher 9" xml:id="control9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9" form:image-position="center" form:name="Case à cocher 9" xml:id="control9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name="Case à cocher 9" xml:id="control10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1" form:image-position="center" form:name="Case à cocher 9" xml:id="control10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2" form:image-position="center" form:name="Case à cocher 9" xml:id="control10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3" form:image-position="center" form:name="Case à cocher 7" xml:id="control10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4" form:image-position="center" form:name="Case à cocher 7" xml:id="control10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5" form:image-position="center" form:name="Case à cocher 8" xml:id="control10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name="Case à cocher 8" xml:id="control10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7" form:image-position="center" form:name="Case à cocher 10" xml:id="control10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name="Case à cocher 10" xml:id="control10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MENAGEMENT DU TERRITOIRE ET URBANISME</text:p>
      <text:p text:style-name="UrbanBody_20_"/>
      <text:p text:style-name="P13">FORMULAIRE D'ENVOI D'UN DOSSIER AU FONCTIONNAIRE DELEGUE <text:span text:style-name="T4">par le collège de LESSINES</text:span></text:p>
      <text:p text:style-name="P12">Références communales : <text:text-input text:description="">self.getReference()</text:text-input></text:p>
      <text:p text:style-name="P11"><text:span text:style-name="T20">Références DGO4 :</text:span> <text:text-input text:description="">self.getReferenceDGATLP()</text:text-input>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3"><text:s text:c="10"/><draw:control draw:control="control3" draw:style-name="gr1" draw:text-style-name="P20" draw:z-index="2" svg:height="0.399cm" svg:width="0.447cm" text:anchor-type="as-char"/>e<text:span text:style-name="T8">nvoi du </text:span><text:span text:style-name="T10">PRIMO DOSSIER</text:span><text:span text:style-name="T8"> (</text:span><text:span text:style-name="T9">sans demandes au fonctionnaire délégué et sans décision de collège</text:span><text:span text:style-name="T8">)</text:span></text:p>
          </table:table-cell>
          <table:covered-table-cell/>
        </table:table-row>
        <table:table-row>
          <table:table-cell office:value-type="string" table:style-name="Tableau1.A2">
            <text:p text:style-name="P3"><text:s text:c="10"/><draw:control draw:control="control1" draw:style-name="gr1" draw:text-style-name="P20" draw:z-index="0" svg:height="0.399cm" svg:width="0.447cm" text:anchor-type="as-char"/>envoi avec le <text:span text:style-name="T6">RAPPORT</text:span><text:span text:style-name="T1"> du</text:span> collège</text:p>
          </table:table-cell>
          <table:table-cell office:value-type="string" table:style-name="Tableau1.B2">
            <text:p text:style-name="P3"><draw:control draw:control="control2" draw:style-name="gr1" draw:text-style-name="P20" draw:z-index="1" svg:height="0.399cm" svg:width="0.447cm" text:anchor-type="as-char"/>Envoi avec la <text:span text:style-name="T1">DÉCISION du</text:span> collège </text:p>
          </table:table-cell>
        </table:table-row>
        <table:table-row>
          <table:table-cell office:value-type="string" table:number-columns-spanned="2" table:style-name="Tableau1.A3">
            <text:p text:style-name="P3"><text:s text:c="37"/>N,B, : un « primo dossier » avait déjà été envoyé : <draw:control draw:control="control5" draw:style-name="gr1" draw:text-style-name="P20" draw:z-index="4" svg:height="0.399cm" svg:width="0.447cm" text:anchor-type="as-char"/><text:span text:style-name="T5">oui <text:s text:c="3"/></text:span><draw:control draw:control="control6" draw:style-name="gr1" draw:text-style-name="P20" draw:z-index="5" svg:height="0.399cm" svg:width="0.447cm" text:anchor-type="as-char"/><text:span text:style-name="T5"> non</text:span></text:p>
          </table:table-cell>
          <table:covered-table-cell/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2"><text:s/><office:annotation><dc:creator>Ngaha </dc:creator><dc:date>2015-06-08T13:37:51</dc:date><text:p text:style-name="P19"><text:span text:style-name="T21">do text if not self.getValueForTemplate('folderCategory').startswith('DUP')</text:span></text:p></office:annotation><draw:control draw:control="control7" draw:style-name="gr1" draw:text-style-name="P20" draw:z-index="6" svg:height="0.399cm" svg:width="0.447cm" text:anchor-type="as-char"/><text:span text:style-name="T13">DUP :</text:span> <text:span text:style-name="T18">Déclaration Urbanistique </text:span></text:p>
            <text:p text:style-name="P2"><text:span text:style-name="T18"><text:s/></text:span><text:span text:style-name="T18"><office:annotation><dc:creator>Ngaha </dc:creator><dc:date>2015-06-08T13:43:27</dc:date><text:p text:style-name="P19"><text:span text:style-name="T22">do text if self.getValueForTemplate('folderCategory').startswith('DUP')</text:span></text:p></office:annotation></text:span><text:span text:style-name="T18"><draw:control draw:control="control22" draw:style-name="gr1" draw:text-style-name="P20" draw:z-index="21" svg:height="0.399cm" svg:width="0.447cm" text:anchor-type="as-char"/></text:span><text:span text:style-name="T13">DUP </text:span><text:span text:style-name="T14">:</text:span><text:span text:style-name="T18"> Déclaration Urbanistique</text:span></text:p>
            <text:p text:style-name="P2"><text:s/><office:annotation><dc:creator>Ngaha </dc:creator><dc:date>2015-06-08T14:03:02</dc:date><text:p text:style-name="P19"><text:span text:style-name="T22">do text if not self.getValueForTemplate('folderCategory').startswith('CU1')</text:span></text:p></office:annotation><draw:control draw:control="control8" draw:style-name="gr1" draw:text-style-name="P20" draw:z-index="7" svg:height="0.399cm" svg:width="0.447cm" text:anchor-type="as-char"/><text:span text:style-name="T13">CU1 :</text:span> <text:span text:style-name="T18">Certificat d'urbanisme n°1</text:span></text:p>
            <text:p text:style-name="P2"><text:span text:style-name="T18"><text:s/></text:span><text:span text:style-name="T18"><office:annotation><dc:creator>Ngaha </dc:creator><dc:date>2015-06-08T14:03:42</dc:date><text:p text:style-name="P19"><text:span text:style-name="T22">do text if self.getValueForTemplate('folderCategory').startswith('CU1')</text:span></text:p></office:annotation></text:span><text:span text:style-name="T18"><draw:control draw:control="control25" draw:style-name="gr1" draw:text-style-name="P20" draw:z-index="24" svg:height="0.399cm" svg:width="0.447cm" text:anchor-type="as-char"/></text:span><text:span text:style-name="T13">CU1 </text:span><text:span text:style-name="T14">:</text:span><text:span text:style-name="T18"> Certificat d'urbanisme n°1</text:span></text:p>
            <text:p text:style-name="P2"><text:s/><office:annotation><dc:creator>Ngaha </dc:creator><dc:date>2015-06-08T14:04:17</dc:date><text:p text:style-name="P19"><text:span text:style-name="T22">do text if not self.getValueForTemplate('folderCategory').startswith('CU2')</text:span></text:p></office:annotation><draw:control draw:control="control9" draw:style-name="gr1" draw:text-style-name="P20" draw:z-index="8" svg:height="0.399cm" svg:width="0.447cm" text:anchor-type="as-char"/><text:span text:style-name="T13">CU2 :</text:span> <text:span text:style-name="T18">Certificat d'urbanisme n°2</text:span></text:p>
            <text:p text:style-name="P2"><text:span text:style-name="T18"><text:s/></text:span><text:span text:style-name="T18"><office:annotation><dc:creator>Ngaha </dc:creator><dc:date>2015-06-08T14:04:46</dc:date><text:p text:style-name="P19"><text:span text:style-name="T22">do text if self.getValueForTemplate('folderCategory').startswith('CU2')</text:span></text:p></office:annotation></text:span><text:span text:style-name="T18"><draw:control draw:control="control26" draw:style-name="gr1" draw:text-style-name="P20" draw:z-index="25" svg:height="0.399cm" svg:width="0.447cm" text:anchor-type="as-char"/></text:span><text:span text:style-name="T13">CU2 </text:span><text:span text:style-name="T14">:</text:span><text:span text:style-name="T18"> Certificat d'urbanisme n°2</text:span></text:p>
            <text:p text:style-name="P2"><text:s/><office:annotation><dc:creator>Ngaha </dc:creator><dc:date>2015-06-08T14:05:06</dc:date><text:p text:style-name="P19"><text:span text:style-name="T22">do text if not self.getValueForTemplate('folderCategory').startswith('PU')</text:span></text:p></office:annotation><draw:control draw:control="control10" draw:style-name="gr1" draw:text-style-name="P20" draw:z-index="9" svg:height="0.399cm" svg:width="0.447cm" text:anchor-type="as-char"/><text:span text:style-name="T13">PU :</text:span> <text:span text:style-name="T18">demande de PERMIS Unique</text:span></text:p>
            <text:p text:style-name="P2"><text:span text:style-name="T18"><text:s/></text:span><text:span text:style-name="T18"><office:annotation><dc:creator>Ngaha </dc:creator><dc:date>2015-06-08T14:05:32</dc:date><text:p text:style-name="P19"><text:span text:style-name="T22">do text if self.getValueForTemplate('folderCategory').startswith('PU')</text:span></text:p></office:annotation></text:span><text:span text:style-name="T18"><draw:control draw:control="control27" draw:style-name="gr1" draw:text-style-name="P20" draw:z-index="26" svg:height="0.399cm" svg:width="0.447cm" text:anchor-type="as-char"/></text:span><text:span text:style-name="T13">PU </text:span><text:span text:style-name="T14">:</text:span><text:span text:style-name="T18"> demande de PERMIS Unique</text:span></text:p>
            <text:p text:style-name="P2"><text:s/><office:annotation><dc:creator>Ngaha </dc:creator><dc:date>2015-06-08T14:05:50</dc:date><text:p text:style-name="P19"><text:span text:style-name="T22">do text if not self.getValueForTemplate('folderCategory').startswith('DIV')</text:span></text:p></office:annotation><draw:control draw:control="control11" draw:style-name="gr1" draw:text-style-name="P20" draw:z-index="10" svg:height="0.399cm" svg:width="0.447cm" text:anchor-type="as-char"/><text:span text:style-name="T13">DIV :</text:span> <text:span text:style-name="T18">Autre demande</text:span></text:p>
            <text:p text:style-name="P2"><text:span text:style-name="T18"><text:s/></text:span><text:span text:style-name="T18"><office:annotation><dc:creator>Ngaha </dc:creator><dc:date>2015-06-08T14:06:20</dc:date><text:p text:style-name="P19"><text:span text:style-name="T22">do text if self.getValueForTemplate('folderCategory').startswith('DIV')</text:span></text:p></office:annotation></text:span><text:span text:style-name="T18"><draw:control draw:control="control28" draw:style-name="gr1" draw:text-style-name="P20" draw:z-index="27" svg:height="0.399cm" svg:width="0.447cm" text:anchor-type="as-char"/></text:span><text:span text:style-name="T13">DIV </text:span><text:span text:style-name="T14">:</text:span><text:span text:style-name="T18"> Autre demande</text:span></text:p>
            <text:p text:style-name="P2"><text:s/><office:annotation><dc:creator>Ngaha </dc:creator><dc:date>2015-06-08T14:06:37</dc:date><text:p text:style-name="P19"><text:span text:style-name="T22">do text if not self.getValueForTemplate('folderCategory').startswith('UCP')</text:span></text:p></office:annotation><draw:control draw:control="control12" draw:style-name="gr1" draw:text-style-name="P20" draw:z-index="11" svg:height="0.399cm" svg:width="0.447cm" text:anchor-type="as-char"/><text:span text:style-name="T13">UCP :</text:span> <text:span text:style-name="T18">permis d'urbanisme à caractère public</text:span></text:p>
            <text:p text:style-name="P2"><text:span text:style-name="T18"><text:s/></text:span><text:span text:style-name="T18"><office:annotation><dc:creator>Ngaha </dc:creator><dc:date>2015-06-08T14:07:42</dc:date><text:p text:style-name="P19"><text:span text:style-name="T22">do text if self.getValueForTemplate('folderCategory').startswith('UCP')</text:span></text:p></office:annotation></text:span><text:span text:style-name="T18"><draw:control draw:control="control29" draw:style-name="gr1" draw:text-style-name="P20" draw:z-index="28" svg:height="0.399cm" svg:width="0.447cm" text:anchor-type="as-char"/></text:span><text:span text:style-name="T13">UCP </text:span><text:span text:style-name="T14">:</text:span><text:span text:style-name="T18"> permis d'urbanisme à caractère public</text:span></text:p>
            <text:p text:style-name="P2"><text:s/><office:annotation><dc:creator>Ngaha </dc:creator><dc:date>2015-06-08T14:08:42</dc:date><text:p text:style-name="P19"><text:span text:style-name="T22">do text if not self.getValueForTemplate('folderCategory').startswith('LCP')</text:span></text:p></office:annotation><draw:control draw:control="control13" draw:style-name="gr1" draw:text-style-name="P20" draw:z-index="12" svg:height="0.399cm" svg:width="0.447cm" text:anchor-type="as-char"/><text:span text:style-name="T13">LCP : </text:span><text:span text:style-name="T18">permis d'urbanisation caractère public</text:span></text:p>
            <text:p text:style-name="P2"><text:span text:style-name="T18"><text:s/></text:span><text:span text:style-name="T18"><office:annotation><dc:creator>Ngaha </dc:creator><dc:date>2015-06-08T14:08:15</dc:date><text:p text:style-name="P19"><text:span text:style-name="T22">do text if self.getValueForTemplate('folderCategory').startswith('LCP')</text:span></text:p></office:annotation></text:span><text:span text:style-name="T18"><draw:control draw:control="control30" draw:style-name="gr1" draw:text-style-name="P20" draw:z-index="29" svg:height="0.399cm" svg:width="0.447cm" text:anchor-type="as-char"/></text:span><text:span text:style-name="T13">LCP </text:span><text:span text:style-name="T14">: </text:span><text:span text:style-name="T18">permis d'urbanisation caractère public</text:span></text:p>
          </table:table-cell>
          <table:table-cell office:value-type="string" table:style-name="Tableau2.B1">
            <text:p text:style-name="P2"><text:span text:style-name="T18"><office:annotation><dc:creator>Ngaha </dc:creator><dc:date>2015-06-08T13:56:55</dc:date><text:p text:style-name="P19"><text:span text:style-name="T22">do text if not self.getValueForTemplate('folderCategory').startswith('UAP')</text:span></text:p></office:annotation></text:span><text:span text:style-name="T18"><draw:control draw:control="control23" draw:style-name="gr1" draw:text-style-name="P20" draw:z-index="22" svg:height="0.399cm" svg:width="0.447cm" text:anchor-type="as-char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text:span text:style-name="T18"><office:annotation><dc:creator>Ngaha </dc:creator><dc:date>2015-06-08T13:57:17</dc:date><text:p text:style-name="P19"><text:span text:style-name="T22">do text if self.getValueForTemplate('folderCategory').startswith('UAP')</text:span></text:p></office:annotation></text:span><text:span text:style-name="T18"><draw:control draw:control="control24" draw:style-name="gr1" draw:text-style-name="P20" draw:z-index="23" svg:height="0.399cm" svg:width="0.447cm" text:anchor-type="as-char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office:annotation><dc:creator>Ngaha </dc:creator><dc:date>2015-06-08T14:10:16</dc:date><text:p text:style-name="P19"><text:span text:style-name="T22">do text if not self.getValueForTemplate('folderCategory').startswith('UDC')</text:span></text:p></office:annotation><draw:control draw:control="control14" draw:style-name="gr1" draw:text-style-name="P20" draw:z-index="13" svg:height="0.399cm" svg:width="0.447cm" text:anchor-type="as-char"/><text:span text:style-name="T13">UDC :</text:span><text:span text:style-name="T5"> </text:span><text:span text:style-name="T18">permis direct du Collège (vu art 107 ou dans RCU, PCA, Lotissement)</text:span></text:p>
            <text:p text:style-name="P2"><text:span text:style-name="T18"><office:annotation><dc:creator>Ngaha </dc:creator><dc:date>2015-06-08T14:09:27</dc:date><text:p text:style-name="P19"><text:span text:style-name="T22">do text if self.getValueForTemplate('folderCategory').startswith('UDC')</text:span></text:p></office:annotation></text:span><text:span text:style-name="T18"><draw:control draw:control="control31" draw:style-name="gr1" draw:text-style-name="P20" draw:z-index="30" svg:height="0.399cm" svg:width="0.447cm" text:anchor-type="as-char"/></text:span><text:span text:style-name="T13">UDC </text:span><text:span text:style-name="T14">:</text:span><text:span text:style-name="T18"> permis direct du Collège (vu art 107 ou dans RCU, PCA, Lotissement)</text:span></text:p>
            <text:p text:style-name="P2"><office:annotation><dc:creator>Ngaha </dc:creator><dc:date>2015-06-08T14:11:43</dc:date><text:p text:style-name="P19"><text:span text:style-name="T22">do text if not self.getValueForTemplate('folderCategory').startswith('UDC/D')</text:span></text:p></office:annotation><draw:control draw:control="control15" draw:style-name="gr1" draw:text-style-name="P20" draw:z-index="14" svg:height="0.399cm" svg:width="0.447cm" text:anchor-type="as-char"/><text:span text:style-name="T13">UDC/D :</text:span> <text:span text:style-name="T18">permis dans RCU, PCA, Lotissement, </text:span><text:span text:style-name="T19">avec dérogation</text:span></text:p>
            <text:p text:style-name="P2"><text:span text:style-name="T19"><office:annotation><dc:creator>Ngaha </dc:creator><dc:date>2015-06-08T14:11:26</dc:date><text:p text:style-name="P19"><text:span text:style-name="T22">do text if self.getValueForTemplate('folderCategory').startswith('UDC/D')</text:span></text:p></office:annotation></text:span><text:span text:style-name="T19"><draw:control draw:control="control32" draw:style-name="gr1" draw:text-style-name="P20" draw:z-index="31" svg:height="0.399cm" svg:width="0.447cm" text:anchor-type="as-char"/></text:span><text:span text:style-name="T16">UDC/D</text:span><text:span text:style-name="T15"> :</text:span><text:span text:style-name="T19"> permis dans RCU, PCA, Lotissement, avec dérogation</text:span></text:p>
            <text:p text:style-name="P2"><office:annotation><dc:creator>Ngaha </dc:creator><dc:date>2015-06-08T14:12:50</dc:date><text:p text:style-name="P19"><text:span text:style-name="T22">do text if not self.getValueForTemplate('folderCategory').startswith('LAP')</text:span></text:p></office:annotation><draw:control draw:control="control16" draw:style-name="gr1" draw:text-style-name="P20" draw:z-index="15" svg:height="0.399cm" svg:width="0.447cm" text:anchor-type="as-char"/><text:span text:style-name="T13">LAP :</text:span> <text:span text:style-name="T18">Permis d'urbanisation avec avis préalable du FD</text:span></text:p>
            <text:p text:style-name="P2"><text:span text:style-name="T18"><office:annotation><dc:creator>Ngaha </dc:creator><dc:date>2015-06-08T14:12:19</dc:date><text:p text:style-name="P19"><text:span text:style-name="T22">do text if self.getValueForTemplate('folderCategory').startswith('LAP')</text:span></text:p></office:annotation></text:span><text:span text:style-name="T18"><draw:control draw:control="control33" draw:style-name="gr1" draw:text-style-name="P20" draw:z-index="32" svg:height="0.399cm" svg:width="0.447cm" text:anchor-type="as-char"/></text:span><text:span text:style-name="T13">LAP </text:span><text:span text:style-name="T14">:</text:span><text:span text:style-name="T18"> Permis d'urbanisation avec avis préalable du FD</text:span></text:p>
            <text:p text:style-name="P2"><office:annotation><dc:creator>Ngaha </dc:creator><dc:date>2015-06-08T14:13:36</dc:date><text:p text:style-name="P19"><text:span text:style-name="T22">do text if not self.getValueForTemplate('folderCategory').startswith('LAP/M')</text:span></text:p></office:annotation><draw:control draw:control="control17" draw:style-name="gr1" draw:text-style-name="P20" draw:z-index="16" svg:height="0.399cm" svg:width="0.447cm" text:anchor-type="as-char"/><text:span text:style-name="T13">LAP /M :</text:span><text:span text:style-name="T5"> </text:span><text:span text:style-name="T18">Modification du permis de lotir (= d'urbanisation) avec avis du FD</text:span></text:p>
            <text:p text:style-name="P2"><text:span text:style-name="T18"><office:annotation><dc:creator>Ngaha </dc:creator><dc:date>2015-06-08T14:13:11</dc:date><text:p text:style-name="P19"><text:span text:style-name="T22">do text if self.getValueForTemplate('folderCategory').startswith('LAP/M')</text:span></text:p></office:annotation></text:span><text:span text:style-name="T18"><draw:control draw:control="control34" draw:style-name="gr1" draw:text-style-name="P20" draw:z-index="33" svg:height="0.399cm" svg:width="0.447cm" text:anchor-type="as-char"/></text:span><text:span text:style-name="T13">LAP /M</text:span><text:span text:style-name="T14"> :</text:span><text:span text:style-name="T18"> Modification du permis de lotir (= d'urbanisation) avec avis du FD</text:span></text:p>
            <text:p text:style-name="P2"><office:annotation><dc:creator>Ngaha </dc:creator><dc:date>2015-06-08T14:14:29</dc:date><text:p text:style-name="P19"><text:span text:style-name="T22">do text if not self.getValueForTemplate('folderCategory').startswith('LLDC')</text:span></text:p></office:annotation><draw:control draw:control="control18" draw:style-name="gr1" draw:text-style-name="P20" draw:z-index="17" svg:height="0.399cm" svg:width="0.447cm" text:anchor-type="as-char"/><text:span text:style-name="T13">LDC :</text:span> <text:span text:style-name="T18">permis d'urbanisation dans un RUC, PCA</text:span></text:p>
            <text:p text:style-name="P2"><text:span text:style-name="T18"><office:annotation><dc:creator>Ngaha </dc:creator><dc:date>2015-06-08T14:14:02</dc:date><text:p><text:span text:style-name="T22">do text if self.getValueForTemplate('folderCategory').startswith('LLDC')</text:span></text:p></office:annotation></text:span><text:span text:style-name="T18"><draw:control draw:control="control35" draw:style-name="gr1" draw:text-style-name="P20" draw:z-index="34" svg:height="0.399cm" svg:width="0.447cm" text:anchor-type="as-char"/></text:span><text:span text:style-name="T13">LDC </text:span><text:span text:style-name="T14">:</text:span><text:span text:style-name="T18"> permis d'urbanisation dans un RUC, PCA</text:span></text:p>
            <text:p text:style-name="P2"><office:annotation><dc:creator>Ngaha </dc:creator><dc:date>2015-06-08T14:15:10</dc:date><text:p text:style-name="P19"><text:span text:style-name="T22">do text if not self.getValueForTemplate('folderCategory').startswith('LLDC/M')</text:span></text:p></office:annotation><draw:control draw:control="control19" draw:style-name="gr1" draw:text-style-name="P20" draw:z-index="18" svg:height="0.399cm" svg:width="0.447cm" text:anchor-type="as-char"/><text:span text:style-name="T13">LDC/M :</text:span> <text:span text:style-name="T18">Modification de permis de lotir ( =d'urbanisme) dans un RCU, PCA</text:span></text:p>
            <text:p text:style-name="P2"><text:span text:style-name="T18"><office:annotation><dc:creator>Ngaha </dc:creator><dc:date>2015-06-08T14:14:49</dc:date><text:p text:style-name="P19"><text:span text:style-name="T22">do text if self.getValueForTemplate('folderCategory').startswith('LLDC/M')</text:span></text:p></office:annotation></text:span><text:span text:style-name="T18"><draw:control draw:control="control36" draw:style-name="gr1" draw:text-style-name="P20" draw:z-index="35" svg:height="0.399cm" svg:width="0.447cm" text:anchor-type="as-char"/></text:span><text:span text:style-name="T13">LDC/M</text:span><text:span text:style-name="T14"> :</text:span><text:span text:style-name="T18"> Modification de permis de lotir ( =d'urbanisme) dans un RCU, PCA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5"><text:span text:style-name="T1">DEMANDEUR : </text:span><text:span text:style-name="T3">n</text:span><text:span text:style-name="T5">om, prénom</text:span></text:p>
            <text:p text:style-name="P6"><text:s text:c="30"/>Adresse</text:p>
            <text:p text:style-name="P6"><text:s text:c="30"/>Tél.</text:p>
          </table:table-cell>
          <table:table-cell office:value-type="string" table:number-columns-spanned="3" table:style-name="Tableau3.B1">
            <text:p text:style-name="P7"><text:text-input text:description="Situation des travaux">self.getApplicantsSignaletic()</text:text-input></text:p>
            <text:p text:style-name="P7"><text:text-input text:description="">self.getApplicants()[0].getAddress()</text:text-input></text:p>
            <text:p text:style-name="P7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5"><text:span text:style-name="T1">BIEN </text:span><text:span text:style-name="T3">concerné</text:span><text:span text:style-name="T1"> </text:span><text:span text:style-name="T3">: </text:span><text:span text:style-name="T5">Adresse</text:span></text:p>
            <text:p text:style-name="P5"><text:s text:c="24"/><text:span text:style-name="T5">Référence cadastrale</text:span></text:p>
          </table:table-cell>
          <table:table-cell office:value-type="string" table:number-columns-spanned="3" table:style-name="Tableau3.B2">
            <text:p text:style-name="P7"><text:text-input text:description="Situation des travaux">self.getWorkLocationSignaletic()</text:text-input></text:p>
            <text:p text:style-name="P7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7"><text:text-input text:description="Objet des travaux">self.getLicenceSubject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AUTEUR DE PROJET : nom</text:p>
            <text:p text:style-name="P5"><text:s text:c="41"/>a<text:span text:style-name="T5">dresse</text:span></text:p>
          </table:table-cell>
          <table:table-cell office:value-type="string" table:number-columns-spanned="3" table:style-name="Tableau3.B2">
            <text:p text:style-name="P7"/>
            <text:p text:style-name="P7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9">Date de dépôt dossier <text:span text:style-name="T6">complet</text:span></text:p>
          </table:table-cell>
          <table:table-cell office:value-type="string" table:style-name="Tableau3.A2">
            <text:p text:style-name="P7"><office:annotation><dc:creator>sde </dc:creator><dc:date>2011-08-08T13:35:49</dc:date><text:p text:style-name="P19"><text:span text:style-name="T25">do text if self.getLastDeposit() is not None</text:span></text:p></office:annotation><text:text-input text:description="Objet des travaux">tool.formatDate(self.getLastDeposit().getEventDate())</text:text-input></text:p>
          </table:table-cell>
          <table:table-cell office:value-type="string" table:style-name="Tableau3.C5">
            <text:p text:style-name="P7"><text:span text:style-name="T4">Délai de réponse annoncé :</text:span> <text:s text:c="3"/></text:p>
          </table:table-cell>
          <table:table-cell office:value-type="string" table:style-name="Tableau3.D5">
            <text:p text:style-name="P7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6">Autres dossiers connus sur le bien</text:p>
          </table:table-cell>
          <table:table-cell office:value-type="string" table:number-columns-spanned="3" table:style-name="Tableau3.B2">
            <text:p text:style-name="P7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La parcelle est dans:</text:p>
          </table:table-cell>
          <table:table-cell office:value-type="string" table:number-columns-spanned="3" table:style-name="Tableau3.D5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10"><office:annotation><dc:creator>Ngaha </dc:creator><dc:date>2015-06-09T15:11:52</dc:date><text:p text:style-name="P19"><text:span text:style-name="T22">do text if not self.isInPCA</text:span></text:p></office:annotation><draw:control draw:control="control54" draw:style-name="gr1" draw:text-style-name="P20" draw:z-index="53" svg:height="0.399cm" svg:width="0.447cm" text:anchor-type="as-char"/>Un PCA de réf. : </text:p>
                  <text:p text:style-name="P10"><office:annotation><dc:creator>Ngaha </dc:creator><dc:date>2015-06-09T15:13:02</dc:date><text:p text:style-name="P19"><text:span text:style-name="T22">do text if self.isInPCA</text:span></text:p></office:annotation><draw:control draw:control="control55" draw:style-name="gr1" draw:text-style-name="P20" draw:z-index="54" svg:height="0.399cm" svg:width="0.447cm" text:anchor-type="as-char"/>Un PCA de réf. : </text:p>
                </table:table-cell>
                <table:table-cell office:value-type="string" table:style-name="Tableau6.A1">
                  <text:p text:style-name="P14"><office:annotation><dc:creator>Ngaha </dc:creator><dc:date>2015-06-09T16:08:21</dc:date><text:p text:style-name="P19"><text:span text:style-name="T22">do text</text:span></text:p><text:p text:style-name="P19"><text:span text:style-name="T22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10"><office:annotation><dc:creator>Ngaha </dc:creator><dc:date>2015-06-09T15:14:32</dc:date><text:p text:style-name="P19"><text:span text:style-name="T22">do text if not self.isInSubdivision</text:span></text:p></office:annotation> <draw:control draw:control="control56" draw:style-name="gr1" draw:text-style-name="P20" draw:z-index="55" svg:height="0.399cm" svg:width="0.447cm" text:anchor-type="as-char"/>un lotissement de réf. :</text:p>
                  <text:p text:style-name="P10"><office:annotation><dc:creator>Ngaha </dc:creator><dc:date>2015-06-09T15:15:29</dc:date><text:p text:style-name="P19"><text:span text:style-name="T22">do text if self.isInSubdivision</text:span></text:p></office:annotation> <draw:control draw:control="control57" draw:style-name="gr1" draw:text-style-name="P20" draw:z-index="56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14"><office:annotation><dc:creator>Ngaha </dc:creator><dc:date>2015-06-09T16:12:51</dc:date><text:p text:style-name="P19"><text:span text:style-name="T22">do text</text:span></text:p><text:p text:style-name="P19"><text:span text:style-name="T22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Demande de DEROGATION :</text:p>
          </table:table-cell>
          <table:table-cell office:value-type="string" table:number-columns-spanned="3" table:style-name="Tableau3.B2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10"><office:annotation><dc:creator>Ngaha </dc:creator><dc:date>2015-06-16T10:23:07</dc:date><text:p text:style-name="P19"><text:span text:style-name="T22">do text if not self.getDerogation().count('dero-ps')</text:span></text:p></office:annotation><draw:control draw:control="control99" draw:style-name="gr1" draw:text-style-name="P20" draw:z-index="98" svg:height="0.399cm" svg:width="0.447cm" text:anchor-type="as-char"/>au Plan de Secteur</text:p>
                  <text:p text:style-name="P10"><office:annotation><dc:creator>Ngaha </dc:creator><dc:date>2015-06-16T10:25:27</dc:date><text:p text:style-name="P19"><text:span text:style-name="T22">do text if self.getDerogation().count('dero-ps')</text:span></text:p></office:annotation><draw:control draw:control="control100" draw:style-name="gr1" draw:text-style-name="P20" draw:z-index="99" svg:height="0.399cm" svg:width="0.447cm" text:anchor-type="as-char"/>au Plan de Secteur</text:p>
                </table:table-cell>
                <table:table-cell office:value-type="string" table:style-name="Tableau5.A1">
                  <text:p text:style-name="P10"><office:annotation><dc:creator>Ngaha </dc:creator><dc:date>2015-06-16T10:26:21</dc:date><text:p text:style-name="P19"><text:span text:style-name="T22">do text if not self.getDerogation().count('dero-pca')</text:span></text:p></office:annotation><draw:control draw:control="control101" draw:style-name="gr1" draw:text-style-name="P20" draw:z-index="100" svg:height="0.399cm" svg:width="0.447cm" text:anchor-type="as-char"/>au PCA.</text:p>
                  <text:p text:style-name="P10"><office:annotation><dc:creator>Ngaha </dc:creator><dc:date>2015-06-16T10:30:51</dc:date><text:p text:style-name="P19"><text:span text:style-name="T22">do text if self.getDerogation().count('dero-pca')</text:span></text:p></office:annotation><draw:control draw:control="control102" draw:style-name="gr1" draw:text-style-name="P20" draw:z-index="101" svg:height="0.399cm" svg:width="0.447cm" text:anchor-type="as-char"/>au PCA.</text:p>
                </table:table-cell>
                <table:table-cell office:value-type="string" table:style-name="Tableau5.A1">
                  <text:p text:style-name="P10"><office:annotation><dc:creator>Ngaha </dc:creator><dc:date>2015-06-16T10:34:32</dc:date><text:p text:style-name="P19"><text:span text:style-name="T22">do text if not self.getDerogation().count('dero-lot')</text:span></text:p></office:annotation><draw:control draw:control="control103" draw:style-name="gr1" draw:text-style-name="P20" draw:z-index="102" svg:height="0.399cm" svg:width="0.447cm" text:anchor-type="as-char"/>au Lotissement</text:p>
                  <text:p text:style-name="P10"><office:annotation><dc:creator>Ngaha </dc:creator><dc:date>2015-06-16T10:35:59</dc:date><text:p text:style-name="P19"><text:span text:style-name="T22">do text if self.getDerogation().count('dero-lot')</text:span></text:p></office:annotation><draw:control draw:control="control104" draw:style-name="gr1" draw:text-style-name="P20" draw:z-index="103" svg:height="0.399cm" svg:width="0.447cm" text:anchor-type="as-char"/>au Lotissement</text:p>
                </table:table-cell>
                <table:table-cell office:value-type="string" table:style-name="Tableau5.A1">
                  <text:p text:style-name="P10"><office:annotation><dc:creator>Ngaha </dc:creator><dc:date>2015-06-16T10:37:04</dc:date><text:p text:style-name="P19"><text:span text:style-name="T22">do text if not self.getDerogation().count('dero-rcu')</text:span></text:p></office:annotation><draw:control draw:control="control105" draw:style-name="gr1" draw:text-style-name="P20" draw:z-index="104" svg:height="0.399cm" svg:width="0.447cm" text:anchor-type="as-char"/>au RCU</text:p>
                  <text:p text:style-name="P10"><office:annotation><dc:creator>Ngaha </dc:creator><dc:date>2015-06-16T10:37:48</dc:date><text:p text:style-name="P19"><text:span text:style-name="T22">do text if self.getDerogation().count('dero-rcu')</text:span></text:p></office:annotation><draw:control draw:control="control106" draw:style-name="gr1" draw:text-style-name="P20" draw:z-index="105" svg:height="0.399cm" svg:width="0.447cm" text:anchor-type="as-char"/>au RCU </text:p>
                </table:table-cell>
                <table:table-cell office:value-type="string" table:style-name="Tableau5.A1">
                  <text:p text:style-name="P10"><office:annotation><dc:creator>Ngaha </dc:creator><dc:date>2015-06-16T10:33:04</dc:date><text:p text:style-name="P19"><text:span text:style-name="T22">do text if not self.getDerogation().count('dero-rru')</text:span></text:p></office:annotation> <draw:control draw:control="control107" draw:style-name="gr1" draw:text-style-name="P20" draw:z-index="106" svg:height="0.399cm" svg:width="0.447cm" text:anchor-type="as-char"/>au Règl. Rég. d'Urb</text:p>
                  <text:p text:style-name="P10"><office:annotation><dc:creator>Ngaha </dc:creator><dc:date>2015-06-16T10:33:44</dc:date><text:p text:style-name="P19"><text:span text:style-name="T22">do text if self.getDerogation().count('dero-rru')</text:span></text:p></office:annotation> <draw:control draw:control="control108" draw:style-name="gr1" draw:text-style-name="P20" draw:z-index="107" svg:height="0.399cm" svg:width="0.447cm" text:anchor-type="as-char"/>au Règl. Rég. d'Urb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Publicité - enquête</text:p>
          </table:table-cell>
          <table:table-cell office:value-type="string" table:number-columns-spanned="3" table:style-name="Tableau3.B2">
            <text:p text:style-name="P7"><office:annotation><dc:creator>Ngaha </dc:creator><dc:date>2015-06-08T15:34:10</dc:date><text:p text:style-name="P19"><text:span text:style-name="T22">do text if 'inquiry' not in context.getProcedureChoice()</text:span></text:p></office:annotation> <draw:control draw:control="control37" draw:style-name="gr1" draw:text-style-name="P20" draw:z-index="36" svg:height="0.399cm" svg:width="0.447cm" text:anchor-type="as-char"/>oui <text:s/><draw:control draw:control="control38" draw:style-name="gr1" draw:text-style-name="P20" draw:z-index="37" svg:height="0.399cm" svg:width="0.447cm" text:anchor-type="as-char"/>du <text:s text:c="14"/>au <text:s text:c="14"/>Réclamation ? <text:s/><draw:control draw:control="control39" draw:style-name="gr1" draw:text-style-name="P20" draw:z-index="38" svg:height="0.399cm" svg:width="0.447cm" text:anchor-type="as-char"/></text:p>
            <text:p text:style-name="P7"><office:annotation><dc:creator>Ngaha </dc:creator><dc:date>2015-06-08T15:32:55</dc:date><text:p text:style-name="P19"><text:span text:style-name="T22">do text if 'inquiry' in context.getProcedureChoice() and ((self.investigationOralReclamationNumber &lt;= 0) and (self.investigationWriteReclamationNumber &lt;= 0))</text:span></text:p></office:annotation> <draw:control draw:control="control40" draw:style-name="gr1" draw:text-style-name="P20" draw:z-index="39" svg:height="0.399cm" svg:width="0.447cm" text:anchor-type="as-char"/>oui <text:s/><draw:control draw:control="control41" draw:style-name="gr1" draw:text-style-name="P20" draw:z-index="40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2" draw:style-name="gr1" draw:text-style-name="P20" draw:z-index="41" svg:height="0.399cm" svg:width="0.447cm" text:anchor-type="as-char"/></text:p>
            <text:p text:style-name="P7"><office:annotation><dc:creator>Ngaha </dc:creator><dc:date>2015-06-08T15:17:29</dc:date><text:p text:style-name="P19"><text:span text:style-name="T22">do text if 'inquiry' in context.getProcedureChoice() and ((self.investigationOralReclamationNumber &gt; 0) or (self.investigationWriteReclamationNumber &gt; 0))</text:span></text:p></office:annotation> <draw:control draw:control="control43" draw:style-name="gr1" draw:text-style-name="P20" draw:z-index="42" svg:height="0.399cm" svg:width="0.447cm" text:anchor-type="as-char"/>oui <text:s/><draw:control draw:control="control44" draw:style-name="gr1" draw:text-style-name="P20" draw:z-index="43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5" draw:style-name="gr1" draw:text-style-name="P20" draw:z-index="44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Ouverture ou modification de voirie</text:p>
          </table:table-cell>
          <table:table-cell office:value-type="string" table:number-columns-spanned="3" table:style-name="Tableau3.D5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office:value-type="string" table:style-name="Tableau7.A1">
                  <text:p text:style-name="P10"><office:annotation><dc:creator>Ngaha </dc:creator><dc:date>2015-06-16T11:25:37</dc:date><text:p text:style-name="P19"><text:span text:style-name="T22">do text if self.getValueForTemplate('roadAdaptation').count(u"Non")</text:span></text:p></office:annotation><draw:control draw:control="control62" draw:style-name="gr1" draw:text-style-name="P20" draw:z-index="61" svg:height="0.399cm" svg:width="0.447cm" text:anchor-type="as-char"/>oui <text:s/><text:span text:style-name="T4">Type de voirie </text:span>:</text:p>
                  <text:p text:style-name="P10"><office:annotation><dc:creator>Ngaha </dc:creator><dc:date>2015-06-16T11:28:48</dc:date><text:p text:style-name="P19"><text:span text:style-name="T22">do text if self.getValueForTemplate('roadAdaptation').count(u"Oui")</text:span></text:p></office:annotation><draw:control draw:control="control63" draw:style-name="gr1" draw:text-style-name="P20" draw:z-index="62" svg:height="0.399cm" svg:width="0.447cm" text:anchor-type="as-char"/>oui <text:s/><text:span text:style-name="T4">Type de voirie </text:span>:</text:p>
                </table:table-cell>
                <table:table-cell office:value-type="string" table:style-name="Tableau7.A1">
                  <text:p text:style-name="P10"><office:annotation><dc:creator>Ngaha </dc:creator><dc:date>2015-06-16T11:29:30</dc:date><text:p text:style-name="P19"><text:span text:style-name="T22">do text if not self.getValueForTemplate('roadType').count(u"R\xe9gionale")</text:span></text:p></office:annotation><draw:control draw:control="control60" draw:style-name="gr1" draw:text-style-name="P20" draw:z-index="59" svg:height="0.399cm" svg:width="0.447cm" text:anchor-type="as-char"/>Régionale </text:p>
                  <text:p text:style-name="P10"><office:annotation><dc:creator>Ngaha </dc:creator><dc:date>2015-06-16T11:30:52</dc:date><text:p text:style-name="P19"><text:span text:style-name="T22">do text if self.getValueForTemplate('roadType').count(u"R\xe9gionale")</text:span></text:p></office:annotation><draw:control draw:control="control64" draw:style-name="gr1" draw:text-style-name="P20" draw:z-index="63" svg:height="0.399cm" svg:width="0.447cm" text:anchor-type="as-char"/>Régionale</text:p>
                  <text:p text:style-name="P10"><office:annotation><dc:creator>Ngaha </dc:creator><dc:date>2015-12-09T12:06:09</dc:date><text:p text:style-name="P19"><text:span text:style-name="T22">do text if not ( self.getValueForTemplate('roadType').count(u"Communale vicinale"))</text:span></text:p></office:annotation><draw:control draw:control="control61" draw:style-name="gr1" draw:text-style-name="P20" draw:z-index="60" svg:height="0.399cm" svg:width="0.447cm" text:anchor-type="as-char"/> Communale vicinale </text:p>
                  <text:p text:style-name="P10"><office:annotation><dc:creator>Ngaha </dc:creator><dc:date>2015-06-16T11:36:33</dc:date><text:p text:style-name="P19"><text:span text:style-name="T22">do text if self.getValueForTemplate('roadType').count(u"Communale vicinale")</text:span></text:p></office:annotation><draw:control draw:control="control65" draw:style-name="gr1" draw:text-style-name="P20" draw:z-index="64" svg:height="0.399cm" svg:width="0.447cm" text:anchor-type="as-char"/> Communale vicinale</text:p>
                </table:table-cell>
                <table:table-cell office:value-type="string" table:style-name="Tableau7.A1">
                  <text:p text:style-name="P10"><office:annotation><dc:creator>Ngaha </dc:creator><dc:date>2015-06-16T11:43:17</dc:date><text:p text:style-name="P19"><text:span text:style-name="T22">do text if not self.getValueForTemplate('roadType').count(u"Provinciale")</text:span></text:p></office:annotation><draw:control draw:control="control58" draw:style-name="gr1" draw:text-style-name="P20" draw:z-index="57" svg:height="0.399cm" svg:width="0.447cm" text:anchor-type="as-char"/>Provinciale</text:p>
                  <text:p text:style-name="P10"><office:annotation><dc:creator>Ngaha </dc:creator><dc:date>2015-06-16T11:44:26</dc:date><text:p text:style-name="P19"><text:span text:style-name="T22">do text if self.getValueForTemplate('roadType').count(u"Provinciale")</text:span></text:p></office:annotation><draw:control draw:control="control66" draw:style-name="gr1" draw:text-style-name="P20" draw:z-index="65" svg:height="0.399cm" svg:width="0.447cm" text:anchor-type="as-char"/>Provinciale</text:p>
                  <text:p text:style-name="P10"><office:annotation><dc:creator>Ngaha </dc:creator><dc:date>2015-06-16T11:39:35</dc:date><text:p text:style-name="P19"><text:span text:style-name="T22">do text if not ( self.getValueForTemplate('roadType').count(u"Communale non vicinale"))</text:span></text:p></office:annotation><draw:control draw:control="control59" draw:style-name="gr1" draw:text-style-name="P20" draw:z-index="58" svg:height="0.399cm" svg:width="0.447cm" text:anchor-type="as-char"/> Communale non vicinale (=innomée)</text:p>
                  <text:p text:style-name="P10"><office:annotation><dc:creator>Ngaha </dc:creator><dc:date>2015-06-16T11:38:33</dc:date><text:p text:style-name="P19"><text:span text:style-name="T22">do text if self.getValueForTemplate('roadType').count(u"Communale non vicinale")</text:span></text:p></office:annotation><draw:control draw:control="control67" draw:style-name="gr1" draw:text-style-name="P20" draw:z-index="66" svg:height="0.399cm" svg:width="0.447cm" text:anchor-type="as-char"/> Communale non vicinale (=innomée)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9">Équipement de la voirie</text:p>
            <text:p text:style-name="P9"><text:s text:c="39"/>I<text:span text:style-name="T12">mportant </text:span><text:span text:style-name="T11">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10"><office:annotation><dc:creator>Ngaha </dc:creator><dc:date>2015-06-16T14:05:28</dc:date><text:p text:style-name="P19"><text:span text:style-name="T22">do text if not self.getRoadCoating()</text:span></text:p></office:annotation><draw:control draw:control="control70" draw:style-name="gr1" draw:text-style-name="P20" draw:z-index="69" svg:height="0.399cm" svg:width="0.447cm" text:anchor-type="as-char"/>revêtement en <text:text-input text:description="">self.getRoadCoating()</text:text-input></text:p>
                  <text:p text:style-name="P10"><office:annotation><dc:creator>Ngaha </dc:creator><dc:date>2015-06-16T14:04:23</dc:date><text:p text:style-name="P19"><text:span text:style-name="T22">do text if self.getRoadCoating()</text:span></text:p></office:annotation><draw:control draw:control="control73" draw:style-name="gr1" draw:text-style-name="P20" draw:z-index="72" svg:height="0.399cm" svg:width="0.447cm" text:anchor-type="as-char"/>revêtement en <text:text-input text:description="">self.getRoadCoating()</text:text-input></text:p>
                </table:table-cell>
                <table:table-cell office:value-type="string" table:style-name="Tableau8.A1">
                  <text:p text:style-name="P10"><office:annotation><dc:creator>Ngaha </dc:creator><dc:date>2015-06-16T13:40:43</dc:date><text:p text:style-name="P19"><text:span text:style-name="T22">do text if not self.water</text:span></text:p></office:annotation><draw:control draw:control="control69" draw:style-name="gr1" draw:text-style-name="P20" draw:z-index="68" svg:height="0.399cm" svg:width="0.447cm" text:anchor-type="as-char"/>eau</text:p>
                  <text:p text:style-name="P10"><office:annotation><dc:creator>Ngaha </dc:creator><dc:date>2015-06-16T13:41:59</dc:date><text:p text:style-name="P19"><text:span text:style-name="T22">do text if self.water</text:span></text:p></office:annotation><draw:control draw:control="control72" draw:style-name="gr1" draw:text-style-name="P20" draw:z-index="71" svg:height="0.399cm" svg:width="0.447cm" text:anchor-type="as-char"/>eau</text:p>
                </table:table-cell>
                <table:table-cell office:value-type="string" table:style-name="Tableau8.A1">
                  <text:p text:style-name="P10"><office:annotation><dc:creator>Ngaha </dc:creator><dc:date>2015-06-16T14:04:05</dc:date><text:p text:style-name="P19"><text:span text:style-name="T22">do text if not self.electricity</text:span></text:p></office:annotation><draw:control draw:control="control68" draw:style-name="gr1" draw:text-style-name="P20" draw:z-index="67" svg:height="0.399cm" svg:width="0.447cm" text:anchor-type="as-char"/>électricité</text:p>
                  <text:p text:style-name="P10"><office:annotation><dc:creator>Ngaha </dc:creator><dc:date>2015-06-16T13:42:53</dc:date><text:p text:style-name="P19"><text:span text:style-name="T22">do text if self.electricity</text:span></text:p></office:annotation><draw:control draw:control="control71" draw:style-name="gr1" draw:text-style-name="P20" draw:z-index="70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8.A1">
                  <text:p text:style-name="P10"><office:annotation><dc:creator>Ngaha </dc:creator><dc:date>2015-06-16T14:07:58</dc:date><text:p text:style-name="P19"><text:span text:style-name="T22">do text if not self.roadEquipments.__str__().count(u"'epuration'")</text:span></text:p></office:annotation><draw:control draw:control="control76" draw:style-name="gr1" draw:text-style-name="P20" draw:z-index="75" svg:height="0.399cm" svg:width="0.447cm" text:anchor-type="as-char"/><text:span text:style-name="T4">égout</text:span> existant relié en aval <text:s/>à une <text:span text:style-name="T4">station d'épuration</text:span> publique</text:p>
                  <text:p text:style-name="P10"><office:annotation><dc:creator>Ngaha </dc:creator><dc:date>2015-06-16T14:06:11</dc:date><text:p text:style-name="P19"><text:span text:style-name="T22">do text if self.roadEquipments.__str__().count(u"'epuration'")</text:span></text:p></office:annotation><draw:control draw:control="control78" draw:style-name="gr1" draw:text-style-name="P20" draw:z-index="77" svg:height="0.399cm" svg:width="0.447cm" text:anchor-type="as-char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office:value-type="string" table:style-name="Tableau8.A1">
                  <text:p text:style-name="P10"><office:annotation><dc:creator>Ngaha </dc:creator><dc:date>2015-06-16T14:14:11</dc:date><text:p text:style-name="P19"><text:span text:style-name="T22">do text if not self.roadEquipments.__str__().count(u"'pascollecteeaux'")</text:span></text:p></office:annotation><draw:control draw:control="control74" draw:style-name="gr1" draw:text-style-name="P20" draw:z-index="73" svg:height="0.399cm" svg:width="0.447cm" text:anchor-type="as-char"/>pas d'égout</text:p>
                  <text:p text:style-name="P10"><office:annotation><dc:creator>Ngaha </dc:creator><dc:date>2015-06-16T14:13:36</dc:date><text:p text:style-name="P19"><text:span text:style-name="T22">do text if self.roadEquipments.__str__().count(u"'pascollecteeaux'")</text:span></text:p></office:annotation><draw:control draw:control="control75" draw:style-name="gr1" draw:text-style-name="P20" draw:z-index="74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2" table:style-name="Tableau8.A1">
                  <text:p text:style-name="P10"><draw:control draw:control="control79" draw:style-name="gr1" draw:text-style-name="P20" draw:z-index="78" svg:height="0.399cm" svg:width="0.447cm" text:anchor-type="as-char"/>autres égouttage existant : zone d'assainissement collectif au PASH</text:p>
                </table:table-cell>
                <table:covered-table-cell/>
                <table:table-cell office:value-type="string" table:style-name="Tableau8.A1">
                  <text:p text:style-name="P14"/>
                </table:table-cell>
              </table:table-row>
              <table:table-row>
                <table:table-cell office:value-type="string" table:number-columns-spanned="2" table:style-name="Tableau8.A1">
                  <text:p text:style-name="P10"><office:annotation><dc:creator>Ngaha </dc:creator><dc:date>2015-06-16T14:21:18</dc:date><text:p text:style-name="P19"><text:span text:style-name="T22">do text if not self.roadEquipments.__str__().count(u"'egoutsep'")</text:span></text:p></office:annotation><draw:control draw:control="control77" draw:style-name="gr1" draw:text-style-name="P20" draw:z-index="76" svg:height="0.399cm" svg:width="0.447cm" text:anchor-type="as-char"/>zone d'épuration individuelle au plan Communal Général d'égouttage</text:p>
                  <text:p text:style-name="P10"><office:annotation><dc:creator>Ngaha </dc:creator><dc:date>2015-06-16T14:20:25</dc:date><text:p text:style-name="P19"><text:span text:style-name="T22">do text if self.roadEquipments.__str__().count(u"'egoutsep'")</text:span></text:p></office:annotation><draw:control draw:control="control80" draw:style-name="gr1" draw:text-style-name="P20" draw:z-index="79" svg:height="0.399cm" svg:width="0.447cm" text:anchor-type="as-char"/>zone d'épuration individuelle au plan Communal Général d'égouttage</text:p>
                </table:table-cell>
                <table:covered-table-cell/>
                <table:table-cell office:value-type="string" table:style-name="Tableau8.A1">
                  <text:p text:style-name="P14"/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office:value-type="string" table:style-name="Tableau9.A1">
                  <text:p text:style-name="P10"><office:annotation><dc:creator>Ngaha </dc:creator><dc:date>2015-06-16T16:07:11</dc:date><text:p text:style-name="P19"><text:span text:style-name="T22">do text if not self.getValueForTemplate('solicitOpinionsTo').count('DGO1') &gt; 0</text:span></text:p></office:annotation><draw:control draw:control="control85" draw:style-name="gr1" draw:text-style-name="P20" draw:z-index="84" svg:height="0.399cm" svg:width="0.447cm" text:anchor-type="as-char"/>DGO1 (voirie régionale)</text:p>
                  <text:p text:style-name="P10"><office:annotation><dc:creator>Ngaha </dc:creator><dc:date>2015-06-16T16:07:35</dc:date><text:p text:style-name="P19"><text:span text:style-name="T22">do text if self.getValueForTemplate('solicitOpinionsTo').count('DGO1') &gt; 0</text:span></text:p></office:annotation><draw:control draw:control="control86" draw:style-name="gr1" draw:text-style-name="P20" draw:z-index="85" svg:height="0.399cm" svg:width="0.447cm" text:anchor-type="as-char"/>DGO1 (voirie régionale)</text:p>
                </table:table-cell>
                <table:table-cell office:value-type="string" table:style-name="Tableau9.A1">
                  <text:p text:style-name="P10"><office:annotation><dc:creator>Ngaha </dc:creator><dc:date>2015-06-16T16:09:01</dc:date><text:p text:style-name="P19"><text:span text:style-name="T22">do text if not self.getValueForTemplate('solicitOpinionsTo').count(u"Hainaut Ing\xe9nierie Technique") &gt; 0</text:span></text:p></office:annotation><draw:control draw:control="control83" draw:style-name="gr1" draw:text-style-name="P20" draw:z-index="82" svg:height="0.399cm" svg:width="0.447cm" text:anchor-type="as-char"/>Hainaut Ingénierie Technique </text:p>
                  <text:p text:style-name="P10"><office:annotation><dc:creator>Ngaha </dc:creator><dc:date>2015-06-16T16:09:51</dc:date><text:p text:style-name="P19"><text:span text:style-name="T22"><text:tab/></text:span><text:span text:style-name="T22">do text if self.getValueForTemplate('solicitOpinionsTo').count(u"Hainaut Ing\xe9nierie Technique") &gt; 0</text:span></text:p></office:annotation><draw:control draw:control="control84" draw:style-name="gr1" draw:text-style-name="P20" draw:z-index="83" svg:height="0.399cm" svg:width="0.447cm" text:anchor-type="as-char"/>Hainaut Ingénierie Technique </text:p>
                </table:table-cell>
                <table:table-cell office:value-type="string" table:style-name="Tableau9.A1">
                  <text:p text:style-name="P10"><office:annotation><dc:creator>Ngaha </dc:creator><dc:date>2015-06-16T15:30:58</dc:date><text:p text:style-name="P19"><text:span text:style-name="T22">do text if not self.getValueForTemplate('solicitOpinionsTo').count(u"Agriculture") &gt; 0</text:span></text:p></office:annotation><draw:control draw:control="control81" draw:style-name="gr1" draw:text-style-name="P20" draw:z-index="80" svg:height="0.399cm" svg:width="0.447cm" text:anchor-type="as-char"/> Agriculture</text:p>
                  <text:p text:style-name="P10"><office:annotation><dc:creator>Ngaha </dc:creator><dc:date>2015-06-16T15:32:18</dc:date><text:p text:style-name="P19"><text:span text:style-name="T22">do text if self.getValueForTemplate('solicitOpinionsTo').count(u"Agriculture") &gt; 0</text:span></text:p></office:annotation><draw:control draw:control="control82" draw:style-name="gr1" draw:text-style-name="P20" draw:z-index="81" svg:height="0.399cm" svg:width="0.447cm" text:anchor-type="as-char"/> Agriculture</text:p>
                </table:table-cell>
              </table:table-row>
              <table:table-row>
                <table:table-cell office:value-type="string" table:style-name="Tableau9.A1">
                  <text:p text:style-name="P10"><office:annotation><dc:creator>Ngaha </dc:creator><dc:date>2015-06-16T16:11:42</dc:date><text:p><text:span text:style-name="T22">do text if not self.getValueForTemplate('solicitOpinionsTo').count(u"Intercommunale") &gt; 0</text:span></text:p></office:annotation><draw:control draw:control="control91" draw:style-name="gr1" draw:text-style-name="P20" draw:z-index="90" svg:height="0.399cm" svg:width="0.447cm" text:anchor-type="as-char"/>Intercommunale</text:p>
                  <text:p text:style-name="P10"><office:annotation><dc:creator>Ngaha </dc:creator><dc:date>2015-06-16T16:11:54</dc:date><text:p><text:span text:style-name="T22">do text if self.getValueForTemplate('solicitOpinionsTo').count(u"Intercommunale") &gt; 0</text:span></text:p></office:annotation><draw:control draw:control="control92" draw:style-name="gr1" draw:text-style-name="P20" draw:z-index="91" svg:height="0.399cm" svg:width="0.447cm" text:anchor-type="as-char"/>Intercommunale</text:p>
                </table:table-cell>
                <table:table-cell office:value-type="string" table:style-name="Tableau9.A1">
                  <text:p text:style-name="P10"><office:annotation><dc:creator>Ngaha </dc:creator><dc:date>2015-06-16T16:12:31</dc:date><text:p><text:span text:style-name="T22">do text if not self.getValueForTemplate('solicitOpinionsTo').count(u"CRMSF") &gt; 0</text:span></text:p></office:annotation><draw:control draw:control="control89" draw:style-name="gr1" draw:text-style-name="P20" draw:z-index="88" svg:height="0.399cm" svg:width="0.447cm" text:anchor-type="as-char"/> CRMSF</text:p>
                  <text:p text:style-name="P10"><office:annotation><dc:creator>Ngaha </dc:creator><dc:date>2015-06-16T16:12:41</dc:date><text:p><text:span text:style-name="T22">do text if self.getValueForTemplate('solicitOpinionsTo').count(u"CRMSF") &gt; 0</text:span></text:p></office:annotation><draw:control draw:control="control90" draw:style-name="gr1" draw:text-style-name="P20" draw:z-index="89" svg:height="0.399cm" svg:width="0.447cm" text:anchor-type="as-char"/> CRMSF</text:p>
                </table:table-cell>
                <table:table-cell office:value-type="string" table:style-name="Tableau9.A1">
                  <text:p text:style-name="P10"><office:annotation><dc:creator>Ngaha </dc:creator><dc:date>2015-06-16T16:13:12</dc:date><text:p><text:span text:style-name="T22">do text if not self.getValueForTemplate('solicitOpinionsTo').count(u"Parc Naturel") &gt; 0</text:span></text:p></office:annotation><draw:control draw:control="control87" draw:style-name="gr1" draw:text-style-name="P20" draw:z-index="86" svg:height="0.399cm" svg:width="0.447cm" text:anchor-type="as-char"/>Parc naturel</text:p>
                  <text:p text:style-name="P10"><office:annotation><dc:creator>Ngaha </dc:creator><dc:date>2015-06-16T16:13:22</dc:date><text:p><text:span text:style-name="T22">do text if self.getValueForTemplate('solicitOpinionsTo').count(u"Parc Naturel") &gt; 0</text:span></text:p></office:annotation><draw:control draw:control="control88" draw:style-name="gr1" draw:text-style-name="P20" draw:z-index="87" svg:height="0.399cm" svg:width="0.447cm" text:anchor-type="as-char"/>Parc naturel</text:p>
                </table:table-cell>
              </table:table-row>
              <table:table-row>
                <table:table-cell office:value-type="string" table:style-name="Tableau9.A1">
                  <text:p text:style-name="P10"><office:annotation><dc:creator>Ngaha </dc:creator><dc:date>2015-06-16T15:45:18</dc:date><text:p><text:span text:style-name="T22">do text if not self.getValueForTemplate('solicitOpinionsTo').count(u"Service Incendie") &gt; 0</text:span></text:p></office:annotation><draw:control draw:control="control95" draw:style-name="gr1" draw:text-style-name="P20" draw:z-index="94" svg:height="0.399cm" svg:width="0.447cm" text:anchor-type="as-char"/>Service Incendie</text:p>
                  <text:p text:style-name="P10"><office:annotation><dc:creator>Ngaha </dc:creator><dc:date>2015-06-16T15:54:34</dc:date><text:p><text:span text:style-name="T22">do text if self.getValueForTemplate('solicitOpinionsTo').count(u"Service Incendie") &gt; 0</text:span></text:p></office:annotation><draw:control draw:control="control96" draw:style-name="gr1" draw:text-style-name="P20" draw:z-index="95" svg:height="0.399cm" svg:width="0.447cm" text:anchor-type="as-char"/>Service Incendie</text:p>
                </table:table-cell>
                <table:table-cell office:value-type="string" table:style-name="Tableau9.A1">
                  <text:p text:style-name="P10"><draw:control draw:control="control94" draw:style-name="gr1" draw:text-style-name="P20" draw:z-index="93" svg:height="0.399cm" svg:width="0.447cm" text:anchor-type="as-char"/></text:p>
                </table:table-cell>
                <table:table-cell office:value-type="string" table:style-name="Tableau9.A1">
                  <text:p text:style-name="P10"><draw:control draw:control="control93" draw:style-name="gr1" draw:text-style-name="P20" draw:z-index="92" svg:height="0.399cm" svg:width="0.447cm" text:anchor-type="as-char"/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9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7"><office:annotation><dc:creator>sde </dc:creator><dc:date>2011-08-04T13:57:24</dc:date><text:p text:style-name="P19"><text:span text:style-name="T24">do row for folderZoneValue in self.getValuesForTemplate('folderZone')</text:span></text:p></office:annotation><draw:control draw:control="control4" draw:style-name="gr1" draw:text-style-name="P20" draw:z-index="3" svg:height="0.399cm" svg:width="0.447cm" text:anchor-type="as-char"/></text:p>
                </table:table-cell>
                <table:table-cell office:value-type="string" table:style-name="Tableau12.A1">
                  <text:p text:style-name="P7"><text:text-input text:description="Bien-Parcelles">folderZoneValue</text:text-input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Bien classé ou assimilé</text:p>
          </table:table-cell>
          <table:table-cell office:value-type="string" table:number-columns-spanned="3" table:style-name="Tableau3.B2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10"><office:annotation><dc:creator>Ngaha </dc:creator><dc:date>2015-06-09T11:30:15</dc:date><text:p text:style-name="P19"><text:span text:style-name="T22">do text if not self.getValueForTemplate('protectedBuilding').count(u'class\xe9 ou assimil\xe9')</text:span></text:p></office:annotation><draw:control draw:control="control46" draw:style-name="gr1" draw:text-style-name="P20" draw:z-index="45" svg:height="0.399cm" svg:width="0.447cm" text:anchor-type="as-char"/>classé ou assimilé</text:p>
                  <text:p text:style-name="P10"><office:annotation><dc:creator>Ngaha </dc:creator><dc:date>2015-06-09T11:30:31</dc:date><text:p text:style-name="P19"><text:span text:style-name="T22">do text if self.getValueForTemplate('protectedBuilding').count(u'class\xe9 ou assimil\xe9')</text:span></text:p></office:annotation><draw:control draw:control="control50" draw:style-name="gr1" draw:text-style-name="P20" draw:z-index="49" svg:height="0.399cm" svg:width="0.447cm" text:anchor-type="as-char"/>classé ou assimilé</text:p>
                </table:table-cell>
                <table:table-cell office:value-type="string" table:style-name="Tableau4.A1">
                  <text:p text:style-name="P14"><office:annotation><dc:creator>Ngaha </dc:creator><dc:date>2015-06-09T11:31:08</dc:date><text:p text:style-name="P19"><text:span text:style-name="T22">do text if not self.getValueForTemplate('protectedBuilding').count(u'zone de protection')</text:span></text:p></office:annotation><draw:control draw:control="control47" draw:style-name="gr1" draw:text-style-name="P20" draw:z-index="46" svg:height="0.399cm" svg:width="0.447cm" text:anchor-type="as-char"/>zone de protection</text:p>
                  <text:p text:style-name="P14"><office:annotation><dc:creator>Ngaha </dc:creator><dc:date>2015-06-09T11:32:40</dc:date><text:p text:style-name="P19"><text:span text:style-name="T22">do text if self.getValueForTemplate('protectedBuilding').count(u'zone de protection')</text:span></text:p></office:annotation><draw:control draw:control="control51" draw:style-name="gr1" draw:text-style-name="P20" draw:z-index="50" svg:height="0.399cm" svg:width="0.447cm" text:anchor-type="as-char"/>zone de protection</text:p>
                </table:table-cell>
                <table:table-cell office:value-type="string" table:style-name="Tableau4.A1">
                  <text:p text:style-name="P14"><office:annotation><dc:creator>Ngaha </dc:creator><dc:date>2015-06-09T11:33:01</dc:date><text:p text:style-name="P19"><text:span text:style-name="T22">do text if not self.getValueForTemplate('protectedBuilding').count(u"repris \xe0 l'inventaire"</text:span><text:span text:style-name="T23">)</text:span></text:p></office:annotation><draw:control draw:control="control48" draw:style-name="gr1" draw:text-style-name="P20" draw:z-index="47" svg:height="0.399cm" svg:width="0.447cm" text:anchor-type="as-char"/>repris à l'inventaire</text:p>
                  <text:p text:style-name="P14"><office:annotation><dc:creator>Ngaha </dc:creator><dc:date>2015-06-09T11:34:20</dc:date><text:p text:style-name="P19"><text:span text:style-name="T22">do text if self.getValueForTemplate('protectedBuilding').count(u"repris \xe0 l'inventaire"</text:span><text:span text:style-name="T23">)</text:span></text:p></office:annotation><draw:control draw:control="control52" draw:style-name="gr1" draw:text-style-name="P20" draw:z-index="51" svg:height="0.399cm" svg:width="0.447cm" text:anchor-type="as-char"/>repris à l'inventaire</text:p>
                </table:table-cell>
                <table:table-cell office:value-type="string" table:style-name="Tableau4.A1">
                  <text:p text:style-name="P14"><office:annotation><dc:creator>Ngaha </dc:creator><dc:date>2015-06-09T11:34:36</dc:date><text:p text:style-name="P19"><text:span text:style-name="T22">do text if not self.getValueForTemplate('protectedBuilding').count(u"\xe0 l'Atlas arch\xe9ologique"</text:span><text:span text:style-name="T23">)</text:span></text:p></office:annotation><draw:control draw:control="control49" draw:style-name="gr1" draw:text-style-name="P20" draw:z-index="48" svg:height="0.399cm" svg:width="0.447cm" text:anchor-type="as-char"/>à l'Atlas archéologique</text:p>
                  <text:p text:style-name="P14"><office:annotation><dc:creator>Ngaha </dc:creator><dc:date>2015-06-09T11:35:34</dc:date><text:p text:style-name="P19"><text:span text:style-name="T22">do text if self.getValueForTemplate('protectedBuilding').count(u"\xe0 l'Atlas arch\xe9ologique"</text:span><text:span text:style-name="T23">)</text:span></text:p></office:annotation><draw:control draw:control="control53" draw:style-name="gr1" draw:text-style-name="P20" draw:z-index="52" svg:height="0.399cm" svg:width="0.447cm" text:anchor-type="as-char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ext:soft-page-break/>
        <table:table-row table:style-name="Tableau3.15">
          <table:table-cell office:value-type="string" table:style-name="Tableau3.A2">
            <text:p text:style-name="P6">Etude d'incidence ?</text:p>
          </table:table-cell>
          <table:table-cell office:value-type="string" table:number-columns-spanned="3" table:style-name="Tableau3.B2">
            <text:p text:style-name="P7"><office:annotation><dc:creator>Ngaha </dc:creator><dc:date>2015-06-16T16:27:23</dc:date><text:p text:style-name="P19"><text:span text:style-name="T21">do text if not self.impactStudy</text:span></text:p></office:annotation><draw:control draw:control="control20" draw:style-name="gr1" draw:text-style-name="P20" draw:z-index="19" svg:height="0.399cm" svg:width="0.447cm" text:anchor-type="as-char"/>oui (ne concerne PAS la notice dévaluation préalable des incidences, toujours nécessaire)</text:p>
            <text:p text:style-name="P7"><office:annotation><dc:creator>Ngaha </dc:creator><dc:date>2015-06-16T16:30:24</dc:date><text:p text:style-name="P19"><text:span text:style-name="T22">do text if self.impactStudy</text:span></text:p></office:annotation><draw:control draw:control="control97" draw:style-name="gr1" draw:text-style-name="P20" draw:z-index="9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2">
            <text:p text:style-name="P5">Rapport du collège</text:p>
          </table:table-cell>
          <table:table-cell office:value-type="string" table:number-columns-spanned="3" table:style-name="Tableau3.B2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>(suite au verso : <text:s/><draw:control draw:control="control98" draw:style-name="gr1" draw:text-style-name="P20" draw:z-index="97" svg:height="0.399cm" svg:width="0.447cm" text:anchor-type="as-char"/>oui)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5">Décision finale du collège</text:p>
          </table:table-cell>
          <table:table-cell office:value-type="string" table:number-columns-spanned="3" table:style-name="Tableau3.B2">
            <text:p text:style-name="P7"><text:s/><draw:control draw:control="control21" draw:style-name="gr1" draw:text-style-name="P20" draw:z-index="20" svg:height="0.399cm" svg:width="0.447cm" text:anchor-type="as-char"/>s'écartant de <text:span text:style-name="T5">l'</text:span><text:span text:style-name="T7">avis</text:span> du fonctionnaire délégué (!ne pas confondre avec une dérogation accordée par lui!)</text:p>
          </table:table-cell>
          <table:covered-table-cell/>
          <table:covered-table-cell/>
        </table:table-row>
      </table:table>
      <text:p text:style-name="UrbanBody_20_"><text:span text:style-name="T4">Envoyé le</text:span> <text:s text:c="31"/>(date réelle d’envoi, s-v-p)</text:p>
      <text:p text:style-name="UrbanBody_20_"/>
      <text:p text:style-name="P18">Le Directeur Général,<text:tab/><text:tab/><text:tab/><text:tab/><text:tab/><text:tab/>Le Bourgmestre et les membres du Collège,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Ubuntu" svg:font-family="Ubuntu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042cm" style:width="19.95cm" table:align="left"/>
    </style:style>
    <style:style style:family="table-column" style:name="Tableau1.A">
      <style:table-column-properties style:column-width="7.911cm"/>
    </style:style>
    <style:style style:family="table-column" style:name="Tableau1.B">
      <style:table-column-properties style:column-width="12.039cm"/>
    </style:style>
    <style:style style:family="table-cell" style:name="Tableau1.A1">
      <style:table-cell-properties fo:border-bottom="none" fo:border-left="0.3pt solid #000000" fo:border-right="0.3pt solid #000000" fo:border-top="0.3pt solid #000000" fo:padding="0.049cm"/>
    </style:style>
    <style:style style:family="table-cell" style:name="Tableau1.A2">
      <style:table-cell-properties fo:border-bottom="0.05pt solid #000000" fo:border-left="0.3pt solid #000000" fo:border-right="none" fo:border-top="none" fo:padding="0.049cm"/>
    </style:style>
    <style:style style:family="table-cell" style:name="Tableau1.B2">
      <style:table-cell-properties fo:border-bottom="0.05pt solid #000000" fo:border-left="none" fo:border-right="0.3pt solid #000000" fo:border-top="none" fo:padding="0.049cm"/>
    </style:style>
    <style:style style:family="table-cell" style:name="Tableau1.A3">
      <style:table-cell-properties fo:border-bottom="0.3pt solid #000000" fo:border-left="0.3pt solid #000000" fo:border-right="0.3pt solid #000000" fo:border-top="none" fo:padding="0.049cm"/>
    </style:style>
    <style:style style:family="table" style:name="Tableau2">
      <style:table-properties fo:margin-left="0.011cm" style:width="19.897cm" table:align="left"/>
    </style:style>
    <style:style style:family="table-column" style:name="Tableau2.A">
      <style:table-column-properties style:column-width="7.567cm"/>
    </style:style>
    <style:style style:family="table-column" style:name="Tableau2.B">
      <style:table-column-properties style:column-width="12.33cm"/>
    </style:style>
    <style:style style:family="table-cell" style:name="Tableau2.A1">
      <style:table-cell-properties fo:border-bottom="0.05pt solid #000000" fo:border-left="0.05pt solid #000000" fo:border-right="none" fo:border-top="0.05pt solid #000000" fo:padding="0.049cm"/>
    </style:style>
    <style:style style:family="table-cell" style:name="Tableau2.B1">
      <style:table-cell-properties fo:border-bottom="0.05pt solid #000000" fo:border-left="none" fo:border-right="0.05pt solid #000000" fo:border-top="0.05pt solid #000000" fo:padding="0.049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53cm"/>
    </style:style>
    <style:style style:family="table-column" style:name="Tableau3.B">
      <style:table-column-properties style:column-width="4.763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49cm"/>
    </style:style>
    <style:style style:family="table-cell" style:name="Tableau3.B1">
      <style:table-cell-properties fo:border="0.05pt solid #000000" fo:padding="0.049cm"/>
    </style:style>
    <style:style style:family="table-cell" style:name="Tableau3.A2">
      <style:table-cell-properties fo:border-bottom="0.05pt solid #000000" fo:border-left="0.05pt solid #000000" fo:border-right="none" fo:border-top="none" fo:padding="0.049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49cm"/>
    </style:style>
    <style:style style:family="table-cell" style:name="Tableau3.C5">
      <style:table-cell-properties fo:border-bottom="0.05pt solid #000000" fo:border-left="0.05pt solid #000000" fo:border-right="none" fo:border-top="none" fo:padding="0.049cm" style:vertical-align="middle"/>
    </style:style>
    <style:style style:family="table-cell" style:name="Tableau3.D5">
      <style:table-cell-properties fo:border-bottom="0.05pt solid #000000" fo:border-left="0.05pt solid #000000" fo:border-right="0.05pt solid #000000" fo:border-top="none" fo:padding="0.049cm" style:vertical-align="middle"/>
    </style:style>
    <style:style style:family="table-row" style:name="Tableau3.11">
      <style:table-row-properties style:min-row-height="2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" style:name="Tableau6">
      <style:table-properties style:width="14.136cm" table:align="margins"/>
    </style:style>
    <style:style style:family="table-column" style:name="Tableau6.A">
      <style:table-column-properties style:column-width="3.533cm" style:rel-column-width="16377*"/>
    </style:style>
    <style:style style:family="table-column" style:name="Tableau6.B">
      <style:table-column-properties style:column-width="3.082cm" style:rel-column-width="14283*"/>
    </style:style>
    <style:style style:family="table-column" style:name="Tableau6.C">
      <style:table-column-properties style:column-width="4.427cm" style:rel-column-width="20524*"/>
    </style:style>
    <style:style style:family="table-column" style:name="Tableau6.D">
      <style:table-column-properties style:column-width="3.096cm" style:rel-column-width="14351*"/>
    </style:style>
    <style:style style:family="table-cell" style:name="Tableau6.A1">
      <style:table-cell-properties fo:border="none" fo:padding="0cm"/>
    </style:style>
    <style:style style:family="table" style:name="Tableau7">
      <style:table-properties style:width="14.136cm" table:align="margins"/>
    </style:style>
    <style:style style:family="table-column" style:name="Tableau7.A">
      <style:table-column-properties style:column-width="3.808cm" style:rel-column-width="17659*"/>
    </style:style>
    <style:style style:family="table-column" style:name="Tableau7.B">
      <style:table-column-properties style:column-width="3.889cm" style:rel-column-width="18030*"/>
    </style:style>
    <style:style style:family="table-column" style:name="Tableau7.C">
      <style:table-column-properties style:column-width="6.438cm" style:rel-column-width="29846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36cm" table:align="margins"/>
    </style:style>
    <style:style style:family="table-column" style:name="Tableau8.A">
      <style:table-column-properties style:column-width="9.11cm" style:rel-column-width="42235*"/>
    </style:style>
    <style:style style:family="table-column" style:name="Tableau8.B">
      <style:table-column-properties style:column-width="2.051cm" style:rel-column-width="9509*"/>
    </style:style>
    <style:style style:family="table-column" style:name="Tableau8.C">
      <style:table-column-properties style:column-width="2.974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36cm" table:align="margins"/>
    </style:style>
    <style:style style:family="table-column" style:name="Tableau9.A">
      <style:table-column-properties style:column-width="4.528cm" style:rel-column-width="20994*"/>
    </style:style>
    <style:style style:family="table-column" style:name="Tableau9.B">
      <style:table-column-properties style:column-width="5.274cm" style:rel-column-width="24452*"/>
    </style:style>
    <style:style style:family="table-column" style:name="Tableau9.C">
      <style:table-column-properties style:column-width="4.334cm" style:rel-column-width="20089*"/>
    </style:style>
    <style:style style:family="table-cell" style:name="Tableau9.A1">
      <style:table-cell-properties fo:border="none" fo:padding="0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0.769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style:width="14.136cm" table:align="margins"/>
    </style:style>
    <style:style style:family="table-column" style:name="Tableau4.A">
      <style:table-column-properties style:column-width="3.348cm" style:rel-column-width="15518*"/>
    </style:style>
    <style:style style:family="table-column" style:name="Tableau4.B">
      <style:table-column-properties style:column-width="3.32cm" style:rel-column-width="15393*"/>
    </style:style>
    <style:style style:family="table-column" style:name="Tableau4.C">
      <style:table-column-properties style:column-width="3.455cm" style:rel-column-width="16018*"/>
    </style:style>
    <style:style style:family="table-column" style:name="Tableau4.D">
      <style:table-column-properties style:column-width="4.013cm" style:rel-column-width="18606*"/>
    </style:style>
    <style:style style:family="table-cell" style:name="Tableau4.A1">
      <style:table-cell-properties fo:border="none" fo:padding="0cm"/>
    </style:style>
    <style:style style:family="table" style:name="Tableau5">
      <style:table-properties style:width="14.136cm" table:align="margins"/>
    </style:style>
    <style:style style:family="table-column" style:name="Tableau5.A">
      <style:table-column-properties style:column-width="3.508cm" style:rel-column-width="16269*"/>
    </style:style>
    <style:style style:family="table-column" style:name="Tableau5.B">
      <style:table-column-properties style:column-width="1.944cm" style:rel-column-width="9010*"/>
    </style:style>
    <style:style style:family="table-column" style:name="Tableau5.C">
      <style:table-column-properties style:column-width="3.029cm" style:rel-column-width="14041*"/>
    </style:style>
    <style:style style:family="table-column" style:name="Tableau5.D">
      <style:table-column-properties style:column-width="1.884cm" style:rel-column-width="8735*"/>
    </style:style>
    <style:style style:family="table-column" style:name="Tableau5.E">
      <style:table-column-properties style:column-width="3.771cm" style:rel-column-width="17480*"/>
    </style:style>
    <style:style style:family="table-cell" style:name="Tableau5.A1">
      <style:table-cell-properties fo:border="none" fo:padding="0cm"/>
    </style:style>
    <style:style style:family="paragraph" style:name="P1" style:parent-style-name="UrbanBody_20_">
      <style:text-properties fo:font-size="11pt" style:font-size-asian="11pt" style:font-size-complex="11pt"/>
    </style:style>
    <style:style style:family="paragraph" style:name="P2" style:parent-style-name="UrbanBody_20_">
      <style:text-properties fo:font-size="11pt" fo:font-weight="bold" style:font-name="Times New Roman1" style:font-size-asian="11pt" style:font-size-complex="11pt" style:font-weight-asian="bold" style:font-weight-complex="bold"/>
    </style:style>
    <style:style style:family="paragraph" style:name="P3" style:parent-style-name="UrbanBody_20_">
      <style:text-properties fo:font-size="9pt" fo:font-weight="bold" style:font-name="Times New Roman1" style:font-size-asian="9pt" style:font-size-complex="9pt" style:font-weight-asian="bold" style:font-weight-complex="bold"/>
    </style:style>
    <style:style style:family="paragraph" style:name="P4" style:parent-style-name="UrbanBody_20_">
      <style:paragraph-properties fo:text-align="center" style:justify-single-word="false"/>
      <style:text-properties fo:font-size="12pt" fo:font-weight="bold" style:font-size-asian="12pt" style:font-size-complex="12pt" style:font-weight-asian="bold" style:font-weight-complex="bold"/>
    </style:style>
    <style:style style:family="paragraph" style:name="P5" style:parent-style-name="UrbanBody_20_">
      <style:text-properties fo:font-size="9pt" fo:font-weight="bold" style:font-size-asian="9pt" style:font-size-complex="9pt" style:font-weight-asian="bold" style:font-weight-complex="bold"/>
    </style:style>
    <style:style style:family="paragraph" style:name="P6" style:parent-style-name="UrbanBody_20_">
      <style:text-properties fo:font-size="9pt" fo:font-weight="normal" style:font-size-asian="9pt" style:font-size-complex="9pt" style:font-weight-asian="normal" style:font-weight-complex="normal"/>
    </style:style>
    <style:style style:family="paragraph" style:name="P7" style:parent-style-name="UrbanBody_20_">
      <style:text-properties fo:font-size="9pt" style:font-size-asian="9pt" style:font-size-complex="9pt"/>
    </style:style>
    <style:style style:family="paragraph" style:name="P8" style:parent-style-name="UrbanBody_20_">
      <style:paragraph-properties fo:text-align="end" style:justify-single-word="false"/>
      <style:text-properties fo:font-size="9pt" style:font-size-asian="9pt" style:font-size-complex="9pt"/>
    </style:style>
    <style:style style:family="paragraph" style:name="P9" style:parent-style-name="UrbanBody_20_">
      <style:text-properties fo:font-size="9pt" fo:font-weight="bold" style:font-size-asian="9pt" style:font-size-complex="9pt" style:font-weight-asian="bold" style:font-weight-complex="bold" style:text-underline-style="none"/>
    </style:style>
    <style:style style:family="paragraph" style:name="P10" style:parent-style-name="UrbanBody_20_">
      <style:paragraph-properties fo:text-align="start" style:justify-single-word="false"/>
      <style:text-properties fo:font-size="9pt" style:font-name="Times New Roman" style:font-size-asian="9pt" style:font-size-complex="9pt"/>
    </style:style>
    <style:style style:family="paragraph" style:name="P11" style:parent-style-name="UrbanTitle">
      <style:text-properties fo:font-size="12pt" fo:font-weight="normal" style:font-size-asian="12pt" style:font-size-complex="12pt" style:font-weight-asian="normal" style:font-weight-complex="normal" style:text-underline-style="none"/>
    </style:style>
    <style:style style:family="paragraph" style:name="P12" style:parent-style-name="UrbanTitle">
      <style:text-properties fo:font-size="11pt" fo:font-weight="normal" style:font-size-asian="11pt" style:font-size-complex="11pt" style:font-weight-asian="normal" style:font-weight-complex="normal" style:text-underline-style="none"/>
    </style:style>
    <style:style style:family="paragraph" style:name="P13" style:parent-style-name="UrbanTitle">
      <style:text-properties fo:font-size="10pt" fo:font-weight="normal" style:font-size-asian="10pt" style:font-size-complex="10pt" style:font-weight-asian="normal" style:font-weight-complex="normal" style:text-underline-style="none"/>
    </style:style>
    <style:style style:family="paragraph" style:name="P14" style:parent-style-name="Table_20_Contents">
      <style:paragraph-properties fo:text-align="start" style:justify-single-word="false"/>
      <style:text-properties fo:font-size="9pt" style:font-name="Times New Roman" style:font-size-asian="9pt" style:font-size-complex="9pt"/>
    </style:style>
    <style:style style:family="paragraph" style:name="P15" style:parent-style-name="UrbanBody_20_">
      <style:text-properties fo:font-size="9pt" fo:font-weight="normal" style:font-size-asian="9pt" style:font-size-complex="9pt" style:font-weight-asian="normal" style:font-weight-complex="normal"/>
    </style:style>
    <style:style style:family="paragraph" style:name="P16" style:parent-style-name="UrbanBody_20_">
      <style:text-properties fo:font-size="9pt" style:font-size-asian="9pt" style:font-size-complex="9pt"/>
    </style:style>
    <style:style style:family="paragraph" style:name="P17" style:parent-style-name="UrbanBody_20_">
      <style:paragraph-properties fo:text-align="start" style:justify-single-word="false"/>
      <style:text-properties fo:font-size="9pt" style:font-name="Times New Roman" style:font-size-asian="9pt" style:font-size-complex="9pt"/>
    </style:style>
    <style:style style:family="paragraph" style:name="P18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style="normal" fo:font-weight="normal" style:font-name="Times New Roman1" style:font-size-asian="12pt" style:font-size-complex="12pt" style:font-style-asian="normal" style:font-style-complex="normal" style:font-weight-asian="normal" style:font-weight-complex="norm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0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style:text-underline-color="font-color" style:text-underline-style="solid" style:text-underline-width="auto"/>
    </style:style>
    <style:style style:family="text" style:name="T7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8">
      <style:text-properties fo:font-style="normal" fo:letter-spacing="normal" fo:text-shadow="none" style:font-name-asian="DejaVu Sans" style:font-name-complex="DejaVu Sans" style:font-style-asian="normal" style:font-style-complex="normal" style:letter-kerning="true" style:text-emphasize="none" style:text-line-through-style="none" style:text-outline="false" style:text-overline-color="font-color" style:text-overline-style="none" style:text-underline-style="none" style:use-window-font-color="true"/>
    </style:style>
    <style:style style:family="text" style:name="T9">
      <style:text-properties fo:font-style="normal" fo:font-weight="normal" fo:letter-spacing="normal" fo:text-shadow="none" style:font-name-asian="DejaVu Sans" style:font-name-complex="DejaVu Sans" style:font-style-asian="normal" style:font-style-complex="normal" style:font-weight-asian="normal" style:font-weight-complex="normal" style:letter-kerning="true" style:text-emphasize="none" style:text-line-through-style="none" style:text-outline="false" style:text-overline-color="font-color" style:text-overline-style="none" style:text-underline-style="none" style:use-window-font-color="true"/>
    </style:style>
    <style:style style:family="text" style:name="T10">
      <style:text-properties fo:font-style="normal" fo:letter-spacing="normal" fo:text-shadow="none" style:font-name-asian="DejaVu Sans" style:font-name-complex="DejaVu Sans" style:font-style-asian="normal" style:font-style-complex="normal" style:letter-kerning="true" style:text-emphasize="none" style:text-line-through-styl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11">
      <style:text-properties fo:font-style="italic" style:font-style-asian="italic" style:font-style-complex="italic"/>
    </style:style>
    <style:style style:family="text" style:name="T12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13">
      <style:text-properties fo:font-size="10pt" style:font-size-asian="10pt" style:font-size-complex="10pt"/>
    </style:style>
    <style:style style:family="text" style:name="T14">
      <style:text-properties fo:font-size="10pt" fo:font-weight="normal" style:font-size-asian="10pt" style:font-size-complex="10pt" style:font-weight-asian="normal" style:font-weight-complex="normal"/>
    </style:style>
    <style:style style:family="text" style:name="T15">
      <style:text-properties fo:font-size="10pt" fo:font-weight="normal" style:font-size-asian="10pt" style:font-size-complex="10pt" style:font-weight-asian="normal" style:font-weight-complex="normal" style:text-underline-color="font-color" style:text-underline-style="solid" style:text-underline-width="auto"/>
    </style:style>
    <style:style style:family="text" style:name="T16">
      <style:text-properties fo:font-size="10pt" style:font-size-asian="10pt" style:font-size-complex="10pt" style:text-underline-color="font-color" style:text-underline-style="solid" style:text-underline-width="auto"/>
    </style:style>
    <style:style style:family="text" style:name="T17">
      <style:text-properties fo:font-size="9pt" fo:font-style="italic" fo:font-weight="normal" style:font-size-asian="9pt" style:font-size-complex="9pt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18">
      <style:text-properties fo:font-size="9pt" fo:font-weight="normal" style:font-size-asian="9pt" style:font-size-complex="9pt" style:font-weight-asian="normal" style:font-weight-complex="normal"/>
    </style:style>
    <style:style style:family="text" style:name="T19">
      <style:text-properties fo:font-size="9pt" fo:font-weight="normal" style:font-size-asian="9pt" style:font-size-complex="9pt" style:font-weight-asian="normal" style:font-weight-complex="normal" style:text-underline-color="font-color" style:text-underline-style="solid" style:text-underline-width="auto"/>
    </style:style>
    <style:style style:family="text" style:name="T20">
      <style:text-properties fo:font-size="11pt" style:font-size-asian="11pt" style:font-size-complex="11pt"/>
    </style:style>
    <style:style style:family="text" style:name="T21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3">
      <style:text-properties fo:color="#000000" fo:country="BE" fo:font-size="10pt" fo:font-style="normal" fo:font-weight="bold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name="Case à cocher 4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name="Case à cocher 6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name="Case à cocher 2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name="Case à cocher 3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name="Case à cocher 6" xml:id="control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name="Case à cocher 6" xml:id="control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name="Case à cocher 2" xml:id="control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name="Case à cocher 2" xml:id="control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name="Case à cocher 2" xml:id="control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name="Case à cocher 2" xml:id="control1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name="Case à cocher 2" xml:id="control1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name="Case à cocher 2" xml:id="control1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name="Case à cocher 2" xml:id="control1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name="Case à cocher 2" xml:id="control1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name="Case à cocher 2" xml:id="control1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name="Case à cocher 2" xml:id="control1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name="Case à cocher 2" xml:id="control1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name="Case à cocher 1" xml:id="control1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9" form:image-position="center" form:name="Case à cocher 2" xml:id="control1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name="Case à cocher 9" xml:id="control2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1" form:image-position="center" form:name="Case à cocher 9" xml:id="control2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name="Case à cocher 2" xml:id="control2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3" form:image-position="center" form:name="Case à cocher 2" xml:id="control2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name="Case à cocher 2" xml:id="control2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name="Case à cocher 2" xml:id="control2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name="Case à cocher 2" xml:id="control2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name="Case à cocher 2" xml:id="control2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name="Case à cocher 2" xml:id="control2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name="Case à cocher 2" xml:id="control2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name="Case à cocher 2" xml:id="control3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name="Case à cocher 2" xml:id="control3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2" form:image-position="center" form:name="Case à cocher 2" xml:id="control3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3" form:image-position="center" form:name="Case à cocher 2" xml:id="control3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4" form:image-position="center" form:name="Case à cocher 2" xml:id="control3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name="Case à cocher 1" xml:id="control3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name="Case à cocher 2" xml:id="control3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name="Case à cocher 9" xml:id="control3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8" form:image-position="center" form:name="Case à cocher 9" xml:id="control3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9" form:image-position="center" form:name="Case à cocher 3" xml:id="control3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name="Case à cocher 9" xml:id="control4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name="Case à cocher 9" xml:id="control4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2" form:image-position="center" form:name="Case à cocher 9" xml:id="control4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3" form:image-position="center" form:name="Case à cocher 9" xml:id="control4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4" form:image-position="center" form:name="Case à cocher 9" xml:id="control4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5" form:image-position="center" form:name="Case à cocher 9" xml:id="control4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name="Case à cocher 9" xml:id="control4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name="Case à cocher 9" xml:id="control4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name="Case à cocher 9" xml:id="control4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name="Case à cocher 5" xml:id="control4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name="Case à cocher 9" xml:id="control5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name="Case à cocher 9" xml:id="control5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name="Case à cocher 9" xml:id="control5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name="Case à cocher 5" xml:id="control5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4" form:image-position="center" form:name="Case à cocher 9" xml:id="control5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5" form:image-position="center" form:name="Case à cocher 9" xml:id="control5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6" form:image-position="center" form:name="Case à cocher 9" xml:id="control5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name="Case à cocher 9" xml:id="control5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name="Case à cocher 9" xml:id="control5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name="Case à cocher 9" xml:id="control5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name="Case à cocher 9" xml:id="control6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name="Case à cocher 9" xml:id="control6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name="Case à cocher 11" xml:id="control6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3" form:image-position="center" form:name="Case à cocher 11" xml:id="control6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4" form:image-position="center" form:name="Case à cocher 9" xml:id="control6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5" form:image-position="center" form:name="Case à cocher 9" xml:id="control6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6" form:image-position="center" form:name="Case à cocher 9" xml:id="control6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7" form:image-position="center" form:name="Case à cocher 9" xml:id="control6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name="Case à cocher 9" xml:id="control6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name="Case à cocher 9" xml:id="control6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name="Case à cocher 9" xml:id="control7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1" form:image-position="center" form:name="Case à cocher 9" xml:id="control7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2" form:image-position="center" form:name="Case à cocher 9" xml:id="control7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3" form:image-position="center" form:name="Case à cocher 9" xml:id="control7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name="Case à cocher 9" xml:id="control7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5" form:image-position="center" form:name="Case à cocher 9" xml:id="control7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name="Case à cocher 9" xml:id="control7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name="Case à cocher 9" xml:id="control7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8" form:image-position="center" form:name="Case à cocher 9" xml:id="control7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79" form:image-position="center" form:name="Case à cocher 12" xml:id="control7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0" form:image-position="center" form:name="Case à cocher 9" xml:id="control8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1" form:image-position="center" form:name="Case à cocher 9" xml:id="control8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2" form:image-position="center" form:name="Case à cocher 9" xml:id="control8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name="Case à cocher 9" xml:id="control8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name="Case à cocher 9" xml:id="control8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name="Case à cocher 9" xml:id="control8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6" form:image-position="center" form:name="Case à cocher 9" xml:id="control8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name="Case à cocher 9" xml:id="control8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8" form:image-position="center" form:name="Case à cocher 9" xml:id="control8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name="Case à cocher 9" xml:id="control8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name="Case à cocher 9" xml:id="control9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1" form:image-position="center" form:name="Case à cocher 9" xml:id="control9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name="Case à cocher 9" xml:id="control9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3" form:image-position="center" form:name="Case à cocher 9" xml:id="control9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4" form:image-position="center" form:name="Case à cocher 9" xml:id="control9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5" form:image-position="center" form:name="Case à cocher 9" xml:id="control9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name="Case à cocher 9" xml:id="control9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name="Case à cocher 9" xml:id="control9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8" form:image-position="center" form:name="Case à cocher 9" xml:id="control9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9" form:image-position="center" form:name="Case à cocher 9" xml:id="control99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name="Case à cocher 9" xml:id="control100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1" form:image-position="center" form:name="Case à cocher 9" xml:id="control10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2" form:image-position="center" form:name="Case à cocher 9" xml:id="control10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3" form:image-position="center" form:name="Case à cocher 7" xml:id="control10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4" form:image-position="center" form:name="Case à cocher 7" xml:id="control10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5" form:image-position="center" form:name="Case à cocher 8" xml:id="control105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name="Case à cocher 8" xml:id="control106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7" form:image-position="center" form:name="Case à cocher 10" xml:id="control107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name="Case à cocher 10" xml:id="control108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MENAGEMENT DU TERRITOIRE ET URBANISME</text:p>
      <text:p text:style-name="UrbanBody_20_"/>
      <text:p text:style-name="P13">FORMULAIRE D'ENVOI D'UN DOSSIER AU FONCTIONNAIRE DELEGUE <text:span text:style-name="T4">par le collège de LESSINES</text:span></text:p>
      <text:p text:style-name="P12">Références communales : <text:text-input text:description="">self.getReference()</text:text-input></text:p>
      <text:p text:style-name="P11"><text:span text:style-name="T20">Références DGO4 :</text:span> <text:text-input text:description="">self.getReferenceDGATLP()</text:text-input>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3"><text:s text:c="10"/><draw:control draw:control="control3" draw:style-name="gr1" draw:text-style-name="P20" draw:z-index="2" svg:height="0.399cm" svg:width="0.447cm" text:anchor-type="as-char"/>e<text:span text:style-name="T8">nvoi du </text:span><text:span text:style-name="T10">PRIMO DOSSIER</text:span><text:span text:style-name="T8"> (</text:span><text:span text:style-name="T9">sans demandes au fonctionnaire délégué et sans décision de collège</text:span><text:span text:style-name="T8">)</text:span></text:p>
          </table:table-cell>
          <table:covered-table-cell/>
        </table:table-row>
        <table:table-row>
          <table:table-cell office:value-type="string" table:style-name="Tableau1.A2">
            <text:p text:style-name="P3"><text:s text:c="10"/><draw:control draw:control="control1" draw:style-name="gr1" draw:text-style-name="P20" draw:z-index="0" svg:height="0.399cm" svg:width="0.447cm" text:anchor-type="as-char"/>envoi avec le <text:span text:style-name="T6">RAPPORT</text:span><text:span text:style-name="T1"> du</text:span> collège</text:p>
          </table:table-cell>
          <table:table-cell office:value-type="string" table:style-name="Tableau1.B2">
            <text:p text:style-name="P3"><draw:control draw:control="control2" draw:style-name="gr1" draw:text-style-name="P20" draw:z-index="1" svg:height="0.399cm" svg:width="0.447cm" text:anchor-type="as-char"/>Envoi avec la <text:span text:style-name="T1">DÉCISION du</text:span> collège </text:p>
          </table:table-cell>
        </table:table-row>
        <table:table-row>
          <table:table-cell office:value-type="string" table:number-columns-spanned="2" table:style-name="Tableau1.A3">
            <text:p text:style-name="P3"><text:s text:c="37"/>N,B, : un « primo dossier » avait déjà été envoyé : <draw:control draw:control="control5" draw:style-name="gr1" draw:text-style-name="P20" draw:z-index="4" svg:height="0.399cm" svg:width="0.447cm" text:anchor-type="as-char"/><text:span text:style-name="T5">oui <text:s text:c="3"/></text:span><draw:control draw:control="control6" draw:style-name="gr1" draw:text-style-name="P20" draw:z-index="5" svg:height="0.399cm" svg:width="0.447cm" text:anchor-type="as-char"/><text:span text:style-name="T5"> non</text:span></text:p>
          </table:table-cell>
          <table:covered-table-cell/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2"><text:s/><office:annotation><dc:creator>Ngaha </dc:creator><dc:date>2015-06-08T13:37:51</dc:date><text:p text:style-name="P19"><text:span text:style-name="T21">do text if not self.getValueForTemplate('folderCategory').startswith('DUP')</text:span></text:p></office:annotation><draw:control draw:control="control7" draw:style-name="gr1" draw:text-style-name="P20" draw:z-index="6" svg:height="0.399cm" svg:width="0.447cm" text:anchor-type="as-char"/><text:span text:style-name="T13">DUP :</text:span> <text:span text:style-name="T18">Déclaration Urbanistique </text:span></text:p>
            <text:p text:style-name="P2"><text:span text:style-name="T18"><text:s/></text:span><text:span text:style-name="T18"><office:annotation><dc:creator>Ngaha </dc:creator><dc:date>2015-06-08T13:43:27</dc:date><text:p text:style-name="P19"><text:span text:style-name="T22">do text if self.getValueForTemplate('folderCategory').startswith('DUP')</text:span></text:p></office:annotation></text:span><text:span text:style-name="T18"><draw:control draw:control="control22" draw:style-name="gr1" draw:text-style-name="P20" draw:z-index="21" svg:height="0.399cm" svg:width="0.447cm" text:anchor-type="as-char"/></text:span><text:span text:style-name="T13">DUP </text:span><text:span text:style-name="T14">:</text:span><text:span text:style-name="T18"> Déclaration Urbanistique</text:span></text:p>
            <text:p text:style-name="P2"><text:s/><office:annotation><dc:creator>Ngaha </dc:creator><dc:date>2015-06-08T14:03:02</dc:date><text:p text:style-name="P19"><text:span text:style-name="T22">do text if not self.getValueForTemplate('folderCategory').startswith('CU1')</text:span></text:p></office:annotation><draw:control draw:control="control8" draw:style-name="gr1" draw:text-style-name="P20" draw:z-index="7" svg:height="0.399cm" svg:width="0.447cm" text:anchor-type="as-char"/><text:span text:style-name="T13">CU1 :</text:span> <text:span text:style-name="T18">Certificat d'urbanisme n°1</text:span></text:p>
            <text:p text:style-name="P2"><text:span text:style-name="T18"><text:s/></text:span><text:span text:style-name="T18"><office:annotation><dc:creator>Ngaha </dc:creator><dc:date>2015-06-08T14:03:42</dc:date><text:p text:style-name="P19"><text:span text:style-name="T22">do text if self.getValueForTemplate('folderCategory').startswith('CU1')</text:span></text:p></office:annotation></text:span><text:span text:style-name="T18"><draw:control draw:control="control25" draw:style-name="gr1" draw:text-style-name="P20" draw:z-index="24" svg:height="0.399cm" svg:width="0.447cm" text:anchor-type="as-char"/></text:span><text:span text:style-name="T13">CU1 </text:span><text:span text:style-name="T14">:</text:span><text:span text:style-name="T18"> Certificat d'urbanisme n°1</text:span></text:p>
            <text:p text:style-name="P2"><text:s/><office:annotation><dc:creator>Ngaha </dc:creator><dc:date>2015-06-08T14:04:17</dc:date><text:p text:style-name="P19"><text:span text:style-name="T22">do text if not self.getValueForTemplate('folderCategory').startswith('CU2')</text:span></text:p></office:annotation><draw:control draw:control="control9" draw:style-name="gr1" draw:text-style-name="P20" draw:z-index="8" svg:height="0.399cm" svg:width="0.447cm" text:anchor-type="as-char"/><text:span text:style-name="T13">CU2 :</text:span> <text:span text:style-name="T18">Certificat d'urbanisme n°2</text:span></text:p>
            <text:p text:style-name="P2"><text:span text:style-name="T18"><text:s/></text:span><text:span text:style-name="T18"><office:annotation><dc:creator>Ngaha </dc:creator><dc:date>2015-06-08T14:04:46</dc:date><text:p text:style-name="P19"><text:span text:style-name="T22">do text if self.getValueForTemplate('folderCategory').startswith('CU2')</text:span></text:p></office:annotation></text:span><text:span text:style-name="T18"><draw:control draw:control="control26" draw:style-name="gr1" draw:text-style-name="P20" draw:z-index="25" svg:height="0.399cm" svg:width="0.447cm" text:anchor-type="as-char"/></text:span><text:span text:style-name="T13">CU2 </text:span><text:span text:style-name="T14">:</text:span><text:span text:style-name="T18"> Certificat d'urbanisme n°2</text:span></text:p>
            <text:p text:style-name="P2"><text:s/><office:annotation><dc:creator>Ngaha </dc:creator><dc:date>2015-06-08T14:05:06</dc:date><text:p text:style-name="P19"><text:span text:style-name="T22">do text if not self.getValueForTemplate('folderCategory').startswith('PU')</text:span></text:p></office:annotation><draw:control draw:control="control10" draw:style-name="gr1" draw:text-style-name="P20" draw:z-index="9" svg:height="0.399cm" svg:width="0.447cm" text:anchor-type="as-char"/><text:span text:style-name="T13">PU :</text:span> <text:span text:style-name="T18">demande de PERMIS Unique</text:span></text:p>
            <text:p text:style-name="P2"><text:span text:style-name="T18"><text:s/></text:span><text:span text:style-name="T18"><office:annotation><dc:creator>Ngaha </dc:creator><dc:date>2015-06-08T14:05:32</dc:date><text:p text:style-name="P19"><text:span text:style-name="T22">do text if self.getValueForTemplate('folderCategory').startswith('PU')</text:span></text:p></office:annotation></text:span><text:span text:style-name="T18"><draw:control draw:control="control27" draw:style-name="gr1" draw:text-style-name="P20" draw:z-index="26" svg:height="0.399cm" svg:width="0.447cm" text:anchor-type="as-char"/></text:span><text:span text:style-name="T13">PU </text:span><text:span text:style-name="T14">:</text:span><text:span text:style-name="T18"> demande de PERMIS Unique</text:span></text:p>
            <text:p text:style-name="P2"><text:s/><office:annotation><dc:creator>Ngaha </dc:creator><dc:date>2015-06-08T14:05:50</dc:date><text:p text:style-name="P19"><text:span text:style-name="T22">do text if not self.getValueForTemplate('folderCategory').startswith('DIV')</text:span></text:p></office:annotation><draw:control draw:control="control11" draw:style-name="gr1" draw:text-style-name="P20" draw:z-index="10" svg:height="0.399cm" svg:width="0.447cm" text:anchor-type="as-char"/><text:span text:style-name="T13">DIV :</text:span> <text:span text:style-name="T18">Autre demande</text:span></text:p>
            <text:p text:style-name="P2"><text:span text:style-name="T18"><text:s/></text:span><text:span text:style-name="T18"><office:annotation><dc:creator>Ngaha </dc:creator><dc:date>2015-06-08T14:06:20</dc:date><text:p text:style-name="P19"><text:span text:style-name="T22">do text if self.getValueForTemplate('folderCategory').startswith('DIV')</text:span></text:p></office:annotation></text:span><text:span text:style-name="T18"><draw:control draw:control="control28" draw:style-name="gr1" draw:text-style-name="P20" draw:z-index="27" svg:height="0.399cm" svg:width="0.447cm" text:anchor-type="as-char"/></text:span><text:span text:style-name="T13">DIV </text:span><text:span text:style-name="T14">:</text:span><text:span text:style-name="T18"> Autre demande</text:span></text:p>
            <text:p text:style-name="P2"><text:s/><office:annotation><dc:creator>Ngaha </dc:creator><dc:date>2015-06-08T14:06:37</dc:date><text:p text:style-name="P19"><text:span text:style-name="T22">do text if not self.getValueForTemplate('folderCategory').startswith('UCP')</text:span></text:p></office:annotation><draw:control draw:control="control12" draw:style-name="gr1" draw:text-style-name="P20" draw:z-index="11" svg:height="0.399cm" svg:width="0.447cm" text:anchor-type="as-char"/><text:span text:style-name="T13">UCP :</text:span> <text:span text:style-name="T18">permis d'urbanisme à caractère public</text:span></text:p>
            <text:p text:style-name="P2"><text:span text:style-name="T18"><text:s/></text:span><text:span text:style-name="T18"><office:annotation><dc:creator>Ngaha </dc:creator><dc:date>2015-06-08T14:07:42</dc:date><text:p text:style-name="P19"><text:span text:style-name="T22">do text if self.getValueForTemplate('folderCategory').startswith('UCP')</text:span></text:p></office:annotation></text:span><text:span text:style-name="T18"><draw:control draw:control="control29" draw:style-name="gr1" draw:text-style-name="P20" draw:z-index="28" svg:height="0.399cm" svg:width="0.447cm" text:anchor-type="as-char"/></text:span><text:span text:style-name="T13">UCP </text:span><text:span text:style-name="T14">:</text:span><text:span text:style-name="T18"> permis d'urbanisme à caractère public</text:span></text:p>
            <text:p text:style-name="P2"><text:s/><office:annotation><dc:creator>Ngaha </dc:creator><dc:date>2015-06-08T14:08:42</dc:date><text:p text:style-name="P19"><text:span text:style-name="T22">do text if not self.getValueForTemplate('folderCategory').startswith('LCP')</text:span></text:p></office:annotation><draw:control draw:control="control13" draw:style-name="gr1" draw:text-style-name="P20" draw:z-index="12" svg:height="0.399cm" svg:width="0.447cm" text:anchor-type="as-char"/><text:span text:style-name="T13">LCP : </text:span><text:span text:style-name="T18">permis d'urbanisation caractère public</text:span></text:p>
            <text:p text:style-name="P2"><text:span text:style-name="T18"><text:s/></text:span><text:span text:style-name="T18"><office:annotation><dc:creator>Ngaha </dc:creator><dc:date>2015-06-08T14:08:15</dc:date><text:p text:style-name="P19"><text:span text:style-name="T22">do text if self.getValueForTemplate('folderCategory').startswith('LCP')</text:span></text:p></office:annotation></text:span><text:span text:style-name="T18"><draw:control draw:control="control30" draw:style-name="gr1" draw:text-style-name="P20" draw:z-index="29" svg:height="0.399cm" svg:width="0.447cm" text:anchor-type="as-char"/></text:span><text:span text:style-name="T13">LCP </text:span><text:span text:style-name="T14">: </text:span><text:span text:style-name="T18">permis d'urbanisation caractère public</text:span></text:p>
          </table:table-cell>
          <table:table-cell office:value-type="string" table:style-name="Tableau2.B1">
            <text:p text:style-name="P2"><text:span text:style-name="T18"><office:annotation><dc:creator>Ngaha </dc:creator><dc:date>2015-06-08T13:56:55</dc:date><text:p text:style-name="P19"><text:span text:style-name="T22">do text if not self.getValueForTemplate('folderCategory').startswith('UAP')</text:span></text:p></office:annotation></text:span><text:span text:style-name="T18"><draw:control draw:control="control23" draw:style-name="gr1" draw:text-style-name="P20" draw:z-index="22" svg:height="0.399cm" svg:width="0.447cm" text:anchor-type="as-char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text:span text:style-name="T18"><office:annotation><dc:creator>Ngaha </dc:creator><dc:date>2015-06-08T13:57:17</dc:date><text:p text:style-name="P19"><text:span text:style-name="T22">do text if self.getValueForTemplate('folderCategory').startswith('UAP')</text:span></text:p></office:annotation></text:span><text:span text:style-name="T18"><draw:control draw:control="control24" draw:style-name="gr1" draw:text-style-name="P20" draw:z-index="23" svg:height="0.399cm" svg:width="0.447cm" text:anchor-type="as-char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office:annotation><dc:creator>Ngaha </dc:creator><dc:date>2015-06-08T14:10:16</dc:date><text:p text:style-name="P19"><text:span text:style-name="T22">do text if not self.getValueForTemplate('folderCategory').startswith('UDC')</text:span></text:p></office:annotation><draw:control draw:control="control14" draw:style-name="gr1" draw:text-style-name="P20" draw:z-index="13" svg:height="0.399cm" svg:width="0.447cm" text:anchor-type="as-char"/><text:span text:style-name="T13">UDC :</text:span><text:span text:style-name="T5"> </text:span><text:span text:style-name="T18">permis direct du Collège (vu art 107 ou dans RCU, PCA, Lotissement)</text:span></text:p>
            <text:p text:style-name="P2"><text:span text:style-name="T18"><office:annotation><dc:creator>Ngaha </dc:creator><dc:date>2015-06-08T14:09:27</dc:date><text:p text:style-name="P19"><text:span text:style-name="T22">do text if self.getValueForTemplate('folderCategory').startswith('UDC')</text:span></text:p></office:annotation></text:span><text:span text:style-name="T18"><draw:control draw:control="control31" draw:style-name="gr1" draw:text-style-name="P20" draw:z-index="30" svg:height="0.399cm" svg:width="0.447cm" text:anchor-type="as-char"/></text:span><text:span text:style-name="T13">UDC </text:span><text:span text:style-name="T14">:</text:span><text:span text:style-name="T18"> permis direct du Collège (vu art 107 ou dans RCU, PCA, Lotissement)</text:span></text:p>
            <text:p text:style-name="P2"><office:annotation><dc:creator>Ngaha </dc:creator><dc:date>2015-06-08T14:11:43</dc:date><text:p text:style-name="P19"><text:span text:style-name="T22">do text if not self.getValueForTemplate('folderCategory').startswith('UDC/D')</text:span></text:p></office:annotation><draw:control draw:control="control15" draw:style-name="gr1" draw:text-style-name="P20" draw:z-index="14" svg:height="0.399cm" svg:width="0.447cm" text:anchor-type="as-char"/><text:span text:style-name="T13">UDC/D :</text:span> <text:span text:style-name="T18">permis dans RCU, PCA, Lotissement, </text:span><text:span text:style-name="T19">avec dérogation</text:span></text:p>
            <text:p text:style-name="P2"><text:span text:style-name="T19"><office:annotation><dc:creator>Ngaha </dc:creator><dc:date>2015-06-08T14:11:26</dc:date><text:p text:style-name="P19"><text:span text:style-name="T22">do text if self.getValueForTemplate('folderCategory').startswith('UDC/D')</text:span></text:p></office:annotation></text:span><text:span text:style-name="T19"><draw:control draw:control="control32" draw:style-name="gr1" draw:text-style-name="P20" draw:z-index="31" svg:height="0.399cm" svg:width="0.447cm" text:anchor-type="as-char"/></text:span><text:span text:style-name="T16">UDC/D</text:span><text:span text:style-name="T15"> :</text:span><text:span text:style-name="T19"> permis dans RCU, PCA, Lotissement, avec dérogation</text:span></text:p>
            <text:p text:style-name="P2"><office:annotation><dc:creator>Ngaha </dc:creator><dc:date>2015-06-08T14:12:50</dc:date><text:p text:style-name="P19"><text:span text:style-name="T22">do text if not self.getValueForTemplate('folderCategory').startswith('LAP')</text:span></text:p></office:annotation><draw:control draw:control="control16" draw:style-name="gr1" draw:text-style-name="P20" draw:z-index="15" svg:height="0.399cm" svg:width="0.447cm" text:anchor-type="as-char"/><text:span text:style-name="T13">LAP :</text:span> <text:span text:style-name="T18">Permis d'urbanisation avec avis préalable du FD</text:span></text:p>
            <text:p text:style-name="P2"><text:span text:style-name="T18"><office:annotation><dc:creator>Ngaha </dc:creator><dc:date>2015-06-08T14:12:19</dc:date><text:p text:style-name="P19"><text:span text:style-name="T22">do text if self.getValueForTemplate('folderCategory').startswith('LAP')</text:span></text:p></office:annotation></text:span><text:span text:style-name="T18"><draw:control draw:control="control33" draw:style-name="gr1" draw:text-style-name="P20" draw:z-index="32" svg:height="0.399cm" svg:width="0.447cm" text:anchor-type="as-char"/></text:span><text:span text:style-name="T13">LAP </text:span><text:span text:style-name="T14">:</text:span><text:span text:style-name="T18"> Permis d'urbanisation avec avis préalable du FD</text:span></text:p>
            <text:p text:style-name="P2"><office:annotation><dc:creator>Ngaha </dc:creator><dc:date>2015-06-08T14:13:36</dc:date><text:p text:style-name="P19"><text:span text:style-name="T22">do text if not self.getValueForTemplate('folderCategory').startswith('LAP/M')</text:span></text:p></office:annotation><draw:control draw:control="control17" draw:style-name="gr1" draw:text-style-name="P20" draw:z-index="16" svg:height="0.399cm" svg:width="0.447cm" text:anchor-type="as-char"/><text:span text:style-name="T13">LAP /M :</text:span><text:span text:style-name="T5"> </text:span><text:span text:style-name="T18">Modification du permis de lotir (= d'urbanisation) avec avis du FD</text:span></text:p>
            <text:p text:style-name="P2"><text:span text:style-name="T18"><office:annotation><dc:creator>Ngaha </dc:creator><dc:date>2015-06-08T14:13:11</dc:date><text:p text:style-name="P19"><text:span text:style-name="T22">do text if self.getValueForTemplate('folderCategory').startswith('LAP/M')</text:span></text:p></office:annotation></text:span><text:span text:style-name="T18"><draw:control draw:control="control34" draw:style-name="gr1" draw:text-style-name="P20" draw:z-index="33" svg:height="0.399cm" svg:width="0.447cm" text:anchor-type="as-char"/></text:span><text:span text:style-name="T13">LAP /M</text:span><text:span text:style-name="T14"> :</text:span><text:span text:style-name="T18"> Modification du permis de lotir (= d'urbanisation) avec avis du FD</text:span></text:p>
            <text:p text:style-name="P2"><office:annotation><dc:creator>Ngaha </dc:creator><dc:date>2015-06-08T14:14:29</dc:date><text:p text:style-name="P19"><text:span text:style-name="T22">do text if not self.getValueForTemplate('folderCategory').startswith('LLDC')</text:span></text:p></office:annotation><draw:control draw:control="control18" draw:style-name="gr1" draw:text-style-name="P20" draw:z-index="17" svg:height="0.399cm" svg:width="0.447cm" text:anchor-type="as-char"/><text:span text:style-name="T13">LDC :</text:span> <text:span text:style-name="T18">permis d'urbanisation dans un RUC, PCA</text:span></text:p>
            <text:p text:style-name="P2"><text:span text:style-name="T18"><office:annotation><dc:creator>Ngaha </dc:creator><dc:date>2015-06-08T14:14:02</dc:date><text:p><text:span text:style-name="T22">do text if self.getValueForTemplate('folderCategory').startswith('LLDC')</text:span></text:p></office:annotation></text:span><text:span text:style-name="T18"><draw:control draw:control="control35" draw:style-name="gr1" draw:text-style-name="P20" draw:z-index="34" svg:height="0.399cm" svg:width="0.447cm" text:anchor-type="as-char"/></text:span><text:span text:style-name="T13">LDC </text:span><text:span text:style-name="T14">:</text:span><text:span text:style-name="T18"> permis d'urbanisation dans un RUC, PCA</text:span></text:p>
            <text:p text:style-name="P2"><office:annotation><dc:creator>Ngaha </dc:creator><dc:date>2015-06-08T14:15:10</dc:date><text:p text:style-name="P19"><text:span text:style-name="T22">do text if not self.getValueForTemplate('folderCategory').startswith('LLDC/M')</text:span></text:p></office:annotation><draw:control draw:control="control19" draw:style-name="gr1" draw:text-style-name="P20" draw:z-index="18" svg:height="0.399cm" svg:width="0.447cm" text:anchor-type="as-char"/><text:span text:style-name="T13">LDC/M :</text:span> <text:span text:style-name="T18">Modification de permis de lotir ( =d'urbanisme) dans un RCU, PCA</text:span></text:p>
            <text:p text:style-name="P2"><text:span text:style-name="T18"><office:annotation><dc:creator>Ngaha </dc:creator><dc:date>2015-06-08T14:14:49</dc:date><text:p text:style-name="P19"><text:span text:style-name="T22">do text if self.getValueForTemplate('folderCategory').startswith('LLDC/M')</text:span></text:p></office:annotation></text:span><text:span text:style-name="T18"><draw:control draw:control="control36" draw:style-name="gr1" draw:text-style-name="P20" draw:z-index="35" svg:height="0.399cm" svg:width="0.447cm" text:anchor-type="as-char"/></text:span><text:span text:style-name="T13">LDC/M</text:span><text:span text:style-name="T14"> :</text:span><text:span text:style-name="T18"> Modification de permis de lotir ( =d'urbanisme) dans un RCU, PCA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5"><text:span text:style-name="T1">DEMANDEUR : </text:span><text:span text:style-name="T3">n</text:span><text:span text:style-name="T5">om, prénom</text:span></text:p>
            <text:p text:style-name="P6"><text:s text:c="30"/>Adresse</text:p>
            <text:p text:style-name="P6"><text:s text:c="30"/>Tél.</text:p>
          </table:table-cell>
          <table:table-cell office:value-type="string" table:number-columns-spanned="3" table:style-name="Tableau3.B1">
            <text:p text:style-name="P7"><text:text-input text:description="Situation des travaux">self.getApplicantsSignaletic()</text:text-input></text:p>
            <text:p text:style-name="P7"><text:text-input text:description="">self.getApplicants()[0].getAddress()</text:text-input></text:p>
            <text:p text:style-name="P7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5"><text:span text:style-name="T1">BIEN </text:span><text:span text:style-name="T3">concerné</text:span><text:span text:style-name="T1"> </text:span><text:span text:style-name="T3">: </text:span><text:span text:style-name="T5">Adresse</text:span></text:p>
            <text:p text:style-name="P5"><text:s text:c="24"/><text:span text:style-name="T5">Référence cadastrale</text:span></text:p>
          </table:table-cell>
          <table:table-cell office:value-type="string" table:number-columns-spanned="3" table:style-name="Tableau3.B2">
            <text:p text:style-name="P7"><text:text-input text:description="Situation des travaux">self.getWorkLocationSignaletic()</text:text-input></text:p>
            <text:p text:style-name="P7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7"><text:text-input text:description="Objet des travaux">self.getLicenceSubject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AUTEUR DE PROJET : nom</text:p>
            <text:p text:style-name="P5"><text:s text:c="41"/>a<text:span text:style-name="T5">dresse</text:span></text:p>
          </table:table-cell>
          <table:table-cell office:value-type="string" table:number-columns-spanned="3" table:style-name="Tableau3.B2">
            <text:p text:style-name="P7"/>
            <text:p text:style-name="P7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9">Date de dépôt dossier <text:span text:style-name="T6">complet</text:span></text:p>
          </table:table-cell>
          <table:table-cell office:value-type="string" table:style-name="Tableau3.A2">
            <text:p text:style-name="P7"><office:annotation><dc:creator>sde </dc:creator><dc:date>2011-08-08T13:35:49</dc:date><text:p text:style-name="P19"><text:span text:style-name="T25">do text if self.getLastDeposit() is not None</text:span></text:p></office:annotation><text:text-input text:description="Objet des travaux">tool.formatDate(self.getLastDeposit().getEventDate())</text:text-input></text:p>
          </table:table-cell>
          <table:table-cell office:value-type="string" table:style-name="Tableau3.C5">
            <text:p text:style-name="P7"><text:span text:style-name="T4">Délai de réponse annoncé :</text:span> <text:s text:c="3"/></text:p>
          </table:table-cell>
          <table:table-cell office:value-type="string" table:style-name="Tableau3.D5">
            <text:p text:style-name="P7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6">Autres dossiers connus sur le bien</text:p>
          </table:table-cell>
          <table:table-cell office:value-type="string" table:number-columns-spanned="3" table:style-name="Tableau3.B2">
            <text:p text:style-name="P7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La parcelle est dans:</text:p>
          </table:table-cell>
          <table:table-cell office:value-type="string" table:number-columns-spanned="3" table:style-name="Tableau3.D5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10"><office:annotation><dc:creator>Ngaha </dc:creator><dc:date>2015-06-09T15:11:52</dc:date><text:p text:style-name="P19"><text:span text:style-name="T22">do text if not self.isInPCA</text:span></text:p></office:annotation><draw:control draw:control="control54" draw:style-name="gr1" draw:text-style-name="P20" draw:z-index="53" svg:height="0.399cm" svg:width="0.447cm" text:anchor-type="as-char"/>Un PCA de réf. : </text:p>
                  <text:p text:style-name="P10"><office:annotation><dc:creator>Ngaha </dc:creator><dc:date>2015-06-09T15:13:02</dc:date><text:p text:style-name="P19"><text:span text:style-name="T22">do text if self.isInPCA</text:span></text:p></office:annotation><draw:control draw:control="control55" draw:style-name="gr1" draw:text-style-name="P20" draw:z-index="54" svg:height="0.399cm" svg:width="0.447cm" text:anchor-type="as-char"/>Un PCA de réf. : </text:p>
                </table:table-cell>
                <table:table-cell office:value-type="string" table:style-name="Tableau6.A1">
                  <text:p text:style-name="P14"><office:annotation><dc:creator>Ngaha </dc:creator><dc:date>2015-06-09T16:08:21</dc:date><text:p text:style-name="P19"><text:span text:style-name="T22">do text</text:span></text:p><text:p text:style-name="P19"><text:span text:style-name="T22">from xhtml(self.portal_urban.decorateHTML('UrbanBody', self.getValueForTemplate('pcaDetails')))</text:span></text:p></office:annotation></text:p>
                </table:table-cell>
                <table:table-cell office:value-type="string" table:style-name="Tableau6.A1">
                  <text:p text:style-name="P10"><office:annotation><dc:creator>Ngaha </dc:creator><dc:date>2015-06-09T15:14:32</dc:date><text:p text:style-name="P19"><text:span text:style-name="T22">do text if not self.isInSubdivision</text:span></text:p></office:annotation> <draw:control draw:control="control56" draw:style-name="gr1" draw:text-style-name="P20" draw:z-index="55" svg:height="0.399cm" svg:width="0.447cm" text:anchor-type="as-char"/>un lotissement de réf. :</text:p>
                  <text:p text:style-name="P10"><office:annotation><dc:creator>Ngaha </dc:creator><dc:date>2015-06-09T15:15:29</dc:date><text:p text:style-name="P19"><text:span text:style-name="T22">do text if self.isInSubdivision</text:span></text:p></office:annotation> <draw:control draw:control="control57" draw:style-name="gr1" draw:text-style-name="P20" draw:z-index="56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14"><office:annotation><dc:creator>Ngaha </dc:creator><dc:date>2015-06-09T16:12:51</dc:date><text:p text:style-name="P19"><text:span text:style-name="T22">do text</text:span></text:p><text:p text:style-name="P19"><text:span text:style-name="T22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Demande de DEROGATION :</text:p>
          </table:table-cell>
          <table:table-cell office:value-type="string" table:number-columns-spanned="3" table:style-name="Tableau3.B2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10"><office:annotation><dc:creator>Ngaha </dc:creator><dc:date>2015-06-16T10:23:07</dc:date><text:p text:style-name="P19"><text:span text:style-name="T22">do text if not self.getDerogation().count('dero-ps')</text:span></text:p></office:annotation><draw:control draw:control="control99" draw:style-name="gr1" draw:text-style-name="P20" draw:z-index="98" svg:height="0.399cm" svg:width="0.447cm" text:anchor-type="as-char"/>au Plan de Secteur</text:p>
                  <text:p text:style-name="P10"><office:annotation><dc:creator>Ngaha </dc:creator><dc:date>2015-06-16T10:25:27</dc:date><text:p text:style-name="P19"><text:span text:style-name="T22">do text if self.getDerogation().count('dero-ps')</text:span></text:p></office:annotation><draw:control draw:control="control100" draw:style-name="gr1" draw:text-style-name="P20" draw:z-index="99" svg:height="0.399cm" svg:width="0.447cm" text:anchor-type="as-char"/>au Plan de Secteur</text:p>
                </table:table-cell>
                <table:table-cell office:value-type="string" table:style-name="Tableau5.A1">
                  <text:p text:style-name="P10"><office:annotation><dc:creator>Ngaha </dc:creator><dc:date>2015-06-16T10:26:21</dc:date><text:p text:style-name="P19"><text:span text:style-name="T22">do text if not self.getDerogation().count('dero-pca')</text:span></text:p></office:annotation><draw:control draw:control="control101" draw:style-name="gr1" draw:text-style-name="P20" draw:z-index="100" svg:height="0.399cm" svg:width="0.447cm" text:anchor-type="as-char"/>au PCA.</text:p>
                  <text:p text:style-name="P10"><office:annotation><dc:creator>Ngaha </dc:creator><dc:date>2015-06-16T10:30:51</dc:date><text:p text:style-name="P19"><text:span text:style-name="T22">do text if self.getDerogation().count('dero-pca')</text:span></text:p></office:annotation><draw:control draw:control="control102" draw:style-name="gr1" draw:text-style-name="P20" draw:z-index="101" svg:height="0.399cm" svg:width="0.447cm" text:anchor-type="as-char"/>au PCA.</text:p>
                </table:table-cell>
                <table:table-cell office:value-type="string" table:style-name="Tableau5.A1">
                  <text:p text:style-name="P10"><office:annotation><dc:creator>Ngaha </dc:creator><dc:date>2015-06-16T10:34:32</dc:date><text:p text:style-name="P19"><text:span text:style-name="T22">do text if not self.getDerogation().count('dero-lot')</text:span></text:p></office:annotation><draw:control draw:control="control103" draw:style-name="gr1" draw:text-style-name="P20" draw:z-index="102" svg:height="0.399cm" svg:width="0.447cm" text:anchor-type="as-char"/>au Lotissement</text:p>
                  <text:p text:style-name="P10"><office:annotation><dc:creator>Ngaha </dc:creator><dc:date>2015-06-16T10:35:59</dc:date><text:p text:style-name="P19"><text:span text:style-name="T22">do text if self.getDerogation().count('dero-lot')</text:span></text:p></office:annotation><draw:control draw:control="control104" draw:style-name="gr1" draw:text-style-name="P20" draw:z-index="103" svg:height="0.399cm" svg:width="0.447cm" text:anchor-type="as-char"/>au Lotissement</text:p>
                </table:table-cell>
                <table:table-cell office:value-type="string" table:style-name="Tableau5.A1">
                  <text:p text:style-name="P10"><office:annotation><dc:creator>Ngaha </dc:creator><dc:date>2015-06-16T10:37:04</dc:date><text:p text:style-name="P19"><text:span text:style-name="T22">do text if not self.getDerogation().count('dero-rcu')</text:span></text:p></office:annotation><draw:control draw:control="control105" draw:style-name="gr1" draw:text-style-name="P20" draw:z-index="104" svg:height="0.399cm" svg:width="0.447cm" text:anchor-type="as-char"/>au RCU</text:p>
                  <text:p text:style-name="P10"><office:annotation><dc:creator>Ngaha </dc:creator><dc:date>2015-06-16T10:37:48</dc:date><text:p text:style-name="P19"><text:span text:style-name="T22">do text if self.getDerogation().count('dero-rcu')</text:span></text:p></office:annotation><draw:control draw:control="control106" draw:style-name="gr1" draw:text-style-name="P20" draw:z-index="105" svg:height="0.399cm" svg:width="0.447cm" text:anchor-type="as-char"/>au RCU </text:p>
                </table:table-cell>
                <table:table-cell office:value-type="string" table:style-name="Tableau5.A1">
                  <text:p text:style-name="P10"><office:annotation><dc:creator>Ngaha </dc:creator><dc:date>2015-06-16T10:33:04</dc:date><text:p text:style-name="P19"><text:span text:style-name="T22">do text if not self.getDerogation().count('dero-rru')</text:span></text:p></office:annotation> <draw:control draw:control="control107" draw:style-name="gr1" draw:text-style-name="P20" draw:z-index="106" svg:height="0.399cm" svg:width="0.447cm" text:anchor-type="as-char"/>au Règl. Rég. d'Urb</text:p>
                  <text:p text:style-name="P10"><office:annotation><dc:creator>Ngaha </dc:creator><dc:date>2015-06-16T10:33:44</dc:date><text:p text:style-name="P19"><text:span text:style-name="T22">do text if self.getDerogation().count('dero-rru')</text:span></text:p></office:annotation> <draw:control draw:control="control108" draw:style-name="gr1" draw:text-style-name="P20" draw:z-index="107" svg:height="0.399cm" svg:width="0.447cm" text:anchor-type="as-char"/>au Règl. Rég. d'Urb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Publicité - enquête</text:p>
          </table:table-cell>
          <table:table-cell office:value-type="string" table:number-columns-spanned="3" table:style-name="Tableau3.B2">
            <text:p text:style-name="P7"><office:annotation><dc:creator>Ngaha </dc:creator><dc:date>2015-06-08T15:34:10</dc:date><text:p text:style-name="P19"><text:span text:style-name="T22">do text if 'inquiry' not in context.getProcedureChoice()</text:span></text:p></office:annotation> <draw:control draw:control="control37" draw:style-name="gr1" draw:text-style-name="P20" draw:z-index="36" svg:height="0.399cm" svg:width="0.447cm" text:anchor-type="as-char"/>oui <text:s/><draw:control draw:control="control38" draw:style-name="gr1" draw:text-style-name="P20" draw:z-index="37" svg:height="0.399cm" svg:width="0.447cm" text:anchor-type="as-char"/>du <text:s text:c="14"/>au <text:s text:c="14"/>Réclamation ? <text:s/><draw:control draw:control="control39" draw:style-name="gr1" draw:text-style-name="P20" draw:z-index="38" svg:height="0.399cm" svg:width="0.447cm" text:anchor-type="as-char"/></text:p>
            <text:p text:style-name="P7"><office:annotation><dc:creator>Ngaha </dc:creator><dc:date>2015-06-08T15:32:55</dc:date><text:p text:style-name="P19"><text:span text:style-name="T22">do text if 'inquiry' in context.getProcedureChoice() and ((self.investigationOralReclamationNumber &lt;= 0) and (self.investigationWriteReclamationNumber &lt;= 0))</text:span></text:p></office:annotation> <draw:control draw:control="control40" draw:style-name="gr1" draw:text-style-name="P20" draw:z-index="39" svg:height="0.399cm" svg:width="0.447cm" text:anchor-type="as-char"/>oui <text:s/><draw:control draw:control="control41" draw:style-name="gr1" draw:text-style-name="P20" draw:z-index="40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2" draw:style-name="gr1" draw:text-style-name="P20" draw:z-index="41" svg:height="0.399cm" svg:width="0.447cm" text:anchor-type="as-char"/></text:p>
            <text:p text:style-name="P7"><office:annotation><dc:creator>Ngaha </dc:creator><dc:date>2015-06-08T15:17:29</dc:date><text:p text:style-name="P19"><text:span text:style-name="T22">do text if 'inquiry' in context.getProcedureChoice() and ((self.investigationOralReclamationNumber &gt; 0) or (self.investigationWriteReclamationNumber &gt; 0))</text:span></text:p></office:annotation> <draw:control draw:control="control43" draw:style-name="gr1" draw:text-style-name="P20" draw:z-index="42" svg:height="0.399cm" svg:width="0.447cm" text:anchor-type="as-char"/>oui <text:s/><draw:control draw:control="control44" draw:style-name="gr1" draw:text-style-name="P20" draw:z-index="43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5" draw:style-name="gr1" draw:text-style-name="P20" draw:z-index="44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Ouverture ou modification de voirie</text:p>
          </table:table-cell>
          <table:table-cell office:value-type="string" table:number-columns-spanned="3" table:style-name="Tableau3.D5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office:value-type="string" table:style-name="Tableau7.A1">
                  <text:p text:style-name="P10"><office:annotation><dc:creator>Ngaha </dc:creator><dc:date>2015-06-16T11:25:37</dc:date><text:p text:style-name="P19"><text:span text:style-name="T22">do text if self.getValueForTemplate('roadAdaptation').count(u"Non")</text:span></text:p></office:annotation><draw:control draw:control="control62" draw:style-name="gr1" draw:text-style-name="P20" draw:z-index="61" svg:height="0.399cm" svg:width="0.447cm" text:anchor-type="as-char"/>oui <text:s/><text:span text:style-name="T4">Type de voirie </text:span>:</text:p>
                  <text:p text:style-name="P10"><office:annotation><dc:creator>Ngaha </dc:creator><dc:date>2015-06-16T11:28:48</dc:date><text:p text:style-name="P19"><text:span text:style-name="T22">do text if self.getValueForTemplate('roadAdaptation').count(u"Oui")</text:span></text:p></office:annotation><draw:control draw:control="control63" draw:style-name="gr1" draw:text-style-name="P20" draw:z-index="62" svg:height="0.399cm" svg:width="0.447cm" text:anchor-type="as-char"/>oui <text:s/><text:span text:style-name="T4">Type de voirie </text:span>:</text:p>
                </table:table-cell>
                <table:table-cell office:value-type="string" table:style-name="Tableau7.A1">
                  <text:p text:style-name="P10"><office:annotation><dc:creator>Ngaha </dc:creator><dc:date>2015-06-16T11:29:30</dc:date><text:p text:style-name="P19"><text:span text:style-name="T22">do text if not self.getValueForTemplate('roadType').count(u"R\xe9gionale")</text:span></text:p></office:annotation><draw:control draw:control="control60" draw:style-name="gr1" draw:text-style-name="P20" draw:z-index="59" svg:height="0.399cm" svg:width="0.447cm" text:anchor-type="as-char"/>Régionale </text:p>
                  <text:p text:style-name="P10"><office:annotation><dc:creator>Ngaha </dc:creator><dc:date>2015-06-16T11:30:52</dc:date><text:p text:style-name="P19"><text:span text:style-name="T22">do text if self.getValueForTemplate('roadType').count(u"R\xe9gionale")</text:span></text:p></office:annotation><draw:control draw:control="control64" draw:style-name="gr1" draw:text-style-name="P20" draw:z-index="63" svg:height="0.399cm" svg:width="0.447cm" text:anchor-type="as-char"/>Régionale</text:p>
                  <text:p text:style-name="P10"><office:annotation><dc:creator>Ngaha </dc:creator><dc:date>2015-12-09T12:06:09</dc:date><text:p text:style-name="P19"><text:span text:style-name="T22">do text if not ( self.getValueForTemplate('roadType').count(u"Communale vicinale"))</text:span></text:p></office:annotation><draw:control draw:control="control61" draw:style-name="gr1" draw:text-style-name="P20" draw:z-index="60" svg:height="0.399cm" svg:width="0.447cm" text:anchor-type="as-char"/> Communale vicinale </text:p>
                  <text:p text:style-name="P10"><office:annotation><dc:creator>Ngaha </dc:creator><dc:date>2015-06-16T11:36:33</dc:date><text:p text:style-name="P19"><text:span text:style-name="T22">do text if self.getValueForTemplate('roadType').count(u"Communale vicinale")</text:span></text:p></office:annotation><draw:control draw:control="control65" draw:style-name="gr1" draw:text-style-name="P20" draw:z-index="64" svg:height="0.399cm" svg:width="0.447cm" text:anchor-type="as-char"/> Communale vicinale</text:p>
                </table:table-cell>
                <table:table-cell office:value-type="string" table:style-name="Tableau7.A1">
                  <text:p text:style-name="P10"><office:annotation><dc:creator>Ngaha </dc:creator><dc:date>2015-06-16T11:43:17</dc:date><text:p text:style-name="P19"><text:span text:style-name="T22">do text if not self.getValueForTemplate('roadType').count(u"Provinciale")</text:span></text:p></office:annotation><draw:control draw:control="control58" draw:style-name="gr1" draw:text-style-name="P20" draw:z-index="57" svg:height="0.399cm" svg:width="0.447cm" text:anchor-type="as-char"/>Provinciale</text:p>
                  <text:p text:style-name="P10"><office:annotation><dc:creator>Ngaha </dc:creator><dc:date>2015-06-16T11:44:26</dc:date><text:p text:style-name="P19"><text:span text:style-name="T22">do text if self.getValueForTemplate('roadType').count(u"Provinciale")</text:span></text:p></office:annotation><draw:control draw:control="control66" draw:style-name="gr1" draw:text-style-name="P20" draw:z-index="65" svg:height="0.399cm" svg:width="0.447cm" text:anchor-type="as-char"/>Provinciale</text:p>
                  <text:p text:style-name="P10"><office:annotation><dc:creator>Ngaha </dc:creator><dc:date>2015-06-16T11:39:35</dc:date><text:p text:style-name="P19"><text:span text:style-name="T22">do text if not ( self.getValueForTemplate('roadType').count(u"Communale non vicinale"))</text:span></text:p></office:annotation><draw:control draw:control="control59" draw:style-name="gr1" draw:text-style-name="P20" draw:z-index="58" svg:height="0.399cm" svg:width="0.447cm" text:anchor-type="as-char"/> Communale non vicinale (=innomée)</text:p>
                  <text:p text:style-name="P10"><office:annotation><dc:creator>Ngaha </dc:creator><dc:date>2015-06-16T11:38:33</dc:date><text:p text:style-name="P19"><text:span text:style-name="T22">do text if self.getValueForTemplate('roadType').count(u"Communale non vicinale")</text:span></text:p></office:annotation><draw:control draw:control="control67" draw:style-name="gr1" draw:text-style-name="P20" draw:z-index="66" svg:height="0.399cm" svg:width="0.447cm" text:anchor-type="as-char"/> Communale non vicinale (=innomée)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9">Équipement de la voirie</text:p>
            <text:p text:style-name="P9"><text:s text:c="39"/>I<text:span text:style-name="T12">mportant </text:span><text:span text:style-name="T11">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10"><office:annotation><dc:creator>Ngaha </dc:creator><dc:date>2015-06-16T14:05:28</dc:date><text:p text:style-name="P19"><text:span text:style-name="T22">do text if not self.getRoadCoating()</text:span></text:p></office:annotation><draw:control draw:control="control70" draw:style-name="gr1" draw:text-style-name="P20" draw:z-index="69" svg:height="0.399cm" svg:width="0.447cm" text:anchor-type="as-char"/>revêtement en <text:text-input text:description="">self.getRoadCoating()</text:text-input></text:p>
                  <text:p text:style-name="P10"><office:annotation><dc:creator>Ngaha </dc:creator><dc:date>2015-06-16T14:04:23</dc:date><text:p text:style-name="P19"><text:span text:style-name="T22">do text if self.getRoadCoating()</text:span></text:p></office:annotation><draw:control draw:control="control73" draw:style-name="gr1" draw:text-style-name="P20" draw:z-index="72" svg:height="0.399cm" svg:width="0.447cm" text:anchor-type="as-char"/>revêtement en <text:text-input text:description="">self.getRoadCoating()</text:text-input></text:p>
                </table:table-cell>
                <table:table-cell office:value-type="string" table:style-name="Tableau8.A1">
                  <text:p text:style-name="P10"><office:annotation><dc:creator>Ngaha </dc:creator><dc:date>2015-06-16T13:40:43</dc:date><text:p text:style-name="P19"><text:span text:style-name="T22">do text if not self.water</text:span></text:p></office:annotation><draw:control draw:control="control69" draw:style-name="gr1" draw:text-style-name="P20" draw:z-index="68" svg:height="0.399cm" svg:width="0.447cm" text:anchor-type="as-char"/>eau</text:p>
                  <text:p text:style-name="P10"><office:annotation><dc:creator>Ngaha </dc:creator><dc:date>2015-06-16T13:41:59</dc:date><text:p text:style-name="P19"><text:span text:style-name="T22">do text if self.water</text:span></text:p></office:annotation><draw:control draw:control="control72" draw:style-name="gr1" draw:text-style-name="P20" draw:z-index="71" svg:height="0.399cm" svg:width="0.447cm" text:anchor-type="as-char"/>eau</text:p>
                </table:table-cell>
                <table:table-cell office:value-type="string" table:style-name="Tableau8.A1">
                  <text:p text:style-name="P10"><office:annotation><dc:creator>Ngaha </dc:creator><dc:date>2015-06-16T14:04:05</dc:date><text:p text:style-name="P19"><text:span text:style-name="T22">do text if not self.electricity</text:span></text:p></office:annotation><draw:control draw:control="control68" draw:style-name="gr1" draw:text-style-name="P20" draw:z-index="67" svg:height="0.399cm" svg:width="0.447cm" text:anchor-type="as-char"/>électricité</text:p>
                  <text:p text:style-name="P10"><office:annotation><dc:creator>Ngaha </dc:creator><dc:date>2015-06-16T13:42:53</dc:date><text:p text:style-name="P19"><text:span text:style-name="T22">do text if self.electricity</text:span></text:p></office:annotation><draw:control draw:control="control71" draw:style-name="gr1" draw:text-style-name="P20" draw:z-index="70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8.A1">
                  <text:p text:style-name="P10"><office:annotation><dc:creator>Ngaha </dc:creator><dc:date>2015-06-16T14:07:58</dc:date><text:p text:style-name="P19"><text:span text:style-name="T22">do text if not self.roadEquipments.__str__().count(u"'epuration'")</text:span></text:p></office:annotation><draw:control draw:control="control76" draw:style-name="gr1" draw:text-style-name="P20" draw:z-index="75" svg:height="0.399cm" svg:width="0.447cm" text:anchor-type="as-char"/><text:span text:style-name="T4">égout</text:span> existant relié en aval <text:s/>à une <text:span text:style-name="T4">station d'épuration</text:span> publique</text:p>
                  <text:p text:style-name="P10"><office:annotation><dc:creator>Ngaha </dc:creator><dc:date>2015-06-16T14:06:11</dc:date><text:p text:style-name="P19"><text:span text:style-name="T22">do text if self.roadEquipments.__str__().count(u"'epuration'")</text:span></text:p></office:annotation><draw:control draw:control="control78" draw:style-name="gr1" draw:text-style-name="P20" draw:z-index="77" svg:height="0.399cm" svg:width="0.447cm" text:anchor-type="as-char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office:value-type="string" table:style-name="Tableau8.A1">
                  <text:p text:style-name="P10"><office:annotation><dc:creator>Ngaha </dc:creator><dc:date>2015-06-16T14:14:11</dc:date><text:p text:style-name="P19"><text:span text:style-name="T22">do text if not self.roadEquipments.__str__().count(u"'pascollecteeaux'")</text:span></text:p></office:annotation><draw:control draw:control="control74" draw:style-name="gr1" draw:text-style-name="P20" draw:z-index="73" svg:height="0.399cm" svg:width="0.447cm" text:anchor-type="as-char"/>pas d'égout</text:p>
                  <text:p text:style-name="P10"><office:annotation><dc:creator>Ngaha </dc:creator><dc:date>2015-06-16T14:13:36</dc:date><text:p text:style-name="P19"><text:span text:style-name="T22">do text if self.roadEquipments.__str__().count(u"'pascollecteeaux'")</text:span></text:p></office:annotation><draw:control draw:control="control75" draw:style-name="gr1" draw:text-style-name="P20" draw:z-index="74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2" table:style-name="Tableau8.A1">
                  <text:p text:style-name="P10"><draw:control draw:control="control79" draw:style-name="gr1" draw:text-style-name="P20" draw:z-index="78" svg:height="0.399cm" svg:width="0.447cm" text:anchor-type="as-char"/>autres égouttage existant : zone d'assainissement collectif au PASH</text:p>
                </table:table-cell>
                <table:covered-table-cell/>
                <table:table-cell office:value-type="string" table:style-name="Tableau8.A1">
                  <text:p text:style-name="P14"/>
                </table:table-cell>
              </table:table-row>
              <table:table-row>
                <table:table-cell office:value-type="string" table:number-columns-spanned="2" table:style-name="Tableau8.A1">
                  <text:p text:style-name="P10"><office:annotation><dc:creator>Ngaha </dc:creator><dc:date>2015-06-16T14:21:18</dc:date><text:p text:style-name="P19"><text:span text:style-name="T22">do text if not self.roadEquipments.__str__().count(u"'egoutsep'")</text:span></text:p></office:annotation><draw:control draw:control="control77" draw:style-name="gr1" draw:text-style-name="P20" draw:z-index="76" svg:height="0.399cm" svg:width="0.447cm" text:anchor-type="as-char"/>zone d'épuration individuelle au plan Communal Général d'égouttage</text:p>
                  <text:p text:style-name="P10"><office:annotation><dc:creator>Ngaha </dc:creator><dc:date>2015-06-16T14:20:25</dc:date><text:p text:style-name="P19"><text:span text:style-name="T22">do text if self.roadEquipments.__str__().count(u"'egoutsep'")</text:span></text:p></office:annotation><draw:control draw:control="control80" draw:style-name="gr1" draw:text-style-name="P20" draw:z-index="79" svg:height="0.399cm" svg:width="0.447cm" text:anchor-type="as-char"/>zone d'épuration individuelle au plan Communal Général d'égouttage</text:p>
                </table:table-cell>
                <table:covered-table-cell/>
                <table:table-cell office:value-type="string" table:style-name="Tableau8.A1">
                  <text:p text:style-name="P14"/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office:value-type="string" table:style-name="Tableau9.A1">
                  <text:p text:style-name="P10"><office:annotation><dc:creator>Ngaha </dc:creator><dc:date>2015-06-16T16:07:11</dc:date><text:p text:style-name="P19"><text:span text:style-name="T22">do text if not self.getValueForTemplate('solicitOpinionsTo').count('DGO1') &gt; 0</text:span></text:p></office:annotation><draw:control draw:control="control85" draw:style-name="gr1" draw:text-style-name="P20" draw:z-index="84" svg:height="0.399cm" svg:width="0.447cm" text:anchor-type="as-char"/>DGO1 (voirie régionale)</text:p>
                  <text:p text:style-name="P10"><office:annotation><dc:creator>Ngaha </dc:creator><dc:date>2015-06-16T16:07:35</dc:date><text:p text:style-name="P19"><text:span text:style-name="T22">do text if self.getValueForTemplate('solicitOpinionsTo').count('DGO1') &gt; 0</text:span></text:p></office:annotation><draw:control draw:control="control86" draw:style-name="gr1" draw:text-style-name="P20" draw:z-index="85" svg:height="0.399cm" svg:width="0.447cm" text:anchor-type="as-char"/>DGO1 (voirie régionale)</text:p>
                </table:table-cell>
                <table:table-cell office:value-type="string" table:style-name="Tableau9.A1">
                  <text:p text:style-name="P10"><office:annotation><dc:creator>Ngaha </dc:creator><dc:date>2015-06-16T16:09:01</dc:date><text:p text:style-name="P19"><text:span text:style-name="T22">do text if not self.getValueForTemplate('solicitOpinionsTo').count(u"Hainaut Ing\xe9nierie Technique") &gt; 0</text:span></text:p></office:annotation><draw:control draw:control="control83" draw:style-name="gr1" draw:text-style-name="P20" draw:z-index="82" svg:height="0.399cm" svg:width="0.447cm" text:anchor-type="as-char"/>Hainaut Ingénierie Technique </text:p>
                  <text:p text:style-name="P10"><office:annotation><dc:creator>Ngaha </dc:creator><dc:date>2015-06-16T16:09:51</dc:date><text:p text:style-name="P19"><text:span text:style-name="T22"><text:tab/></text:span><text:span text:style-name="T22">do text if self.getValueForTemplate('solicitOpinionsTo').count(u"Hainaut Ing\xe9nierie Technique") &gt; 0</text:span></text:p></office:annotation><draw:control draw:control="control84" draw:style-name="gr1" draw:text-style-name="P20" draw:z-index="83" svg:height="0.399cm" svg:width="0.447cm" text:anchor-type="as-char"/>Hainaut Ingénierie Technique </text:p>
                </table:table-cell>
                <table:table-cell office:value-type="string" table:style-name="Tableau9.A1">
                  <text:p text:style-name="P10"><office:annotation><dc:creator>Ngaha </dc:creator><dc:date>2015-06-16T15:30:58</dc:date><text:p text:style-name="P19"><text:span text:style-name="T22">do text if not self.getValueForTemplate('solicitOpinionsTo').count(u"Agriculture") &gt; 0</text:span></text:p></office:annotation><draw:control draw:control="control81" draw:style-name="gr1" draw:text-style-name="P20" draw:z-index="80" svg:height="0.399cm" svg:width="0.447cm" text:anchor-type="as-char"/> Agriculture</text:p>
                  <text:p text:style-name="P10"><office:annotation><dc:creator>Ngaha </dc:creator><dc:date>2015-06-16T15:32:18</dc:date><text:p text:style-name="P19"><text:span text:style-name="T22">do text if self.getValueForTemplate('solicitOpinionsTo').count(u"Agriculture") &gt; 0</text:span></text:p></office:annotation><draw:control draw:control="control82" draw:style-name="gr1" draw:text-style-name="P20" draw:z-index="81" svg:height="0.399cm" svg:width="0.447cm" text:anchor-type="as-char"/> Agriculture</text:p>
                </table:table-cell>
              </table:table-row>
              <table:table-row>
                <table:table-cell office:value-type="string" table:style-name="Tableau9.A1">
                  <text:p text:style-name="P10"><office:annotation><dc:creator>Ngaha </dc:creator><dc:date>2015-06-16T16:11:42</dc:date><text:p><text:span text:style-name="T22">do text if not self.getValueForTemplate('solicitOpinionsTo').count(u"Intercommunale") &gt; 0</text:span></text:p></office:annotation><draw:control draw:control="control91" draw:style-name="gr1" draw:text-style-name="P20" draw:z-index="90" svg:height="0.399cm" svg:width="0.447cm" text:anchor-type="as-char"/>Intercommunale</text:p>
                  <text:p text:style-name="P10"><office:annotation><dc:creator>Ngaha </dc:creator><dc:date>2015-06-16T16:11:54</dc:date><text:p><text:span text:style-name="T22">do text if self.getValueForTemplate('solicitOpinionsTo').count(u"Intercommunale") &gt; 0</text:span></text:p></office:annotation><draw:control draw:control="control92" draw:style-name="gr1" draw:text-style-name="P20" draw:z-index="91" svg:height="0.399cm" svg:width="0.447cm" text:anchor-type="as-char"/>Intercommunale</text:p>
                </table:table-cell>
                <table:table-cell office:value-type="string" table:style-name="Tableau9.A1">
                  <text:p text:style-name="P10"><office:annotation><dc:creator>Ngaha </dc:creator><dc:date>2015-06-16T16:12:31</dc:date><text:p><text:span text:style-name="T22">do text if not self.getValueForTemplate('solicitOpinionsTo').count(u"CRMSF") &gt; 0</text:span></text:p></office:annotation><draw:control draw:control="control89" draw:style-name="gr1" draw:text-style-name="P20" draw:z-index="88" svg:height="0.399cm" svg:width="0.447cm" text:anchor-type="as-char"/> CRMSF</text:p>
                  <text:p text:style-name="P10"><office:annotation><dc:creator>Ngaha </dc:creator><dc:date>2015-06-16T16:12:41</dc:date><text:p><text:span text:style-name="T22">do text if self.getValueForTemplate('solicitOpinionsTo').count(u"CRMSF") &gt; 0</text:span></text:p></office:annotation><draw:control draw:control="control90" draw:style-name="gr1" draw:text-style-name="P20" draw:z-index="89" svg:height="0.399cm" svg:width="0.447cm" text:anchor-type="as-char"/> CRMSF</text:p>
                </table:table-cell>
                <table:table-cell office:value-type="string" table:style-name="Tableau9.A1">
                  <text:p text:style-name="P10"><office:annotation><dc:creator>Ngaha </dc:creator><dc:date>2015-06-16T16:13:12</dc:date><text:p><text:span text:style-name="T22">do text if not self.getValueForTemplate('solicitOpinionsTo').count(u"Parc Naturel") &gt; 0</text:span></text:p></office:annotation><draw:control draw:control="control87" draw:style-name="gr1" draw:text-style-name="P20" draw:z-index="86" svg:height="0.399cm" svg:width="0.447cm" text:anchor-type="as-char"/>Parc naturel</text:p>
                  <text:p text:style-name="P10"><office:annotation><dc:creator>Ngaha </dc:creator><dc:date>2015-06-16T16:13:22</dc:date><text:p><text:span text:style-name="T22">do text if self.getValueForTemplate('solicitOpinionsTo').count(u"Parc Naturel") &gt; 0</text:span></text:p></office:annotation><draw:control draw:control="control88" draw:style-name="gr1" draw:text-style-name="P20" draw:z-index="87" svg:height="0.399cm" svg:width="0.447cm" text:anchor-type="as-char"/>Parc naturel</text:p>
                </table:table-cell>
              </table:table-row>
              <table:table-row>
                <table:table-cell office:value-type="string" table:style-name="Tableau9.A1">
                  <text:p text:style-name="P10"><office:annotation><dc:creator>Ngaha </dc:creator><dc:date>2015-06-16T15:45:18</dc:date><text:p><text:span text:style-name="T22">do text if not self.getValueForTemplate('solicitOpinionsTo').count(u"Service Incendie") &gt; 0</text:span></text:p></office:annotation><draw:control draw:control="control95" draw:style-name="gr1" draw:text-style-name="P20" draw:z-index="94" svg:height="0.399cm" svg:width="0.447cm" text:anchor-type="as-char"/>Service Incendie</text:p>
                  <text:p text:style-name="P10"><office:annotation><dc:creator>Ngaha </dc:creator><dc:date>2015-06-16T15:54:34</dc:date><text:p><text:span text:style-name="T22">do text if self.getValueForTemplate('solicitOpinionsTo').count(u"Service Incendie") &gt; 0</text:span></text:p></office:annotation><draw:control draw:control="control96" draw:style-name="gr1" draw:text-style-name="P20" draw:z-index="95" svg:height="0.399cm" svg:width="0.447cm" text:anchor-type="as-char"/>Service Incendie</text:p>
                </table:table-cell>
                <table:table-cell office:value-type="string" table:style-name="Tableau9.A1">
                  <text:p text:style-name="P10"><draw:control draw:control="control94" draw:style-name="gr1" draw:text-style-name="P20" draw:z-index="93" svg:height="0.399cm" svg:width="0.447cm" text:anchor-type="as-char"/></text:p>
                </table:table-cell>
                <table:table-cell office:value-type="string" table:style-name="Tableau9.A1">
                  <text:p text:style-name="P10"><draw:control draw:control="control93" draw:style-name="gr1" draw:text-style-name="P20" draw:z-index="92" svg:height="0.399cm" svg:width="0.447cm" text:anchor-type="as-char"/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9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7"><office:annotation><dc:creator>sde </dc:creator><dc:date>2011-08-04T13:57:24</dc:date><text:p text:style-name="P19"><text:span text:style-name="T24">do row for folderZoneValue in self.getValuesForTemplate('folderZone')</text:span></text:p></office:annotation><draw:control draw:control="control4" draw:style-name="gr1" draw:text-style-name="P20" draw:z-index="3" svg:height="0.399cm" svg:width="0.447cm" text:anchor-type="as-char"/></text:p>
                </table:table-cell>
                <table:table-cell office:value-type="string" table:style-name="Tableau12.A1">
                  <text:p text:style-name="P7"><text:text-input text:description="Bien-Parcelles">folderZoneValue</text:text-input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6">Bien classé ou assimilé</text:p>
          </table:table-cell>
          <table:table-cell office:value-type="string" table:number-columns-spanned="3" table:style-name="Tableau3.B2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10"><office:annotation><dc:creator>Ngaha </dc:creator><dc:date>2015-06-09T11:30:15</dc:date><text:p text:style-name="P19"><text:span text:style-name="T22">do text if not self.getValueForTemplate('protectedBuilding').count(u'class\xe9 ou assimil\xe9')</text:span></text:p></office:annotation><draw:control draw:control="control46" draw:style-name="gr1" draw:text-style-name="P20" draw:z-index="45" svg:height="0.399cm" svg:width="0.447cm" text:anchor-type="as-char"/>classé ou assimilé</text:p>
                  <text:p text:style-name="P10"><office:annotation><dc:creator>Ngaha </dc:creator><dc:date>2015-06-09T11:30:31</dc:date><text:p text:style-name="P19"><text:span text:style-name="T22">do text if self.getValueForTemplate('protectedBuilding').count(u'class\xe9 ou assimil\xe9')</text:span></text:p></office:annotation><draw:control draw:control="control50" draw:style-name="gr1" draw:text-style-name="P20" draw:z-index="49" svg:height="0.399cm" svg:width="0.447cm" text:anchor-type="as-char"/>classé ou assimilé</text:p>
                </table:table-cell>
                <table:table-cell office:value-type="string" table:style-name="Tableau4.A1">
                  <text:p text:style-name="P14"><office:annotation><dc:creator>Ngaha </dc:creator><dc:date>2015-06-09T11:31:08</dc:date><text:p text:style-name="P19"><text:span text:style-name="T22">do text if not self.getValueForTemplate('protectedBuilding').count(u'zone de protection')</text:span></text:p></office:annotation><draw:control draw:control="control47" draw:style-name="gr1" draw:text-style-name="P20" draw:z-index="46" svg:height="0.399cm" svg:width="0.447cm" text:anchor-type="as-char"/>zone de protection</text:p>
                  <text:p text:style-name="P14"><office:annotation><dc:creator>Ngaha </dc:creator><dc:date>2015-06-09T11:32:40</dc:date><text:p text:style-name="P19"><text:span text:style-name="T22">do text if self.getValueForTemplate('protectedBuilding').count(u'zone de protection')</text:span></text:p></office:annotation><draw:control draw:control="control51" draw:style-name="gr1" draw:text-style-name="P20" draw:z-index="50" svg:height="0.399cm" svg:width="0.447cm" text:anchor-type="as-char"/>zone de protection</text:p>
                </table:table-cell>
                <table:table-cell office:value-type="string" table:style-name="Tableau4.A1">
                  <text:p text:style-name="P14"><office:annotation><dc:creator>Ngaha </dc:creator><dc:date>2015-06-09T11:33:01</dc:date><text:p text:style-name="P19"><text:span text:style-name="T22">do text if not self.getValueForTemplate('protectedBuilding').count(u"repris \xe0 l'inventaire"</text:span><text:span text:style-name="T23">)</text:span></text:p></office:annotation><draw:control draw:control="control48" draw:style-name="gr1" draw:text-style-name="P20" draw:z-index="47" svg:height="0.399cm" svg:width="0.447cm" text:anchor-type="as-char"/>repris à l'inventaire</text:p>
                  <text:p text:style-name="P14"><office:annotation><dc:creator>Ngaha </dc:creator><dc:date>2015-06-09T11:34:20</dc:date><text:p text:style-name="P19"><text:span text:style-name="T22">do text if self.getValueForTemplate('protectedBuilding').count(u"repris \xe0 l'inventaire"</text:span><text:span text:style-name="T23">)</text:span></text:p></office:annotation><draw:control draw:control="control52" draw:style-name="gr1" draw:text-style-name="P20" draw:z-index="51" svg:height="0.399cm" svg:width="0.447cm" text:anchor-type="as-char"/>repris à l'inventaire</text:p>
                </table:table-cell>
                <table:table-cell office:value-type="string" table:style-name="Tableau4.A1">
                  <text:p text:style-name="P14"><office:annotation><dc:creator>Ngaha </dc:creator><dc:date>2015-06-09T11:34:36</dc:date><text:p text:style-name="P19"><text:span text:style-name="T22">do text if not self.getValueForTemplate('protectedBuilding').count(u"\xe0 l'Atlas arch\xe9ologique"</text:span><text:span text:style-name="T23">)</text:span></text:p></office:annotation><draw:control draw:control="control49" draw:style-name="gr1" draw:text-style-name="P20" draw:z-index="48" svg:height="0.399cm" svg:width="0.447cm" text:anchor-type="as-char"/>à l'Atlas archéologique</text:p>
                  <text:p text:style-name="P14"><office:annotation><dc:creator>Ngaha </dc:creator><dc:date>2015-06-09T11:35:34</dc:date><text:p text:style-name="P19"><text:span text:style-name="T22">do text if self.getValueForTemplate('protectedBuilding').count(u"\xe0 l'Atlas arch\xe9ologique"</text:span><text:span text:style-name="T23">)</text:span></text:p></office:annotation><draw:control draw:control="control53" draw:style-name="gr1" draw:text-style-name="P20" draw:z-index="52" svg:height="0.399cm" svg:width="0.447cm" text:anchor-type="as-char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ext:soft-page-break/>
        <table:table-row table:style-name="Tableau3.15">
          <table:table-cell office:value-type="string" table:style-name="Tableau3.A2">
            <text:p text:style-name="P6">Etude d'incidence ?</text:p>
          </table:table-cell>
          <table:table-cell office:value-type="string" table:number-columns-spanned="3" table:style-name="Tableau3.B2">
            <text:p text:style-name="P7"><office:annotation><dc:creator>Ngaha </dc:creator><dc:date>2015-06-16T16:27:23</dc:date><text:p text:style-name="P19"><text:span text:style-name="T21">do text if not self.impactStudy</text:span></text:p></office:annotation><draw:control draw:control="control20" draw:style-name="gr1" draw:text-style-name="P20" draw:z-index="19" svg:height="0.399cm" svg:width="0.447cm" text:anchor-type="as-char"/>oui (ne concerne PAS la notice dévaluation préalable des incidences, toujours nécessaire)</text:p>
            <text:p text:style-name="P7"><office:annotation><dc:creator>Ngaha </dc:creator><dc:date>2015-06-16T16:30:24</dc:date><text:p text:style-name="P19"><text:span text:style-name="T22">do text if self.impactStudy</text:span></text:p></office:annotation><draw:control draw:control="control97" draw:style-name="gr1" draw:text-style-name="P20" draw:z-index="9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2">
            <text:p text:style-name="P5">Rapport du collège</text:p>
          </table:table-cell>
          <table:table-cell office:value-type="string" table:number-columns-spanned="3" table:style-name="Tableau3.B2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>(suite au verso : <text:s/><draw:control draw:control="control98" draw:style-name="gr1" draw:text-style-name="P20" draw:z-index="97" svg:height="0.399cm" svg:width="0.447cm" text:anchor-type="as-char"/>oui)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5">Décision finale du collège</text:p>
          </table:table-cell>
          <table:table-cell office:value-type="string" table:number-columns-spanned="3" table:style-name="Tableau3.B2">
            <text:p text:style-name="P7"><text:s/><draw:control draw:control="control21" draw:style-name="gr1" draw:text-style-name="P20" draw:z-index="20" svg:height="0.399cm" svg:width="0.447cm" text:anchor-type="as-char"/>s'écartant de <text:span text:style-name="T5">l'</text:span><text:span text:style-name="T7">avis</text:span> du fonctionnaire délégué (!ne pas confondre avec une dérogation accordée par lui!)</text:p>
          </table:table-cell>
          <table:covered-table-cell/>
          <table:covered-table-cell/>
        </table:table-row>
      </table:table>
      <text:p text:style-name="UrbanBody_20_"><text:span text:style-name="T4">Envoyé le</text:span> <text:s text:c="31"/>(date réelle d’envoi, s-v-p)</text:p>
      <text:p text:style-name="UrbanBody_20_"/>
      <text:p text:style-name="P18">Le Directeur Général,<text:tab/><text:tab/><text:tab/><text:tab/><text:tab/><text:tab/>Le Bourgmestre et les membres du Collèg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Times New Roman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801cm" fo:margin-right="0.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6-06-22T16:05:32</dc:date>
    <meta:editing-duration>P3DT11H10M40S</meta:editing-duration>
    <meta:editing-cycles>521</meta:editing-cycles>
    <meta:generator>LibreOffice/3.5$Linux_X86_64 LibreOffice_project/350m1$Build-2</meta:generator>
    <dc:creator>Ngaha </dc:creator>
    <meta:document-statistic meta:table-count="10" meta:image-count="0" meta:object-count="0" meta:page-count="2" meta:paragraph-count="143" meta:word-count="759" meta:character-count="5043" meta:non-whitespace-character-count="4061"/>
  </office:meta>
</office:document-meta>
</file>